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0pt" fo:language="uk" fo:country="UA" fo:font-style="italic" fo:font-weight="bold" style:font-size-asian="10pt" style:font-style-asian="italic" style:font-weight-asian="bold" style:font-size-complex="10pt"/>
    </style:style>
    <style:style style:name="P2" style:family="paragraph" style:parent-style-name="Standard">
      <style:paragraph-properties fo:text-align="center" style:justify-single-word="false"/>
      <style:text-properties fo:font-size="10pt" fo:language="uk" fo:country="UA" fo:font-style="italic" fo:font-weight="bold" officeooo:paragraph-rsid="001d8126" style:font-size-asian="10pt" style:font-style-asian="italic" style:font-weight-asian="bold" style:font-size-complex="10pt"/>
    </style:style>
    <style:style style:name="P3" style:family="paragraph" style:parent-style-name="Standard">
      <style:text-properties fo:language="uk" fo:country="UA" fo:font-style="italic" style:font-style-asian="italic"/>
    </style:style>
    <style:style style:name="P4" style:family="paragraph" style:parent-style-name="Standard">
      <style:paragraph-properties fo:text-align="center" style:justify-single-word="false"/>
      <style:text-properties fo:font-size="18pt" fo:language="uk" fo:country="UA" fo:font-style="italic" fo:font-weight="bold" style:font-size-asian="18pt" style:font-style-asian="italic" style:font-weight-asian="bold" style:font-size-complex="18pt"/>
    </style:style>
    <style:style style:name="P5" style:family="paragraph" style:parent-style-name="Standard">
      <style:text-properties fo:font-size="18pt" fo:language="uk" fo:country="UA" fo:font-style="italic" style:font-size-asian="18pt" style:font-style-asian="italic" style:font-size-complex="18pt"/>
    </style:style>
    <style:style style:name="P6" style:family="paragraph" style:parent-style-name="Standard">
      <style:paragraph-properties fo:text-align="center" style:justify-single-word="false"/>
      <style:text-properties fo:font-size="18pt" fo:language="uk" fo:country="UA" officeooo:paragraph-rsid="001d8126" style:font-size-asian="18pt" style:font-size-complex="18pt"/>
    </style:style>
    <style:style style:name="P7" style:family="paragraph" style:parent-style-name="Standard">
      <style:paragraph-properties fo:margin-top="0.212cm" fo:margin-bottom="0cm" loext:contextual-spacing="false"/>
      <style:text-properties fo:font-size="11pt" fo:language="uk" fo:country="UA" fo:font-weight="bold" style:font-size-asian="11pt" style:font-weight-asian="bold" style:font-size-complex="11pt"/>
    </style:style>
    <style:style style:name="P8" style:family="paragraph" style:parent-style-name="Standard">
      <style:paragraph-properties fo:margin-top="0.212cm" fo:margin-bottom="0cm" loext:contextual-spacing="false" fo:text-align="justify" style:justify-single-word="false"/>
      <style:text-properties fo:font-size="11pt" fo:language="uk" fo:country="UA" fo:font-weight="bold" style:font-size-asian="11pt" style:font-weight-asian="bold" style:font-size-complex="11pt"/>
    </style:style>
    <style:style style:name="P9" style:family="paragraph" style:parent-style-name="Standard">
      <style:paragraph-properties fo:margin-top="0.212cm" fo:margin-bottom="0cm" loext:contextual-spacing="false" fo:text-align="justify" style:justify-single-word="false"/>
      <style:text-properties fo:language="uk" fo:country="UA"/>
    </style:style>
    <style:style style:name="P10" style:family="paragraph" style:parent-style-name="Standard">
      <style:paragraph-properties fo:margin-top="0.212cm" fo:margin-bottom="0cm" loext:contextual-spacing="false" fo:text-align="center" style:justify-single-word="false"/>
      <style:text-properties fo:language="uk" fo:country="UA" fo:font-weight="bold" style:font-weight-asian="bold" style:font-weight-complex="bold"/>
    </style:style>
    <style:style style:name="P11" style:family="paragraph" style:parent-style-name="Standard">
      <style:paragraph-properties fo:margin-top="0.212cm" fo:margin-bottom="0cm" loext:contextual-spacing="false" fo:text-align="center" style:justify-single-word="false"/>
      <style:text-properties fo:language="uk" fo:country="UA" style:font-weight-complex="bold"/>
    </style:style>
    <style:style style:name="P12" style:family="paragraph" style:parent-style-name="Standard">
      <style:paragraph-properties fo:margin-top="0.212cm" fo:margin-bottom="0cm" loext:contextual-spacing="false" fo:text-align="justify" style:justify-single-word="false"/>
      <style:text-properties fo:font-size="10pt" fo:language="uk" fo:country="UA" officeooo:rsid="00207915" officeooo:paragraph-rsid="0025e529" style:font-size-asian="10pt" style:font-size-complex="10pt" style:font-weight-complex="bold"/>
    </style:style>
    <style:style style:name="P13" style:family="paragraph" style:parent-style-name="Standard">
      <style:paragraph-properties fo:margin-top="0.212cm" fo:margin-bottom="0cm" loext:contextual-spacing="false" fo:text-align="justify" style:justify-single-word="false"/>
      <style:text-properties fo:font-size="10pt" fo:language="uk" fo:country="UA" officeooo:rsid="0025e529" officeooo:paragraph-rsid="0025e529" style:font-size-asian="10pt" style:font-size-complex="10pt" style:font-weight-complex="bold"/>
    </style:style>
    <style:style style:name="P14" style:family="paragraph" style:parent-style-name="Standard">
      <style:paragraph-properties fo:margin-top="0.212cm" fo:margin-bottom="0cm" loext:contextual-spacing="false" fo:text-align="center" style:justify-single-word="false"/>
      <style:text-properties fo:font-size="10pt" fo:language="uk" fo:country="UA" fo:font-style="italic" officeooo:rsid="001d8126" officeooo:paragraph-rsid="001d8126" style:font-size-asian="10pt" style:font-style-asian="italic" style:font-size-complex="10pt" style:font-style-complex="italic" style:font-weight-complex="bold"/>
    </style:style>
    <style:style style:name="P15" style:family="paragraph" style:parent-style-name="Standard">
      <style:paragraph-properties fo:margin-top="0.212cm" fo:margin-bottom="0cm" loext:contextual-spacing="false" fo:text-align="center" style:justify-single-word="false"/>
      <style:text-properties fo:font-size="10pt" fo:language="uk" fo:country="UA" fo:font-style="normal" fo:font-weight="bold" officeooo:rsid="00207915" officeooo:paragraph-rsid="00207915" style:font-size-asian="10pt" style:font-style-asian="normal" style:font-weight-asian="bold" style:font-size-complex="10pt" style:font-style-complex="normal" style:font-weight-complex="bold"/>
    </style:style>
    <style:style style:name="P16" style:family="paragraph" style:parent-style-name="Standard">
      <style:paragraph-properties fo:margin-top="0cm" fo:margin-bottom="0cm" loext:contextual-spacing="false"/>
      <style:text-properties fo:language="uk" fo:country="UA" officeooo:paragraph-rsid="001d8126"/>
    </style:style>
    <style:style style:name="P17" style:family="paragraph" style:parent-style-name="Standard">
      <style:paragraph-properties fo:margin-top="0cm" fo:margin-bottom="0cm" loext:contextual-spacing="false"/>
      <style:text-properties style:font-name="Times New Roman" fo:font-size="10pt" fo:language="uk" fo:country="UA" officeooo:paragraph-rsid="001d8126" style:font-size-asian="10pt" style:font-name-complex="Times New Roman1" style:font-size-complex="10pt"/>
    </style:style>
    <style:style style:name="P18" style:family="paragraph" style:parent-style-name="Standard">
      <style:paragraph-properties fo:margin-left="8.742cm" fo:margin-right="0cm" fo:margin-top="0cm" fo:margin-bottom="0cm" loext:contextual-spacing="false" fo:text-indent="1.249cm" style:auto-text-indent="false"/>
      <style:text-properties style:font-name="Times New Roman" fo:font-size="10pt" fo:language="uk" fo:country="UA" officeooo:paragraph-rsid="001d8126" style:font-size-asian="10pt" style:font-name-complex="Times New Roman1" style:font-size-complex="10pt"/>
    </style:style>
    <style:style style:name="P19" style:family="paragraph" style:parent-style-name="Standard">
      <style:paragraph-properties fo:margin-left="0cm" fo:margin-right="0cm" fo:margin-top="0cm" fo:margin-bottom="0cm" loext:contextual-spacing="false" fo:text-align="end" style:justify-single-word="false" fo:text-indent="8.892cm" style:auto-text-indent="false"/>
      <style:text-properties style:font-name="Times New Roman" fo:font-size="11pt" fo:language="uk" fo:country="UA" fo:font-weight="bold" officeooo:paragraph-rsid="001d8126" style:font-size-asian="11pt" style:font-weight-asian="bold" style:font-name-complex="Times New Roman1" style:font-size-complex="11pt"/>
    </style:style>
    <style:style style:name="P20" style:family="paragraph" style:parent-style-name="Standard">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2b51f" style:font-size-asian="10pt" style:font-style-asian="normal" style:font-weight-asian="bold" style:font-size-complex="10pt" style:font-style-complex="normal" style:font-weight-complex="bold"/>
    </style:style>
    <style:style style:name="P21" style:family="paragraph" style:parent-style-name="Standard">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30c11" style:font-size-asian="10pt" style:font-style-asian="normal" style:font-weight-asian="bold" style:font-size-complex="10pt" style:font-style-complex="normal" style:font-weight-complex="bold"/>
    </style:style>
    <style:style style:name="P22" style:family="paragraph" style:parent-style-name="Standard">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2b51f" style:font-size-asian="10pt" style:font-style-asian="normal" style:font-weight-asian="bold" style:font-size-complex="10pt" style:font-style-complex="normal" style:font-weight-complex="bold"/>
    </style:style>
    <style:style style:name="P23" style:family="paragraph" style:parent-style-name="Standard">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2b51f" style:font-size-asian="10pt" style:font-style-asian="normal" style:font-weight-asian="normal" style:font-size-complex="10pt" style:font-style-complex="normal" style:font-weight-complex="normal"/>
    </style:style>
    <style:style style:name="P24" style:family="paragraph" style:parent-style-name="Standard">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30c11"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left="0cm" fo:margin-right="0cm" fo:margin-top="0.21cm" fo:margin-bottom="0cm" loext:contextual-spacing="false" fo:orphans="2" fo:widows="2" fo:text-indent="0cm" style:auto-text-indent="false" style:writing-mode="lr-tb"/>
      <style:text-properties fo:font-variant="normal" fo:text-transform="none" fo:color="#000000" fo:font-size="10pt" fo:letter-spacing="normal" fo:font-style="normal" fo:font-weight="normal" style:font-size-asian="10pt" style:font-size-complex="10pt"/>
    </style:style>
    <style:style style:name="P26" style:family="paragraph" style:parent-style-name="Text_20_body">
      <style:paragraph-properties fo:margin-left="0cm" fo:margin-right="0cm" fo:margin-top="0.21cm" fo:margin-bottom="0cm" loext:contextual-spacing="false" fo:text-align="justify" style:justify-single-word="false" fo:orphans="2" fo:widows="2" fo:text-indent="0cm" style:auto-text-indent="false" style:writing-mode="lr-tb"/>
      <style:text-properties fo:color="#000000" fo:font-size="10pt" officeooo:paragraph-rsid="0056b1c7" style:font-size-asian="10pt" style:font-size-complex="10pt"/>
    </style:style>
    <style:style style:name="P27" style:family="paragraph" style:parent-style-name="Text_20_body">
      <style:paragraph-properties fo:margin-left="0.265cm" fo:margin-right="0cm" fo:margin-top="0.21cm" fo:margin-bottom="0cm" loext:contextual-spacing="false" fo:orphans="2" fo:widows="2" fo:text-indent="0cm" style:auto-text-indent="false" style:writing-mode="lr-tb"/>
      <style:text-properties fo:font-variant="normal" fo:text-transform="none" fo:color="#000000" fo:font-size="10pt" fo:letter-spacing="normal" fo:font-style="normal" fo:font-weight="normal" style:font-size-asian="10pt" style:font-size-complex="10pt"/>
    </style:style>
    <style:style style:name="P28" style:family="paragraph" style:parent-style-name="Text_20_body">
      <style:paragraph-properties fo:margin-left="0.265cm" fo:margin-right="0cm" fo:margin-top="0.21cm" fo:margin-bottom="0cm" loext:contextual-spacing="false" fo:text-align="justify" style:justify-single-word="false" fo:orphans="2" fo:widows="2" fo:text-indent="0cm" style:auto-text-indent="false" style:writing-mode="lr-tb"/>
      <style:text-properties fo:font-variant="normal" fo:text-transform="none" fo:color="#000000" fo:font-size="10pt" fo:letter-spacing="normal" fo:font-style="normal" fo:font-weight="normal" style:font-size-asian="10pt" style:font-size-complex="10pt"/>
    </style:style>
    <style:style style:name="P29" style:family="paragraph" style:parent-style-name="Standard">
      <style:paragraph-properties fo:margin-top="0.212cm" fo:margin-bottom="0.212cm" loext:contextual-spacing="false" fo:text-align="justify" style:justify-single-word="false"/>
      <style:text-properties officeooo:paragraph-rsid="0061328b"/>
    </style:style>
    <style:style style:name="P30" style:family="paragraph" style:parent-style-name="Standard">
      <style:paragraph-properties fo:margin-top="0.212cm" fo:margin-bottom="0.212cm" loext:contextual-spacing="false" fo:text-align="start" style:justify-single-word="false"/>
      <style:text-properties fo:font-style="italic" fo:font-weight="bold" officeooo:rsid="00614217" officeooo:paragraph-rsid="00614217" style:font-style-asian="italic" style:font-weight-asian="bold" style:font-style-complex="italic" style:font-weight-complex="bold"/>
    </style:style>
    <style:style style:name="P31" style:family="paragraph" style:parent-style-name="Standard">
      <style:paragraph-properties fo:margin-top="0.212cm" fo:margin-bottom="0.212cm" loext:contextual-spacing="false" fo:text-align="justify" style:justify-single-word="false"/>
      <style:text-properties fo:font-size="10pt" fo:language="uk" fo:country="UA" fo:font-style="normal" fo:font-weight="normal" officeooo:rsid="00604ad8" officeooo:paragraph-rsid="0061328b"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12cm" fo:margin-bottom="0.212cm" loext:contextual-spacing="false" fo:text-align="start" style:justify-single-word="false"/>
      <style:text-properties fo:font-size="10pt" fo:language="uk" fo:country="UA" fo:font-style="italic" fo:font-weight="bold" officeooo:rsid="00614217" officeooo:paragraph-rsid="00614217" style:font-size-asian="10pt" style:font-style-asian="italic" style:font-weight-asian="bold" style:font-size-complex="10pt" style:font-style-complex="italic" style:font-weight-complex="bold"/>
    </style:style>
    <style:style style:name="P33" style:family="paragraph" style:parent-style-name="Text_20_body_20_indent" style:list-style-name="L3">
      <style:paragraph-properties fo:margin-top="0.212cm" fo:margin-bottom="0cm" loext:contextual-spacing="false" fo:text-align="justify" style:justify-single-word="false"/>
      <style:text-properties fo:font-size="10pt" officeooo:paragraph-rsid="00573b94" style:font-size-asian="10pt" style:font-size-complex="10pt"/>
    </style:style>
    <style:style style:name="P34" style:family="paragraph" style:parent-style-name="Heading_20_1">
      <style:text-properties fo:font-size="18pt" fo:language="uk" fo:country="UA" fo:font-style="italic" style:font-size-asian="18pt" style:font-style-asian="italic" style:font-size-complex="18pt"/>
    </style:style>
    <style:style style:name="P35" style:family="paragraph" style:parent-style-name="Heading_20_1">
      <style:paragraph-properties fo:margin-top="0.212cm" fo:margin-bottom="0cm" loext:contextual-spacing="false"/>
      <style:text-properties fo:font-size="12pt" fo:language="uk" fo:country="UA" style:font-size-asian="12pt"/>
    </style:style>
    <style:style style:name="P36" style:family="paragraph" style:parent-style-name="Обычный_20__28_веб_29_" style:list-style-name="L3">
      <style:paragraph-properties fo:margin-top="0.21cm" fo:margin-bottom="0cm" loext:contextual-spacing="false" style:writing-mode="lr-tb"/>
      <style:text-properties officeooo:paragraph-rsid="0058efc2"/>
    </style:style>
    <style:style style:name="P37" style:family="paragraph" style:parent-style-name="Обычный_20__28_веб_29_" style:list-style-name="L3">
      <style:paragraph-properties fo:margin-top="0.21cm" fo:margin-bottom="0cm" loext:contextual-spacing="false" fo:text-align="justify" style:justify-single-word="false" style:writing-mode="lr-tb"/>
      <style:text-properties officeooo:paragraph-rsid="005b881d"/>
    </style:style>
    <style:style style:name="P38" style:family="paragraph" style:parent-style-name="Обычный_20__28_веб_29_" style:list-style-name="L3" style:master-page-name="">
      <loext:graphic-properties draw:fill="none"/>
      <style:paragraph-properties fo:margin-left="0cm" fo:margin-right="0cm" fo:margin-top="0.21cm" fo:margin-bottom="0cm" loext:contextual-spacing="false" fo:text-align="justify" style:justify-single-word="false" fo:orphans="2" fo:widows="2" fo:text-indent="0cm" style:auto-text-indent="false" style:page-number="auto" fo:background-color="transparent" style:writing-mode="lr-tb"/>
      <style:text-properties officeooo:paragraph-rsid="005b881d"/>
    </style:style>
    <style:style style:name="P39" style:family="paragraph" style:parent-style-name="Обычный_20__28_веб_29_"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officeooo:rsid="005b881d" officeooo:paragraph-rsid="005b881d" style:font-size-asian="10pt" style:font-size-complex="10pt"/>
    </style:style>
    <style:style style:name="P40" style:family="paragraph" style:parent-style-name="Standard" style:master-page-name="Standard">
      <style:paragraph-properties fo:margin-top="0cm" fo:margin-bottom="0cm" loext:contextual-spacing="false" style:page-number="auto"/>
      <style:text-properties style:font-name="Times New Roman" fo:font-size="10pt" fo:language="uk" fo:country="UA" fo:font-weight="bold" officeooo:paragraph-rsid="001d8126" style:font-size-asian="10pt" style:font-weight-asian="bold" style:font-name-complex="Times New Roman1" style:font-size-complex="10pt"/>
    </style:style>
    <style:style style:name="P41" style:family="paragraph" style:parent-style-name="Standard">
      <style:paragraph-properties fo:margin-top="0cm" fo:margin-bottom="0cm" loext:contextual-spacing="false" fo:text-align="center" style:justify-single-word="false" style:writing-mode="lr-tb"/>
      <style:text-properties fo:language="uk" fo:country="UA" style:font-weight-complex="bold"/>
    </style:style>
    <style:style style:name="P42"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70ce" officeooo:paragraph-rsid="002670ce" style:font-size-asian="10pt" style:font-style-asian="normal" style:font-weight-asian="bold" style:font-size-complex="10pt" style:font-style-complex="normal" style:font-weight-complex="bold"/>
    </style:style>
    <style:style style:name="P43"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26cb3b" style:font-size-asian="10pt" style:font-style-asian="normal" style:font-weight-asian="bold" style:font-size-complex="10pt" style:font-style-complex="normal" style:font-weight-complex="bold"/>
    </style:style>
    <style:style style:name="P44"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2ab704" style:font-size-asian="10pt" style:font-style-asian="normal" style:font-weight-asian="bold" style:font-size-complex="10pt" style:font-style-complex="normal" style:font-weight-complex="bold"/>
    </style:style>
    <style:style style:name="P45"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2d66c3" style:font-size-asian="10pt" style:font-style-asian="normal" style:font-weight-asian="bold" style:font-size-complex="10pt" style:font-style-complex="normal" style:font-weight-complex="bold"/>
    </style:style>
    <style:style style:name="P46"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2e2ed4" style:font-size-asian="10pt" style:font-style-asian="normal" style:font-weight-asian="bold" style:font-size-complex="10pt" style:font-style-complex="normal" style:font-weight-complex="bold"/>
    </style:style>
    <style:style style:name="P47"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2f12e2" style:font-size-asian="10pt" style:font-style-asian="normal" style:font-weight-asian="bold" style:font-size-complex="10pt" style:font-style-complex="normal" style:font-weight-complex="bold"/>
    </style:style>
    <style:style style:name="P48"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30b4f0" style:font-size-asian="10pt" style:font-style-asian="normal" style:font-weight-asian="bold" style:font-size-complex="10pt" style:font-style-complex="normal" style:font-weight-complex="bold"/>
    </style:style>
    <style:style style:name="P49"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313d0a" style:font-size-asian="10pt" style:font-style-asian="normal" style:font-weight-asian="bold" style:font-size-complex="10pt" style:font-style-complex="normal" style:font-weight-complex="bold"/>
    </style:style>
    <style:style style:name="P50" style:family="paragraph" style:parent-style-name="Standard" style:list-style-name="L1">
      <style:paragraph-properties fo:margin-top="0.212cm" fo:margin-bottom="0cm" loext:contextual-spacing="false" fo:text-align="justify" style:justify-single-word="false"/>
      <style:text-properties fo:font-size="10pt" fo:language="uk" fo:country="UA" fo:font-style="normal" fo:font-weight="bold" officeooo:rsid="0026cb3b" officeooo:paragraph-rsid="003311d2" style:font-size-asian="10pt" style:font-style-asian="normal" style:font-weight-asian="bold" style:font-size-complex="10pt" style:font-style-complex="normal" style:font-weight-complex="bold"/>
    </style:style>
    <style:style style:name="P51" style:family="paragraph" style:parent-style-name="Standard" style:list-style-name="L3">
      <style:paragraph-properties fo:margin-top="0.212cm" fo:margin-bottom="0cm" loext:contextual-spacing="false" fo:text-align="justify" style:justify-single-word="false"/>
      <style:text-properties fo:font-size="10pt" fo:language="uk" fo:country="UA" officeooo:paragraph-rsid="0056b1c7" style:font-size-asian="10pt" style:font-size-complex="10pt"/>
    </style:style>
    <style:style style:name="P52" style:family="paragraph" style:parent-style-name="Standard">
      <style:paragraph-properties fo:margin-top="0.212cm" fo:margin-bottom="0cm" loext:contextual-spacing="false" fo:text-align="center" style:justify-single-word="false"/>
      <style:text-properties fo:language="uk" fo:country="UA" style:font-weight-complex="bold"/>
    </style:style>
    <style:style style:name="P53" style:family="paragraph" style:parent-style-name="Standard" style:list-style-name="L3">
      <loext:graphic-properties draw:fill="none"/>
      <style:paragraph-properties fo:margin-top="0.212cm" fo:margin-bottom="0cm" loext:contextual-spacing="false" fo:text-align="justify" style:justify-single-word="false" fo:orphans="2" fo:widows="2" fo:background-color="transparent" style:writing-mode="lr-tb"/>
      <style:text-properties fo:font-size="10pt" fo:language="uk" fo:country="UA" fo:font-style="normal" fo:font-weight="normal" officeooo:rsid="0026cb3b" officeooo:paragraph-rsid="00430c11" style:font-size-asian="10pt" style:font-style-asian="normal" style:font-weight-asian="normal" style:font-size-complex="10pt" style:font-style-complex="normal" style:font-weight-complex="normal"/>
    </style:style>
    <style:style style:name="P54" style:family="paragraph" style:parent-style-name="Standard" style:list-style-name="L3">
      <loext:graphic-properties draw:fill="none"/>
      <style:paragraph-properties fo:margin-top="0.212cm" fo:margin-bottom="0cm" loext:contextual-spacing="false" fo:text-align="justify" style:justify-single-word="false" fo:orphans="2" fo:widows="2" fo:background-color="transparent" style:writing-mode="lr-tb"/>
      <style:text-properties fo:font-size="10pt" fo:language="uk" fo:country="UA" fo:font-style="normal" fo:font-weight="normal" officeooo:rsid="0026cb3b" officeooo:paragraph-rsid="0043481d" style:font-size-asian="10pt" style:font-style-asian="normal" style:font-weight-asian="normal" style:font-size-complex="10pt" style:font-style-complex="normal" style:font-weight-complex="normal"/>
    </style:style>
    <style:style style:name="P55" style:family="paragraph" style:parent-style-name="Standard" style:list-style-name="L3">
      <loext:graphic-properties draw:fill="none"/>
      <style:paragraph-properties fo:margin-top="0.212cm" fo:margin-bottom="0cm" loext:contextual-spacing="false" fo:text-align="justify" style:justify-single-word="false" fo:orphans="2" fo:widows="2" fo:background-color="transparent" style:writing-mode="lr-tb"/>
      <style:text-properties fo:font-size="10pt" fo:language="uk" fo:country="UA" fo:font-style="normal" fo:font-weight="normal" officeooo:rsid="0026cb3b" officeooo:paragraph-rsid="0056b1c7" style:font-size-asian="10pt" style:font-style-asian="normal" style:font-weight-asian="normal" style:font-size-complex="10pt" style:font-style-complex="normal" style:font-weight-complex="normal"/>
    </style:style>
    <style:style style:name="P56" style:family="paragraph" style:parent-style-name="Standard" style:list-style-name="L3">
      <loext:graphic-properties draw:fill="none"/>
      <style:paragraph-properties fo:margin-top="0.212cm" fo:margin-bottom="0cm" loext:contextual-spacing="false" fo:text-align="justify" style:justify-single-word="false" fo:orphans="2" fo:widows="2" fo:background-color="transparent" style:writing-mode="lr-tb"/>
      <style:text-properties fo:font-size="10pt" fo:language="uk" fo:country="UA" officeooo:paragraph-rsid="00573b94" style:font-size-asian="10pt" style:font-size-complex="10pt"/>
    </style:style>
    <style:style style:name="P57" style:family="paragraph" style:parent-style-name="Standard" style:list-style-name="L3">
      <loext:graphic-properties draw:fill="none"/>
      <style:paragraph-properties fo:margin-top="0.212cm" fo:margin-bottom="0cm" loext:contextual-spacing="false" fo:text-align="justify" style:justify-single-word="false" fo:orphans="2" fo:widows="2" fo:background-color="transparent" style:writing-mode="lr-tb"/>
      <style:text-properties officeooo:paragraph-rsid="0043481d"/>
    </style:style>
    <style:style style:name="P58" style:family="paragraph" style:parent-style-name="Standard" style:list-style-name="L1"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fo:font-style="normal" fo:font-weight="bold" officeooo:rsid="0026cb3b" officeooo:paragraph-rsid="003311d2" style:font-size-asian="10pt" style:font-style-asian="normal" style:font-weight-asian="bold" style:font-size-complex="10pt" style:font-style-complex="normal" style:font-weight-complex="bold"/>
    </style:style>
    <style:style style:name="P59" style:family="paragraph" style:parent-style-name="Standard" style:list-style-name="L3"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fo:font-style="normal" fo:font-weight="normal" officeooo:rsid="0026cb3b" officeooo:paragraph-rsid="0043481d" style:font-size-asian="10pt" style:font-style-asian="normal" style:font-weight-asian="normal" style:font-size-complex="10pt" style:font-style-complex="normal" style:font-weight-complex="normal"/>
    </style:style>
    <style:style style:name="P60" style:family="paragraph" style:parent-style-name="Standard" style:list-style-name="L3"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officeooo:paragraph-rsid="00573b94" style:font-size-asian="10pt" style:font-size-complex="10pt"/>
    </style:style>
    <style:style style:name="P61" style:family="paragraph" style:parent-style-name="Standard" style:list-style-name="L1"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language="uk" fo:country="UA" officeooo:paragraph-rsid="0033f55f"/>
    </style:style>
    <style:style style:name="P62" style:family="paragraph" style:parent-style-name="Standard" style:list-style-name="L3"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ab-stops>
          <style:tab-stop style:position="0cm"/>
        </style:tab-stops>
      </style:paragraph-properties>
      <style:text-properties officeooo:paragraph-rsid="0046806d"/>
    </style:style>
    <style:style style:name="P63" style:family="paragraph" style:parent-style-name="Standard" style:list-style-name="L3" style:master-page-name="">
      <loext:graphic-properties draw:fill="none"/>
      <style:paragraph-properties fo:margin-left="0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officeooo:paragraph-rsid="0056b1c7"/>
    </style:style>
    <style:style style:name="P64"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772e1" officeooo:paragraph-rsid="003311d2" style:font-size-asian="10pt" style:font-style-asian="normal" style:font-weight-asian="normal" style:font-size-complex="10pt" style:font-style-complex="normal" style:font-weight-complex="normal"/>
    </style:style>
    <style:style style:name="P65"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772e1" officeooo:paragraph-rsid="0033138f" style:font-size-asian="10pt" style:font-style-asian="normal" style:font-weight-asian="normal" style:font-size-complex="10pt" style:font-style-complex="normal" style:font-weight-complex="normal"/>
    </style:style>
    <style:style style:name="P66"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772e1" officeooo:paragraph-rsid="0034ac91" style:font-size-asian="10pt" style:font-style-asian="normal" style:font-weight-asian="normal" style:font-size-complex="10pt" style:font-style-complex="normal" style:font-weight-complex="normal"/>
    </style:style>
    <style:style style:name="P67"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3e7947" style:font-size-asian="10pt" style:font-style-asian="normal" style:font-weight-asian="normal" style:font-size-complex="10pt" style:font-style-complex="normal" style:font-weight-complex="normal"/>
    </style:style>
    <style:style style:name="P68"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3eba67" style:font-size-asian="10pt" style:font-style-asian="normal" style:font-weight-asian="normal" style:font-size-complex="10pt" style:font-style-complex="normal" style:font-weight-complex="normal"/>
    </style:style>
    <style:style style:name="P69"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3f7b99" style:font-size-asian="10pt" style:font-style-asian="normal" style:font-weight-asian="normal" style:font-size-complex="10pt" style:font-style-complex="normal" style:font-weight-complex="normal"/>
    </style:style>
    <style:style style:name="P70"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154b6" style:font-size-asian="10pt" style:font-style-asian="normal" style:font-weight-asian="normal" style:font-size-complex="10pt" style:font-style-complex="normal" style:font-weight-complex="normal"/>
    </style:style>
    <style:style style:name="P71"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3fa7c" style:font-size-asian="10pt" style:font-style-asian="normal" style:font-weight-asian="normal" style:font-size-complex="10pt" style:font-style-complex="normal" style:font-weight-complex="normal"/>
    </style:style>
    <style:style style:name="P72"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5118d" style:font-size-asian="10pt" style:font-style-asian="normal" style:font-weight-asian="normal" style:font-size-complex="10pt" style:font-style-complex="normal" style:font-weight-complex="normal"/>
    </style:style>
    <style:style style:name="P73"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4d8e38" style:font-size-asian="10pt" style:font-style-asian="normal" style:font-weight-asian="normal" style:font-size-complex="10pt" style:font-style-complex="normal" style:font-weight-complex="normal"/>
    </style:style>
    <style:style style:name="P74"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573b94" style:font-size-asian="10pt" style:font-style-asian="normal" style:font-weight-asian="normal" style:font-size-complex="10pt" style:font-style-complex="normal" style:font-weight-complex="normal"/>
    </style:style>
    <style:style style:name="P75"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3311d2" style:font-size-asian="10pt" style:font-style-asian="normal" style:font-weight-asian="bold" style:font-size-complex="10pt" style:font-style-complex="normal" style:font-weight-complex="bold"/>
    </style:style>
    <style:style style:name="P76"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5ccb55" style:font-size-asian="10pt" style:font-style-asian="normal" style:font-weight-asian="bold" style:font-size-complex="10pt" style:font-style-complex="normal" style:font-weight-complex="bold"/>
    </style:style>
    <style:style style:name="P77"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3e7947" style:font-size-asian="10pt" style:font-style-asian="normal" style:font-weight-asian="bold" style:font-size-complex="10pt" style:font-style-complex="normal" style:font-weight-complex="bold"/>
    </style:style>
    <style:style style:name="P78"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3eba67" style:font-size-asian="10pt" style:font-style-asian="normal" style:font-weight-asian="bold" style:font-size-complex="10pt" style:font-style-complex="normal" style:font-weight-complex="bold"/>
    </style:style>
    <style:style style:name="P79"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3f7b99" style:font-size-asian="10pt" style:font-style-asian="normal" style:font-weight-asian="bold" style:font-size-complex="10pt" style:font-style-complex="normal" style:font-weight-complex="bold"/>
    </style:style>
    <style:style style:name="P80"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154b6" style:font-size-asian="10pt" style:font-style-asian="normal" style:font-weight-asian="bold" style:font-size-complex="10pt" style:font-style-complex="normal" style:font-weight-complex="bold"/>
    </style:style>
    <style:style style:name="P81" style:family="paragraph" style:parent-style-name="Standard" style:list-style-name="L1">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3e7947" style:font-size-asian="10pt" style:font-style-asian="normal" style:font-weight-asian="bold" style:font-size-complex="10pt" style:font-style-complex="normal" style:font-weight-complex="bold"/>
    </style:style>
    <style:style style:name="P82" style:family="paragraph" style:parent-style-name="Standard" style:list-style-name="L3">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3481d" style:font-size-asian="10pt" style:font-style-asian="normal" style:font-weight-asian="bold" style:font-size-complex="10pt" style:font-style-complex="normal" style:font-weight-complex="bold"/>
    </style:style>
    <style:style style:name="P83" style:family="paragraph" style:parent-style-name="Standard" style:list-style-name="L3">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6806d" style:font-size-asian="10pt" style:font-style-asian="normal" style:font-weight-asian="bold" style:font-size-complex="10pt" style:font-style-complex="normal" style:font-weight-complex="bold"/>
    </style:style>
    <style:style style:name="P84" style:family="paragraph" style:parent-style-name="Standard" style:list-style-name="L3">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4d8e38" style:font-size-asian="10pt" style:font-style-asian="normal" style:font-weight-asian="bold" style:font-size-complex="10pt" style:font-style-complex="normal" style:font-weight-complex="bold"/>
    </style:style>
    <style:style style:name="P85" style:family="paragraph" style:parent-style-name="Standard" style:list-style-name="L1">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772e1" officeooo:paragraph-rsid="0033138f" style:font-size-asian="10pt" style:font-style-asian="normal" style:font-weight-asian="bold" style:font-size-complex="10pt" style:font-style-complex="normal" style:font-weight-complex="bold"/>
    </style:style>
    <style:style style:name="P86"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34ac91" style:font-size-asian="10pt" style:font-size-complex="10pt"/>
    </style:style>
    <style:style style:name="P87"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6b1c7" style:font-size-asian="10pt" style:font-size-complex="10pt"/>
    </style:style>
    <style:style style:name="P88"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6d919" style:font-size-asian="10pt" style:font-size-complex="10pt"/>
    </style:style>
    <style:style style:name="P89"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73b94" style:font-size-asian="10pt" style:font-size-complex="10pt"/>
    </style:style>
    <style:style style:name="P90"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font-style="normal" fo:font-weight="normal" officeooo:paragraph-rsid="00615d60"/>
    </style:style>
    <style:style style:name="P91"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3f55f"/>
    </style:style>
    <style:style style:name="P92"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4ac91"/>
    </style:style>
    <style:style style:name="P93"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52a04"/>
    </style:style>
    <style:style style:name="P94"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70b9e"/>
    </style:style>
    <style:style style:name="P95"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e7947"/>
    </style:style>
    <style:style style:name="P96" style:family="paragraph" style:parent-style-name="Standard" style:list-style-name="L1">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73130"/>
    </style:style>
    <style:style style:name="P97" style:family="paragraph" style:parent-style-name="Standard" style:list-style-name="L2">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8c006"/>
    </style:style>
    <style:style style:name="P98"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45118d"/>
    </style:style>
    <style:style style:name="P99"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4a0fc1"/>
    </style:style>
    <style:style style:name="P100"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4bee23"/>
    </style:style>
    <style:style style:name="P101"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4d8e38"/>
    </style:style>
    <style:style style:name="P102"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56b1c7"/>
    </style:style>
    <style:style style:name="P103"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officeooo:paragraph-rsid="00573b94"/>
    </style:style>
    <style:style style:name="P104"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ab-stops>
          <style:tab-stop style:position="0cm"/>
        </style:tab-stops>
      </style:paragraph-properties>
      <style:text-properties officeooo:paragraph-rsid="0046806d"/>
    </style:style>
    <style:style style:name="P105" style:family="paragraph" style:parent-style-name="Standard" style:list-style-name="L3">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officeooo:paragraph-rsid="0045118d"/>
    </style:style>
    <style:style style:name="P106" style:family="paragraph" style:parent-style-name="Standard" style:list-style-name="L3">
      <loext:graphic-properties draw:fill="none"/>
      <style:paragraph-properties fo:margin-left="0cm" fo:margin-right="0cm" fo:margin-top="0.212cm" fo:margin-bottom="0cm" loext:contextual-spacing="false" fo:text-align="justify" style:justify-single-word="false" fo:orphans="2" fo:widows="2" fo:text-indent="0cm" style:auto-text-indent="false" fo:background-color="transparent" style:writing-mode="lr-tb"/>
      <style:text-properties fo:color="#000000" fo:font-size="10pt" fo:language="uk" fo:country="UA" fo:font-style="normal" fo:font-weight="normal" officeooo:rsid="0026cb3b" officeooo:paragraph-rsid="0056b1c7" style:font-size-asian="10pt" style:font-style-asian="normal" style:font-weight-asian="normal" style:font-size-complex="10pt" style:font-style-complex="normal" style:font-weight-complex="normal"/>
    </style:style>
    <style:style style:name="P107" style:family="paragraph" style:parent-style-name="Standard" style:list-style-name="L3">
      <loext:graphic-properties draw:fill="none"/>
      <style:paragraph-properties fo:margin-left="0cm" fo:margin-right="0cm" fo:margin-top="0.212cm" fo:margin-bottom="0cm" loext:contextual-spacing="false" fo:text-align="center" style:justify-single-word="false" fo:orphans="2" fo:widows="2" fo:text-indent="0cm" style:auto-text-indent="false" fo:background-color="transparent" style:writing-mode="lr-tb"/>
      <style:text-properties fo:font-weight="bold" officeooo:paragraph-rsid="00573b94" style:font-weight-asian="bold" style:font-weight-complex="bold"/>
    </style:style>
    <style:style style:name="P108" style:family="paragraph" style:parent-style-name="Standard" style:list-style-name="L3" style:master-page-name="">
      <loext:graphic-properties draw:fill="none"/>
      <style:paragraph-properties fo:margin-left="0cm" fo:margin-right="0cm" fo:margin-top="0.21cm" fo:margin-bottom="0cm" loext:contextual-spacing="false" fo:text-align="justify" style:justify-single-word="false" fo:orphans="2" fo:widows="2" fo:text-indent="0cm" style:auto-text-indent="false" style:page-number="auto" fo:background-color="transparent" style:writing-mode="lr-tb"/>
      <style:text-properties officeooo:paragraph-rsid="0043fa7c"/>
    </style:style>
    <style:style style:name="P109" style:family="paragraph" style:parent-style-name="Standard" style:list-style-name="L3" style:master-page-name="">
      <loext:graphic-properties draw:fill="none"/>
      <style:paragraph-properties fo:margin-left="0cm" fo:margin-right="0cm" fo:margin-top="0.21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officeooo:paragraph-rsid="0058efc2" style:font-size-asian="10pt" style:font-size-complex="10pt"/>
    </style:style>
    <style:style style:name="P110" style:family="paragraph" style:parent-style-name="Standard" style:list-style-name="L3" style:master-page-name="">
      <loext:graphic-properties draw:fill="none"/>
      <style:paragraph-properties fo:margin-left="0cm" fo:margin-right="0cm" fo:margin-top="0.21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officeooo:paragraph-rsid="0059098a" style:font-size-asian="10pt" style:font-size-complex="10pt"/>
    </style:style>
    <style:style style:name="P111" style:family="paragraph" style:parent-style-name="Standard" style:list-style-name="L3" style:master-page-name="">
      <loext:graphic-properties draw:fill="none"/>
      <style:paragraph-properties fo:margin-left="0cm" fo:margin-right="0cm" fo:margin-top="0.21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officeooo:paragraph-rsid="005b881d" style:font-size-asian="10pt" style:font-size-complex="10pt"/>
    </style:style>
    <style:style style:name="P112"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officeooo:paragraph-rsid="00567fe8"/>
    </style:style>
    <style:style style:name="P113"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officeooo:paragraph-rsid="0058efc2"/>
    </style:style>
    <style:style style:name="P114"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officeooo:paragraph-rsid="005b881d"/>
    </style:style>
    <style:style style:name="P115"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officeooo:paragraph-rsid="00604ad8"/>
    </style:style>
    <style:style style:name="P116"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color="#000000" fo:font-size="10pt" officeooo:paragraph-rsid="00567fe8" style:font-size-asian="10pt" style:font-size-complex="10pt"/>
    </style:style>
    <style:style style:name="P117" style:family="paragraph" style:parent-style-name="Standard" style:list-style-name="L3">
      <loext:graphic-properties draw:fill="none"/>
      <style:paragraph-properties fo:margin-left="0cm" fo:margin-right="0cm" fo:margin-top="0.21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58efc2" style:font-size-asian="10pt" style:font-style-asian="normal" style:font-weight-asian="bold" style:font-size-complex="10pt" style:font-style-complex="normal" style:font-weight-complex="bold"/>
    </style:style>
    <style:style style:name="P118" style:family="paragraph" style:parent-style-name="Standard" style:list-style-name="L3">
      <loext:graphic-properties draw:fill="none"/>
      <style:paragraph-properties fo:margin-left="0cm" fo:margin-right="0cm" fo:margin-top="0.21cm" fo:margin-bottom="0cm" loext:contextual-spacing="false" fo:text-align="center" style:justify-single-word="false" fo:orphans="2" fo:widows="2" fo:text-indent="0cm" style:auto-text-indent="false" fo:background-color="transparent" style:writing-mode="lr-tb"/>
      <style:text-properties fo:font-size="10pt" fo:language="uk" fo:country="UA" fo:font-style="normal" fo:font-weight="bold" officeooo:rsid="0026cb3b" officeooo:paragraph-rsid="005bba4c" style:font-size-asian="10pt" style:font-style-asian="normal" style:font-weight-asian="bold" style:font-size-complex="10pt" style:font-style-complex="normal" style:font-weight-complex="bold"/>
    </style:style>
    <style:style style:name="P119"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fo:language="uk" fo:country="UA" fo:font-style="normal" fo:font-weight="normal" officeooo:rsid="0026cb3b" officeooo:paragraph-rsid="005bba4c" style:font-size-asian="10pt" style:font-style-asian="normal" style:font-weight-asian="normal" style:font-size-complex="10pt" style:font-style-complex="normal" style:font-weight-complex="normal"/>
    </style:style>
    <style:style style:name="P120"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8efc2" style:font-size-asian="10pt" style:font-size-complex="10pt"/>
    </style:style>
    <style:style style:name="P121"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a2ca5" style:font-size-asian="10pt" style:font-size-complex="10pt"/>
    </style:style>
    <style:style style:name="P122"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b881d" style:font-size-asian="10pt" style:font-size-complex="10pt"/>
    </style:style>
    <style:style style:name="P123" style:family="paragraph" style:parent-style-name="Standard" style:list-style-name="L3">
      <loext:graphic-properties draw:fill="none"/>
      <style:paragraph-properties fo:margin-left="0cm" fo:margin-right="0cm" fo:margin-top="0.21cm" fo:margin-bottom="0cm" loext:contextual-spacing="false" fo:text-align="justify" style:justify-single-word="false" fo:orphans="2" fo:widows="2" fo:text-indent="0cm" style:auto-text-indent="false" fo:background-color="transparent" style:writing-mode="lr-tb"/>
      <style:text-properties fo:font-size="10pt" fo:language="uk" fo:country="UA" officeooo:paragraph-rsid="005a2ca5" fo:background-color="transparent" style:font-size-asian="10pt" style:font-size-complex="10pt"/>
    </style:style>
    <style:style style:name="P124" style:family="paragraph" style:parent-style-name="Standard" style:list-style-name="L3">
      <loext:graphic-properties draw:fill="none"/>
      <style:paragraph-properties fo:margin-left="0cm" fo:margin-right="0cm" fo:margin-top="0.21cm" fo:margin-bottom="0cm" loext:contextual-spacing="false" fo:text-align="center" style:justify-single-word="false" fo:orphans="2" fo:widows="2" fo:text-indent="0cm" style:auto-text-indent="false" fo:background-color="transparent" style:writing-mode="lr-tb"/>
      <style:text-properties officeooo:paragraph-rsid="00604ad8"/>
    </style:style>
    <style:style style:name="P125" style:family="paragraph" style:parent-style-name="Standard" style:list-style-name="L3" style:master-page-name="">
      <loext:graphic-properties draw:fill="none"/>
      <style:paragraph-properties fo:margin-left="0cm" fo:margin-right="0cm" fo:margin-top="0.212cm" fo:margin-bottom="0.212cm" loext:contextual-spacing="false" fo:text-align="justify" style:justify-single-word="false" fo:orphans="2" fo:widows="2" fo:text-indent="0cm" style:auto-text-indent="false" style:page-number="auto" fo:background-color="transparent" style:writing-mode="lr-tb"/>
      <style:text-properties fo:font-size="10pt" fo:language="uk" fo:country="UA" fo:font-weight="normal" officeooo:paragraph-rsid="00604ad8" style:font-size-asian="10pt" style:font-weight-asian="normal" style:font-size-complex="10pt" style:font-weight-complex="normal"/>
    </style:style>
    <style:style style:name="P126" style:family="paragraph" style:parent-style-name="Standard" style:list-style-name="L1" style:master-page-name="">
      <loext:graphic-properties draw:fill="none"/>
      <style:paragraph-properties fo:margin-left="1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fo:font-style="italic" fo:font-weight="normal" officeooo:rsid="002772e1" officeooo:paragraph-rsid="0033138f" style:font-size-asian="10pt" style:font-style-asian="italic" style:font-weight-asian="normal" style:font-size-complex="10pt" style:font-style-complex="italic" style:font-weight-complex="normal"/>
    </style:style>
    <style:style style:name="P127" style:family="paragraph" style:parent-style-name="Standard" style:list-style-name="L2" style:master-page-name="">
      <loext:graphic-properties draw:fill="none"/>
      <style:paragraph-properties fo:margin-left="1cm" fo:margin-right="0cm" fo:margin-top="0.212cm" fo:margin-bottom="0cm" loext:contextual-spacing="false" fo:text-align="justify" style:justify-single-word="false" fo:orphans="2" fo:widows="2" fo:text-indent="0cm" style:auto-text-indent="false" style:page-number="auto" fo:background-color="transparent" style:writing-mode="lr-tb"/>
      <style:text-properties fo:font-size="10pt" fo:language="uk" fo:country="UA" fo:font-style="normal" fo:font-weight="normal" officeooo:rsid="002772e1" officeooo:paragraph-rsid="00373130" style:font-size-asian="10pt" style:font-style-asian="normal" style:font-weight-asian="normal" style:font-size-complex="10pt" style:font-style-complex="normal" style:font-weight-complex="normal"/>
    </style:style>
    <style:style style:name="P128" style:family="paragraph" style:parent-style-name="Standard" style:list-style-name="L1">
      <loext:graphic-properties draw:fill="none"/>
      <style:paragraph-properties fo:margin-left="1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italic" fo:font-weight="normal" officeooo:rsid="002772e1" officeooo:paragraph-rsid="0033138f" style:font-size-asian="10pt" style:font-style-asian="italic" style:font-weight-asian="normal" style:font-size-complex="10pt" style:font-style-complex="italic" style:font-weight-complex="normal"/>
    </style:style>
    <style:style style:name="P129" style:family="paragraph" style:parent-style-name="Standard" style:list-style-name="L1">
      <loext:graphic-properties draw:fill="none"/>
      <style:paragraph-properties fo:margin-left="1cm" fo:margin-right="0cm" fo:margin-top="0.212cm" fo:margin-bottom="0cm" loext:contextual-spacing="false" fo:text-align="justify" style:justify-single-word="false" fo:orphans="2" fo:widows="2" fo:text-indent="0cm" style:auto-text-indent="false" fo:background-color="transparent" style:writing-mode="lr-tb"/>
      <style:text-properties fo:font-size="10pt" fo:language="uk" fo:country="UA" fo:font-style="italic" fo:font-weight="normal" officeooo:rsid="002772e1" officeooo:paragraph-rsid="0033f55f" style:font-size-asian="10pt" style:font-style-asian="italic" style:font-weight-asian="normal" style:font-size-complex="10pt" style:font-style-complex="italic" style:font-weight-complex="normal"/>
    </style:style>
    <style:style style:name="P130" style:family="paragraph" style:parent-style-name="Standard" style:list-style-name="L2">
      <loext:graphic-properties draw:fill="none"/>
      <style:paragraph-properties fo:margin-left="1cm" fo:margin-right="0cm" fo:margin-top="0.212cm" fo:margin-bottom="0cm" loext:contextual-spacing="false" fo:text-align="justify" style:justify-single-word="false" fo:orphans="2" fo:widows="2" fo:text-indent="0cm" style:auto-text-indent="false" fo:background-color="transparent" style:writing-mode="lr-tb"/>
      <style:text-properties fo:language="uk" fo:country="UA" officeooo:paragraph-rsid="00373130"/>
    </style:style>
    <style:style style:name="P131" style:family="paragraph" style:parent-style-name="Standard" style:list-style-name="L3">
      <loext:graphic-properties draw:fill="none"/>
      <style:paragraph-properties fo:margin-top="0.21cm" fo:margin-bottom="0cm" loext:contextual-spacing="false" fo:text-align="justify" style:justify-single-word="false" fo:orphans="2" fo:widows="2" fo:background-color="transparent" style:writing-mode="lr-tb"/>
      <style:text-properties fo:font-size="10pt" fo:language="uk" fo:country="UA" fo:font-style="normal" fo:font-weight="normal" officeooo:rsid="0026cb3b" officeooo:paragraph-rsid="0043481d" style:font-size-asian="10pt" style:font-style-asian="normal" style:font-weight-asian="normal" style:font-size-complex="10pt" style:font-style-complex="normal" style:font-weight-complex="normal"/>
    </style:style>
    <style:style style:name="P132" style:family="paragraph" style:parent-style-name="Standard" style:list-style-name="L3">
      <style:paragraph-properties fo:margin-top="0.21cm" fo:margin-bottom="0cm" loext:contextual-spacing="false" fo:text-align="justify" style:justify-single-word="false" style:writing-mode="lr-tb"/>
      <style:text-properties fo:font-size="10pt" fo:language="uk" fo:country="UA" officeooo:paragraph-rsid="0058efc2" style:font-size-asian="10pt" style:font-size-complex="10pt"/>
    </style:style>
    <style:style style:name="P133" style:family="paragraph" style:parent-style-name="Standard" style:list-style-name="L3">
      <style:paragraph-properties fo:margin-top="0.21cm" fo:margin-bottom="0cm" loext:contextual-spacing="false" fo:text-align="justify" style:justify-single-word="false" style:writing-mode="lr-tb"/>
      <style:text-properties fo:font-size="10pt" fo:language="uk" fo:country="UA" officeooo:paragraph-rsid="0059098a" style:font-size-asian="10pt" style:font-size-complex="10pt"/>
    </style:style>
    <style:style style:name="P134" style:family="paragraph" style:parent-style-name="Standard" style:list-style-name="L3">
      <style:paragraph-properties fo:margin-top="0.21cm" fo:margin-bottom="0cm" loext:contextual-spacing="false" fo:text-align="justify" style:justify-single-word="false" style:writing-mode="lr-tb"/>
      <style:text-properties fo:font-size="10pt" fo:language="uk" fo:country="UA" officeooo:paragraph-rsid="005a2ca5" style:font-size-asian="10pt" style:font-size-complex="10pt"/>
    </style:style>
    <style:style style:name="P135" style:family="paragraph" style:parent-style-name="Standard" style:list-style-name="L3">
      <loext:graphic-properties draw:fill="none"/>
      <style:paragraph-properties fo:margin-top="0.21cm" fo:margin-bottom="0cm" loext:contextual-spacing="false" fo:text-align="justify" style:justify-single-word="false" fo:orphans="2" fo:widows="2" fo:background-color="transparent" style:writing-mode="lr-tb"/>
      <style:text-properties fo:font-size="10pt" fo:language="uk" fo:country="UA" officeooo:paragraph-rsid="005b881d" style:font-size-asian="10pt" style:font-size-complex="10pt"/>
    </style:style>
    <style:style style:name="P136" style:family="paragraph" style:parent-style-name="Standard" style:list-style-name="L3">
      <style:paragraph-properties fo:margin-top="0.21cm" fo:margin-bottom="0cm" loext:contextual-spacing="false" fo:text-align="justify" style:justify-single-word="false" style:writing-mode="lr-tb"/>
      <style:text-properties officeooo:paragraph-rsid="0058efc2"/>
    </style:style>
    <style:style style:name="P137" style:family="paragraph" style:parent-style-name="Standard" style:list-style-name="L3">
      <style:paragraph-properties fo:margin-top="0.212cm" fo:margin-bottom="0.212cm" loext:contextual-spacing="false" fo:text-align="justify" style:justify-single-word="false"/>
      <style:text-properties fo:font-size="10pt" fo:language="uk" fo:country="UA" officeooo:paragraph-rsid="00604ad8" style:font-size-asian="10pt" style:font-size-complex="10pt"/>
    </style:style>
    <style:style style:name="P138" style:family="paragraph" style:parent-style-name="Standard">
      <style:paragraph-properties fo:margin-left="8.742cm" fo:margin-right="0cm" fo:margin-top="0cm" fo:margin-bottom="0cm" loext:contextual-spacing="false" fo:text-indent="1.249cm" style:auto-text-indent="false"/>
      <style:text-properties fo:language="uk" fo:country="UA" officeooo:paragraph-rsid="001d8126"/>
    </style:style>
    <style:style style:name="P139" style:family="paragraph" style:parent-style-name="Standard">
      <style:paragraph-properties fo:margin-left="8.742cm" fo:margin-right="0cm" fo:margin-top="0cm" fo:margin-bottom="0cm" loext:contextual-spacing="false" fo:text-indent="1.249cm" style:auto-text-indent="false"/>
      <style:text-properties fo:language="uk" fo:country="UA" officeooo:rsid="00646824" officeooo:paragraph-rsid="00646824"/>
    </style:style>
    <style:style style:name="P140" style:family="paragraph" style:parent-style-name="Standard">
      <style:paragraph-properties fo:margin-left="8.742cm" fo:margin-right="0cm" fo:margin-top="0cm" fo:margin-bottom="0cm" loext:contextual-spacing="false" fo:text-indent="0cm" style:auto-text-indent="false"/>
      <style:text-properties fo:language="uk" fo:country="UA" officeooo:rsid="00646824" officeooo:paragraph-rsid="00646824"/>
    </style:style>
    <style:style style:name="P141" style:family="paragraph" style:parent-style-name="Standard">
      <style:paragraph-properties fo:margin-left="8.742cm" fo:margin-right="0cm" fo:margin-top="0cm" fo:margin-bottom="0cm" loext:contextual-spacing="false" fo:text-indent="0cm" style:auto-text-indent="false"/>
      <style:text-properties fo:language="uk" fo:country="UA" fo:font-style="italic" fo:font-weight="bold" officeooo:rsid="00646824" officeooo:paragraph-rsid="00646824" style:font-style-asian="italic" style:font-weight-asian="bold" style:font-style-complex="italic" style:font-weight-complex="bold"/>
    </style:style>
    <style:style style:name="P142" style:family="paragraph" style:parent-style-name="Text_20_body" style:list-style-name="L3">
      <style:paragraph-properties fo:margin-top="0.21cm" fo:margin-bottom="0cm" loext:contextual-spacing="false" fo:orphans="2" fo:widows="2" style:writing-mode="lr-tb"/>
      <style:text-properties officeooo:paragraph-rsid="00567fe8"/>
    </style:style>
    <style:style style:name="P143" style:family="paragraph" style:parent-style-name="Footer">
      <style:paragraph-properties fo:text-align="end" style:justify-single-word="false"/>
      <style:text-properties fo:font-size="8pt" style:font-size-asian="8pt" style:font-size-complex="8pt"/>
    </style:style>
    <style:style style:name="T1" style:family="text">
      <style:text-properties fo:language="uk" fo:country="UA" fo:font-style="normal" fo:font-weight="normal" officeooo:rsid="00567fe8" style:font-style-asian="normal" style:font-weight-asian="normal" style:font-style-complex="normal" style:font-weight-complex="normal"/>
    </style:style>
    <style:style style:name="T2" style:family="text">
      <style:text-properties fo:language="uk" fo:country="UA" fo:font-style="normal" fo:font-weight="normal" officeooo:rsid="0026cb3b" style:font-style-asian="normal" style:font-weight-asian="normal" style:font-style-complex="normal" style:font-weight-complex="normal"/>
    </style:style>
    <style:style style:name="T3" style:family="text">
      <style:text-properties fo:language="uk" fo:country="UA" officeooo:rsid="0026cb3b" fo:background-color="#fff200" loext:char-shading-value="0" style:font-size-asian="10pt" style:font-style-asian="normal" style:font-weight-asian="normal" style:font-size-complex="10pt" style:font-style-complex="normal" style:font-weight-complex="normal"/>
    </style:style>
    <style:style style:name="T4" style:family="text">
      <style:text-properties fo:font-size="10pt" fo:language="uk" fo:country="UA" style:font-size-asian="10pt" style:font-size-complex="10pt"/>
    </style:style>
    <style:style style:name="T5" style:family="text">
      <style:text-properties fo:font-size="10pt" fo:language="uk" fo:country="UA" officeooo:rsid="0046806d" style:font-size-asian="10pt" style:font-size-complex="10pt"/>
    </style:style>
    <style:style style:name="T6" style:family="text">
      <style:text-properties fo:font-size="10pt" fo:language="uk" fo:country="UA" style:font-size-asian="10pt" style:font-size-complex="10pt" style:font-weight-complex="bold"/>
    </style:style>
    <style:style style:name="T7" style:family="text">
      <style:text-properties fo:font-size="10pt" fo:language="uk" fo:country="UA" style:font-size-asian="10pt" style:font-size-complex="10pt" style:font-style-complex="italic" style:font-weight-complex="bold"/>
    </style:style>
    <style:style style:name="T8" style:family="text">
      <style:text-properties fo:font-size="10pt" fo:language="uk" fo:country="UA" officeooo:rsid="0056b1c7" style:font-size-asian="10pt" style:font-size-complex="10pt"/>
    </style:style>
    <style:style style:name="T9" style:family="text">
      <style:text-properties fo:font-size="10pt" fo:language="uk" fo:country="UA" officeooo:rsid="00604ad8" style:font-size-asian="10pt" style:font-size-complex="10pt"/>
    </style:style>
    <style:style style:name="T10" style:family="text">
      <style:text-properties fo:font-size="10pt" fo:language="uk" fo:country="UA" fo:font-style="normal" fo:font-weight="bold" officeooo:rsid="0026cb3b" style:font-size-asian="10pt" style:font-style-asian="normal" style:font-weight-asian="bold" style:font-size-complex="10pt" style:font-style-complex="normal" style:font-weight-complex="bold"/>
    </style:style>
    <style:style style:name="T11" style:family="text">
      <style:text-properties fo:font-size="10pt" fo:language="uk" fo:country="UA" fo:font-style="normal" fo:font-weight="bold" officeooo:rsid="0046806d" style:font-size-asian="10pt" style:font-style-asian="normal" style:font-weight-asian="bold" style:font-size-complex="10pt" style:font-style-complex="normal" style:font-weight-complex="bold"/>
    </style:style>
    <style:style style:name="T12" style:family="text">
      <style:text-properties fo:font-size="10pt" fo:language="uk" fo:country="UA" fo:font-style="normal" fo:font-weight="bold" officeooo:rsid="00604ad8" style:font-size-asian="10pt" style:font-style-asian="normal" style:font-weight-asian="bold" style:font-size-complex="10pt" style:font-style-complex="normal" style:font-weight-complex="bold"/>
    </style:style>
    <style:style style:name="T13" style:family="text">
      <style:text-properties fo:font-size="10pt" fo:language="uk" fo:country="UA" fo:font-style="normal" fo:font-weight="normal" officeooo:rsid="0026cb3b" style:font-size-asian="10pt" style:font-style-asian="normal" style:font-weight-asian="normal" style:font-size-complex="10pt" style:font-style-complex="normal" style:font-weight-complex="normal"/>
    </style:style>
    <style:style style:name="T14" style:family="text">
      <style:text-properties fo:font-size="10pt" fo:language="uk" fo:country="UA" fo:font-style="normal" fo:font-weight="normal" officeooo:rsid="0043481d" style:font-size-asian="10pt" style:font-style-asian="normal" style:font-weight-asian="normal" style:font-size-complex="10pt" style:font-style-complex="normal" style:font-weight-complex="normal"/>
    </style:style>
    <style:style style:name="T15" style:family="text">
      <style:text-properties fo:font-size="10pt" fo:language="uk" fo:country="UA" fo:font-style="normal" fo:font-weight="normal" officeooo:rsid="0043fa7c" style:font-size-asian="10pt" style:font-style-asian="normal" style:font-weight-asian="normal" style:font-size-complex="10pt" style:font-style-complex="normal" style:font-weight-complex="normal"/>
    </style:style>
    <style:style style:name="T16" style:family="text">
      <style:text-properties fo:font-size="10pt" fo:language="uk" fo:country="UA" fo:font-style="normal" fo:font-weight="normal" officeooo:rsid="0045118d" style:font-size-asian="10pt" style:font-style-asian="normal" style:font-weight-asian="normal" style:font-size-complex="10pt" style:font-style-complex="normal" style:font-weight-complex="normal"/>
    </style:style>
    <style:style style:name="T17" style:family="text">
      <style:text-properties fo:font-size="10pt" fo:language="uk" fo:country="UA" fo:font-style="normal" fo:font-weight="normal" officeooo:rsid="0046806d" style:font-size-asian="10pt" style:font-style-asian="normal" style:font-weight-asian="normal" style:font-size-complex="10pt" style:font-style-complex="normal" style:font-weight-complex="normal"/>
    </style:style>
    <style:style style:name="T18" style:family="text">
      <style:text-properties fo:font-size="10pt" fo:language="uk" fo:country="UA" fo:font-style="normal" fo:font-weight="normal" officeooo:rsid="004a0fc1" style:font-size-asian="10pt" style:font-style-asian="normal" style:font-weight-asian="normal" style:font-size-complex="10pt" style:font-style-complex="normal" style:font-weight-complex="normal"/>
    </style:style>
    <style:style style:name="T19" style:family="text">
      <style:text-properties fo:font-size="10pt" fo:language="uk" fo:country="UA" fo:font-style="normal" fo:font-weight="normal" officeooo:rsid="004bee23" style:font-size-asian="10pt" style:font-style-asian="normal" style:font-weight-asian="normal" style:font-size-complex="10pt" style:font-style-complex="normal" style:font-weight-complex="normal"/>
    </style:style>
    <style:style style:name="T20" style:family="text">
      <style:text-properties fo:font-size="10pt" fo:language="uk" fo:country="UA" fo:font-style="normal" fo:font-weight="normal" officeooo:rsid="004d8e38" style:font-size-asian="10pt" style:font-style-asian="normal" style:font-weight-asian="normal" style:font-size-complex="10pt" style:font-style-complex="normal" style:font-weight-complex="normal"/>
    </style:style>
    <style:style style:name="T21" style:family="text">
      <style:text-properties fo:font-size="10pt" fo:language="uk" fo:country="UA" fo:font-style="normal" fo:font-weight="normal" officeooo:rsid="00567fe8" style:font-size-asian="10pt" style:font-style-asian="normal" style:font-weight-asian="normal" style:font-size-complex="10pt" style:font-style-complex="normal" style:font-weight-complex="normal"/>
    </style:style>
    <style:style style:name="T22" style:family="text">
      <style:text-properties fo:font-size="10pt" fo:language="uk" fo:country="UA" fo:font-style="normal" fo:font-weight="normal" officeooo:rsid="0056b1c7" style:font-size-asian="10pt" style:font-style-asian="normal" style:font-weight-asian="normal" style:font-size-complex="10pt" style:font-style-complex="normal" style:font-weight-complex="normal"/>
    </style:style>
    <style:style style:name="T23" style:family="text">
      <style:text-properties fo:font-size="10pt" fo:language="uk" fo:country="UA" fo:font-style="normal" fo:font-weight="normal" officeooo:rsid="00573b94" style:font-size-asian="10pt" style:font-style-asian="normal" style:font-weight-asian="normal" style:font-size-complex="10pt" style:font-style-complex="normal" style:font-weight-complex="normal"/>
    </style:style>
    <style:style style:name="T24" style:family="text">
      <style:text-properties fo:font-size="10pt" fo:language="uk" fo:country="UA" fo:font-style="normal" fo:font-weight="normal" officeooo:rsid="005fa132" style:font-size-asian="10pt" style:font-style-asian="normal" style:font-weight-asian="normal" style:font-size-complex="10pt" style:font-style-complex="normal" style:font-weight-complex="normal"/>
    </style:style>
    <style:style style:name="T25" style:family="text">
      <style:text-properties fo:font-size="10pt" fo:language="uk" fo:country="UA" fo:font-style="normal" fo:font-weight="normal" officeooo:rsid="00604ad8" style:font-size-asian="10pt" style:font-style-asian="normal" style:font-weight-asian="normal" style:font-size-complex="10pt" style:font-style-complex="normal" style:font-weight-complex="normal"/>
    </style:style>
    <style:style style:name="T26" style:family="text">
      <style:text-properties fo:font-size="10pt" fo:language="uk" fo:country="UA" fo:font-style="normal" fo:font-weight="normal" officeooo:rsid="0061328b" style:font-size-asian="10pt" style:font-style-asian="normal" style:font-weight-asian="normal" style:font-size-complex="10pt" style:font-style-complex="normal" style:font-weight-complex="normal"/>
    </style:style>
    <style:style style:name="T27" style:family="text">
      <style:text-properties fo:font-size="10pt" fo:language="uk" fo:country="UA" fo:font-style="normal" officeooo:rsid="0026cb3b" style:font-size-asian="10pt" style:font-style-asian="normal" style:font-size-complex="10pt" style:font-style-complex="normal"/>
    </style:style>
    <style:style style:name="T28" style:family="text">
      <style:text-properties fo:font-size="10pt" fo:language="uk" fo:country="UA" fo:font-style="normal" officeooo:rsid="00573b94" style:font-size-asian="10pt" style:font-style-asian="normal" style:font-size-complex="10pt" style:font-style-complex="normal"/>
    </style:style>
    <style:style style:name="T29" style:family="text">
      <style:text-properties fo:font-size="10pt" fo:language="uk" fo:country="UA" fo:background-color="transparent" loext:char-shading-value="0" style:font-size-asian="10pt" style:font-size-complex="10pt"/>
    </style:style>
    <style:style style:name="T30" style:family="text">
      <style:text-properties fo:font-size="10pt" fo:language="uk" fo:country="UA" officeooo:rsid="0054fb4a" fo:background-color="transparent" loext:char-shading-value="0" style:font-size-asian="10pt" style:font-size-complex="10pt"/>
    </style:style>
    <style:style style:name="T31" style:family="text">
      <style:text-properties fo:font-size="10pt" fo:language="uk" fo:country="UA" fo:font-weight="normal" style:font-size-asian="10pt" style:font-weight-asian="normal" style:font-size-complex="10pt"/>
    </style:style>
    <style:style style:name="T32" style:family="text">
      <style:text-properties fo:font-size="10pt" fo:language="uk" fo:country="UA" fo:font-weight="normal" officeooo:rsid="005b881d" style:font-size-asian="10pt" style:font-weight-asian="normal" style:font-size-complex="10pt"/>
    </style:style>
    <style:style style:name="T33" style:family="text">
      <style:text-properties fo:font-size="10pt" fo:language="uk" fo:country="UA" fo:font-weight="normal" style:font-size-asian="10pt" style:font-weight-asian="normal" style:font-size-complex="10pt" style:font-weight-complex="normal"/>
    </style:style>
    <style:style style:name="T34" style:family="text">
      <style:text-properties fo:font-size="10pt" fo:language="uk" fo:country="UA" fo:font-weight="normal" officeooo:rsid="00604ad8" style:font-size-asian="10pt" style:font-weight-asian="normal" style:font-size-complex="10pt" style:font-weight-complex="normal"/>
    </style:style>
    <style:style style:name="T35" style:family="text">
      <style:text-properties fo:font-size="10pt" fo:language="uk" fo:country="UA" fo:font-weight="bold" style:font-size-asian="10pt" style:font-weight-asian="bold" style:font-size-complex="10pt" style:font-weight-complex="bold"/>
    </style:style>
    <style:style style:name="T36" style:family="text">
      <style:text-properties fo:font-size="10pt" fo:language="uk" fo:country="UA" fo:font-style="italic" style:text-underline-style="none" fo:font-weight="bold" style:font-size-asian="10pt" style:font-style-asian="italic" style:font-weight-asian="bold" style:font-size-complex="10pt" style:font-style-complex="italic" style:font-weight-complex="bold"/>
    </style:style>
    <style:style style:name="T37" style:family="text">
      <style:text-properties fo:font-size="10pt" style:font-size-asian="10pt" style:font-size-complex="10pt"/>
    </style:style>
    <style:style style:name="T38" style:family="text">
      <style:text-properties fo:font-size="10pt" officeooo:rsid="0033f55f" style:font-size-asian="10pt" style:font-size-complex="10pt"/>
    </style:style>
    <style:style style:name="T39" style:family="text">
      <style:text-properties fo:font-size="10pt" officeooo:rsid="0034ac91" style:font-size-asian="10pt" style:font-size-complex="10pt"/>
    </style:style>
    <style:style style:name="T40" style:family="text">
      <style:text-properties fo:font-size="10pt" officeooo:rsid="00370b9e" style:font-size-asian="10pt" style:font-size-complex="10pt"/>
    </style:style>
    <style:style style:name="T41" style:family="text">
      <style:text-properties fo:font-size="10pt" style:font-size-asian="10pt" style:font-size-complex="10pt" style:font-style-complex="italic" style:font-weight-complex="bold"/>
    </style:style>
    <style:style style:name="T42" style:family="text">
      <style:text-properties fo:font-size="10pt" officeooo:rsid="005b881d" style:font-size-asian="10pt" style:font-size-complex="10pt"/>
    </style:style>
    <style:style style:name="T43" style:family="text">
      <style:text-properties fo:font-size="10pt" fo:font-style="normal" fo:font-weight="normal" officeooo:rsid="0033f55f" style:font-size-asian="10pt" style:font-style-asian="normal" style:font-weight-asian="normal" style:font-size-complex="10pt" style:font-style-complex="normal" style:font-weight-complex="normal"/>
    </style:style>
    <style:style style:name="T44" style:family="text">
      <style:text-properties fo:font-size="10pt" fo:font-style="normal" fo:font-weight="normal" officeooo:rsid="002772e1" style:font-size-asian="10pt" style:font-style-asian="normal" style:font-weight-asian="normal" style:font-size-complex="10pt" style:font-style-complex="normal" style:font-weight-complex="normal"/>
    </style:style>
    <style:style style:name="T45" style:family="text">
      <style:text-properties fo:font-size="10pt" fo:font-style="normal" fo:font-weight="normal" officeooo:rsid="0034ac91" style:font-size-asian="10pt" style:font-style-asian="normal" style:font-weight-asian="normal" style:font-size-complex="10pt" style:font-style-complex="normal" style:font-weight-complex="normal"/>
    </style:style>
    <style:style style:name="T46" style:family="text">
      <style:text-properties fo:font-size="10pt" fo:font-style="normal" fo:font-weight="normal" officeooo:rsid="00352a04" style:font-size-asian="10pt" style:font-style-asian="normal" style:font-weight-asian="normal" style:font-size-complex="10pt" style:font-style-complex="normal" style:font-weight-complex="normal"/>
    </style:style>
    <style:style style:name="T47" style:family="text">
      <style:text-properties fo:font-size="10pt" fo:font-style="normal" fo:font-weight="normal" officeooo:rsid="0036de49" style:font-size-asian="10pt" style:font-style-asian="normal" style:font-weight-asian="normal" style:font-size-complex="10pt" style:font-style-complex="normal" style:font-weight-complex="normal"/>
    </style:style>
    <style:style style:name="T48" style:family="text">
      <style:text-properties fo:font-size="10pt" fo:font-style="normal" fo:font-weight="normal" officeooo:rsid="00370b9e" style:font-size-asian="10pt" style:font-style-asian="normal" style:font-weight-asian="normal" style:font-size-complex="10pt" style:font-style-complex="normal" style:font-weight-complex="normal"/>
    </style:style>
    <style:style style:name="T49" style:family="text">
      <style:text-properties fo:font-size="10pt" fo:font-style="normal" fo:font-weight="normal" officeooo:rsid="00373130" style:font-size-asian="10pt" style:font-style-asian="normal" style:font-weight-asian="normal" style:font-size-complex="10pt" style:font-style-complex="normal" style:font-weight-complex="normal"/>
    </style:style>
    <style:style style:name="T50" style:family="text">
      <style:text-properties fo:font-size="10pt" fo:font-style="normal" fo:font-weight="normal" officeooo:rsid="0038c006" style:font-size-asian="10pt" style:font-style-asian="normal" style:font-weight-asian="normal" style:font-size-complex="10pt" style:font-style-complex="normal" style:font-weight-complex="normal"/>
    </style:style>
    <style:style style:name="T51" style:family="text">
      <style:text-properties fo:font-size="10pt" fo:font-style="normal" fo:font-weight="normal" officeooo:rsid="0026cb3b" style:font-size-asian="10pt" style:font-style-asian="normal" style:font-weight-asian="normal" style:font-size-complex="10pt" style:font-style-complex="normal" style:font-weight-complex="normal"/>
    </style:style>
    <style:style style:name="T52" style:family="text">
      <style:text-properties fo:font-size="10pt" fo:font-style="normal" fo:font-weight="normal" officeooo:rsid="003e7947" style:font-size-asian="10pt" style:font-style-asian="normal" style:font-weight-asian="normal" style:font-size-complex="10pt" style:font-style-complex="normal" style:font-weight-complex="normal"/>
    </style:style>
    <style:style style:name="T53" style:family="text">
      <style:text-properties fo:font-size="10pt" fo:font-style="normal" style:font-size-asian="10pt" style:font-style-asian="normal" style:font-size-complex="10pt" style:font-style-complex="normal"/>
    </style:style>
    <style:style style:name="T54" style:family="text">
      <style:text-properties fo:font-size="10pt" fo:font-style="normal" officeooo:rsid="0033f55f" style:font-size-asian="10pt" style:font-style-asian="normal" style:font-size-complex="10pt" style:font-style-complex="normal"/>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weight="normal" style:font-weight-asian="normal" style:font-weight-complex="normal"/>
    </style:style>
    <style:style style:name="T57" style:family="text">
      <style:text-properties fo:font-weight="normal" officeooo:rsid="002772e1" style:font-weight-asian="normal" style:font-weight-complex="normal"/>
    </style:style>
    <style:style style:name="T58" style:family="text">
      <style:text-properties fo:font-weight="normal" officeooo:rsid="002d66c3" style:font-weight-asian="normal" style:font-weight-complex="normal"/>
    </style:style>
    <style:style style:name="T59" style:family="text">
      <style:text-properties fo:font-weight="normal" officeooo:rsid="002e2ed4" style:font-weight-asian="normal" style:font-weight-complex="normal"/>
    </style:style>
    <style:style style:name="T60" style:family="text">
      <style:text-properties fo:font-weight="normal" officeooo:rsid="002f12e2" style:font-weight-asian="normal" style:font-weight-complex="normal"/>
    </style:style>
    <style:style style:name="T61" style:family="text">
      <style:text-properties fo:font-weight="normal" officeooo:rsid="0030b4f0" style:font-weight-asian="normal" style:font-weight-complex="normal"/>
    </style:style>
    <style:style style:name="T62" style:family="text">
      <style:text-properties fo:font-weight="normal" officeooo:rsid="00313d0a" style:font-weight-asian="normal" style:font-weight-complex="normal"/>
    </style:style>
    <style:style style:name="T63" style:family="text">
      <style:text-properties fo:font-weight="normal" officeooo:rsid="003311d2" style:font-weight-asian="normal" style:font-weight-complex="normal"/>
    </style:style>
    <style:style style:name="T64" style:family="text">
      <style:text-properties fo:font-weight="normal" officeooo:rsid="0036de49" style:font-weight-asian="normal" style:font-weight-complex="normal"/>
    </style:style>
    <style:style style:name="T65" style:family="text">
      <style:text-properties fo:font-weight="normal" officeooo:rsid="003e7947" style:font-weight-asian="normal" style:font-weight-complex="normal"/>
    </style:style>
    <style:style style:name="T66" style:family="text">
      <style:text-properties fo:font-weight="normal" officeooo:rsid="003eba67" style:font-weight-asian="normal" style:font-weight-complex="normal"/>
    </style:style>
    <style:style style:name="T67" style:family="text">
      <style:text-properties fo:font-weight="normal" officeooo:rsid="003f7b99" style:font-weight-asian="normal" style:font-weight-complex="normal"/>
    </style:style>
    <style:style style:name="T68" style:family="text">
      <style:text-properties fo:font-weight="normal" officeooo:rsid="004154b6" style:font-weight-asian="normal" style:font-weight-complex="normal"/>
    </style:style>
    <style:style style:name="T69" style:family="text">
      <style:text-properties fo:font-weight="normal" officeooo:rsid="0042b51f" style:font-weight-asian="normal" style:font-weight-complex="normal"/>
    </style:style>
    <style:style style:name="T70" style:family="text">
      <style:text-properties fo:font-weight="normal" officeooo:rsid="00430c11" style:font-weight-asian="normal" style:font-weight-complex="normal"/>
    </style:style>
    <style:style style:name="T71" style:family="text">
      <style:text-properties fo:font-weight="normal" officeooo:rsid="00505b3f" style:font-weight-asian="normal" style:font-weight-complex="normal"/>
    </style:style>
    <style:style style:name="T72" style:family="text">
      <style:text-properties fo:font-weight="normal" officeooo:rsid="005ccb55" style:font-weight-asian="normal" style:font-weight-complex="normal"/>
    </style:style>
    <style:style style:name="T73" style:family="text">
      <style:text-properties fo:font-weight="normal" fo:background-color="#fff200" loext:char-shading-value="0"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style:font-name="Times New Roman" fo:font-size="10pt" style:font-size-asian="10pt" style:font-name-complex="Times New Roman1" style:font-size-complex="10pt"/>
    </style:style>
    <style:style style:name="T77" style:family="text">
      <style:text-properties style:font-name="Times New Roman" fo:font-size="10pt" officeooo:rsid="0023107e" style:font-size-asian="10pt" style:font-name-complex="Times New Roman1" style:font-size-complex="10pt"/>
    </style:style>
    <style:style style:name="T78" style:family="text">
      <style:text-properties style:font-name="Times New Roman" fo:font-size="10pt" officeooo:rsid="00646824" style:font-size-asian="10pt" style:font-name-complex="Times New Roman1" style:font-size-complex="10pt"/>
    </style:style>
    <style:style style:name="T79" style:family="text">
      <style:text-properties style:font-name="Times New Roman" fo:font-size="10pt" fo:language="ru" fo:country="RU" officeooo:rsid="00646824" style:font-size-asian="10pt" style:font-name-complex="Times New Roman1" style:font-size-complex="10pt"/>
    </style:style>
    <style:style style:name="T80" style:family="text">
      <style:text-properties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T81" style:family="text">
      <style:text-properties officeooo:rsid="002234e0"/>
    </style:style>
    <style:style style:name="T82" style:family="text">
      <style:text-properties officeooo:rsid="002772e1"/>
    </style:style>
    <style:style style:name="T83" style:family="text">
      <style:text-properties officeooo:rsid="002ab704"/>
    </style:style>
    <style:style style:name="T84" style:family="text">
      <style:text-properties officeooo:rsid="002c4563"/>
    </style:style>
    <style:style style:name="T85" style:family="text">
      <style:text-properties fo:font-style="italic" fo:font-weight="bold" style:font-style-asian="italic" style:font-weight-asian="bold"/>
    </style:style>
    <style:style style:name="T86" style:family="text">
      <style:text-properties fo:font-style="italic" fo:font-weight="bold" officeooo:rsid="001d8126" style:font-style-asian="italic" style:font-weight-asian="bold"/>
    </style:style>
    <style:style style:name="T87" style:family="text">
      <style:text-properties fo:font-style="italic" style:text-underline-style="none" officeooo:rsid="005ccb55" style:font-style-asian="italic" style:font-style-complex="italic"/>
    </style:style>
    <style:style style:name="T88" style:family="text">
      <style:text-properties officeooo:rsid="003e7947"/>
    </style:style>
    <style:style style:name="T89" style:family="text">
      <style:text-properties style:text-position="super 58%" fo:font-weight="normal" style:font-weight-asian="normal" style:font-weight-complex="normal"/>
    </style:style>
    <style:style style:name="T90" style:family="text">
      <style:text-properties style:text-position="super 58%" fo:font-weight="normal" officeooo:rsid="003f7b99" style:font-weight-asian="normal" style:font-weight-complex="normal"/>
    </style:style>
    <style:style style:name="T91" style:family="text">
      <style:text-properties style:text-position="0% 100%" fo:font-weight="normal" officeooo:rsid="003f7b99" style:font-weight-asian="normal" style:font-weight-complex="normal"/>
    </style:style>
    <style:style style:name="T92" style:family="text">
      <style:text-properties officeooo:rsid="0043fa7c"/>
    </style:style>
    <style:style style:name="T93" style:family="text">
      <style:text-properties fo:font-variant="normal" fo:text-transform="none" fo:color="#000000" fo:font-size="10pt" fo:letter-spacing="normal" fo:language="uk" fo:country="UA" fo:font-style="normal" fo:font-weight="normal" style:font-size-asian="10pt" style:font-style-asian="normal" style:font-weight-asian="normal" style:font-size-complex="10pt" style:font-style-complex="normal" style:font-weight-complex="normal"/>
    </style:style>
    <style:style style:name="T94" style:family="text">
      <style:text-properties fo:font-variant="normal" fo:text-transform="none" fo:color="#000000" fo:font-size="10pt" fo:letter-spacing="normal" fo:font-style="normal" fo:font-weight="normal" style:font-size-asian="10pt" style:font-size-complex="10pt"/>
    </style:style>
    <style:style style:name="T95" style:family="text">
      <style:text-properties fo:font-variant="normal" fo:text-transform="none" fo:color="#000000" fo:font-size="10pt" fo:letter-spacing="normal" fo:font-style="normal" fo:font-weight="normal" officeooo:rsid="00567fe8" style:font-size-asian="10pt" style:font-size-complex="10pt"/>
    </style:style>
    <style:style style:name="T96" style:family="text">
      <style:text-properties fo:font-variant="normal" fo:text-transform="none" fo:color="#000000" fo:font-size="10.5pt" fo:letter-spacing="normal" fo:background-color="transparent" loext:char-shading-value="0" style:font-size-asian="10.5pt" style:font-size-complex="10.5pt"/>
    </style:style>
    <style:style style:name="T97" style:family="text">
      <style:text-properties fo:font-variant="normal" fo:text-transform="none" fo:color="#000000" fo:font-size="10.5pt" fo:letter-spacing="normal" officeooo:rsid="00615d60" fo:background-color="transparent" loext:char-shading-value="0" style:font-size-asian="10.5pt" style:font-size-complex="10.5pt"/>
    </style:style>
    <style:style style:name="T98" style:family="text">
      <style:text-properties fo:font-variant="normal" fo:text-transform="none" fo:letter-spacing="normal" fo:language="uk" fo:country="UA" fo:font-style="normal" fo:font-weight="normal" officeooo:rsid="00567fe8" style:font-style-asian="normal" style:font-weight-asian="normal" style:font-style-complex="normal" style:font-weight-complex="normal"/>
    </style:style>
    <style:style style:name="T99" style:family="text">
      <style:text-properties fo:font-variant="normal" fo:text-transform="none" fo:letter-spacing="normal" fo:language="uk" fo:country="UA" fo:font-style="normal" fo:font-weight="normal" officeooo:rsid="0026cb3b" style:font-style-asian="normal" style:font-weight-asian="normal" style:font-style-complex="normal" style:font-weight-complex="normal"/>
    </style:style>
    <style:style style:name="T100" style:family="text">
      <style:text-properties fo:font-variant="normal" fo:text-transform="none" fo:letter-spacing="normal" fo:font-style="normal" fo:font-weight="normal"/>
    </style:style>
    <style:style style:name="T101" style:family="text">
      <style:text-properties fo:font-variant="normal" fo:text-transform="none" fo:letter-spacing="normal" fo:font-style="normal" fo:font-weight="normal" officeooo:rsid="00567fe8"/>
    </style:style>
    <style:style style:name="T102" style:family="text">
      <style:text-properties fo:background-color="#fff200" loext:char-shading-value="0"/>
    </style:style>
    <style:style style:name="T103" style:family="text">
      <style:text-properties officeooo:rsid="005a2ca5" fo:background-color="#fff200" loext:char-shading-value="0"/>
    </style:style>
    <style:style style:name="T104" style:family="text">
      <style:text-properties officeooo:rsid="0054fb4a"/>
    </style:style>
    <style:style style:name="T105" style:family="text">
      <style:text-properties fo:color="#000000" fo:font-size="10pt" fo:language="uk" fo:country="UA" fo:font-style="normal" fo:font-weight="normal" officeooo:rsid="0026cb3b" style:font-size-asian="10pt" style:font-style-asian="normal" style:font-weight-asian="normal" style:font-size-complex="10pt" style:font-style-complex="normal" style:font-weight-complex="normal"/>
    </style:style>
    <style:style style:name="T106" style:family="text">
      <style:text-properties fo:color="#000000" fo:font-size="10pt" fo:language="uk" fo:country="UA" fo:font-style="normal" fo:font-weight="normal" officeooo:rsid="0056b1c7" style:font-size-asian="10pt" style:font-style-asian="normal" style:font-weight-asian="normal" style:font-size-complex="10pt" style:font-style-complex="normal" style:font-weight-complex="normal"/>
    </style:style>
    <style:style style:name="T107" style:family="text">
      <style:text-properties fo:color="#000000" fo:language="uk" fo:country="UA" officeooo:rsid="0026cb3b" fo:background-color="transparent" loext:char-shading-value="0" style:font-size-asian="10pt" style:font-style-asian="normal" style:font-weight-asian="normal" style:font-size-complex="10pt" style:font-style-complex="normal" style:font-weight-complex="normal"/>
    </style:style>
    <style:style style:name="T108" style:family="text">
      <style:text-properties fo:color="#000000" fo:language="uk" fo:country="UA" officeooo:rsid="006171ce" fo:background-color="transparent" loext:char-shading-value="0" style:font-size-asian="10pt" style:font-style-asian="normal" style:font-weight-asian="normal" style:font-size-complex="10pt" style:font-style-complex="normal" style:font-weight-complex="normal"/>
    </style:style>
    <style:style style:name="T109" style:family="text">
      <style:text-properties fo:color="#000000" fo:font-size="10.5pt" fo:language="uk" fo:country="UA" officeooo:rsid="0026cb3b" fo:background-color="transparent" loext:char-shading-value="0" style:font-size-asian="10.5pt" style:font-style-asian="normal" style:font-weight-asian="normal" style:font-size-complex="10.5pt" style:font-style-complex="normal" style:font-weight-complex="normal"/>
    </style:style>
    <style:style style:name="T110" style:family="text">
      <style:text-properties officeooo:rsid="00573b94"/>
    </style:style>
    <style:style style:name="T111" style:family="text">
      <style:text-properties officeooo:rsid="005a2ca5"/>
    </style:style>
    <style:style style:name="T112" style:family="text">
      <style:text-properties officeooo:rsid="00604ad8"/>
    </style:style>
    <style:style style:name="T113" style:family="text">
      <style:text-properties fo:font-size="9pt" style:font-size-asian="9pt" style:font-size-complex="9pt"/>
    </style:style>
    <style:style style:name="T114" style:family="text">
      <style:text-properties fo:font-size="9pt" fo:language="uk" fo:country="UA" style:font-size-asian="9pt" style:font-size-complex="9pt"/>
    </style:style>
    <style:style style:name="T115" style:family="text">
      <style:text-properties fo:font-size="9pt" fo:language="uk" fo:country="UA" fo:font-style="italic" style:text-underline-style="none" fo:font-weight="bold" style:font-size-asian="9pt" style:font-style-asian="italic" style:font-weight-asian="bold" style:font-size-complex="9pt" style:font-style-complex="italic" style:font-weight-complex="bold"/>
    </style:style>
    <style:style style:name="T116" style:family="text">
      <style:text-properties fo:font-size="9pt" fo:language="uk" fo:country="UA" fo:font-style="normal" fo:font-weight="normal" officeooo:rsid="0026cb3b" style:font-size-asian="9pt" style:font-style-asian="normal" style:font-weight-asian="normal" style:font-size-complex="9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ab/><text:tab/><text:tab/><text:tab/><text:tab/><text:tab/><text:tab/><text:tab/>«ЗАТВЕРДЖЕНО»</text:p>
      <text:p text:style-name="P16"><text:span text:style-name="T76"><text:tab/><text:tab/><text:tab/><text:tab/><text:tab/><text:tab/><text:tab/><text:tab/>«</text:span><text:span text:style-name="T79">10</text:span><text:span text:style-name="T76">» </text:span><text:span text:style-name="T78">січня</text:span><text:span text:style-name="T76"> 201</text:span><text:span text:style-name="T78">8</text:span><text:span text:style-name="T76"> року</text:span></text:p>
      <text:p text:style-name="P16"><text:span text:style-name="T76"><text:tab/><text:tab/><text:tab/><text:tab/><text:tab/><text:tab/><text:tab/><text:tab/>Рішенням загальних зборів </text:span><text:span text:style-name="T77">учасників</text:span></text:p>
      <text:p text:style-name="P17"><text:tab/><text:tab/><text:tab/><text:tab/><text:tab/><text:tab/><text:tab/><text:tab/>ПОВНОГО ТОВАРИСТВА </text:p>
      <text:p text:style-name="P18">«ЛОМБАРД ТОВАРИШ ГАРАШОВ Р.А.</text:p>
      <text:p text:style-name="P18">І КОМПАНІЯ»</text:p>
      <text:p text:style-name="P138"><text:span text:style-name="T76">Протокол №</text:span><text:span text:style-name="T78">37</text:span><text:span text:style-name="T76"> від </text:span><text:span text:style-name="T78">10</text:span><text:span text:style-name="T76">.</text:span><text:span text:style-name="T78">01</text:span><text:span text:style-name="T76">.201</text:span><text:span text:style-name="T78">8 </text:span><text:span text:style-name="T76">р.</text:span></text:p>
      <text:p text:style-name="P139"><text:span text:style-name="T76"/></text:p>
      <text:p text:style-name="P140"><text:span text:style-name="T76"><text:tab/><text:tab/><text:tab/></text:span><text:span text:style-name="T80">(Правила набирають чинності та </text:span></text:p>
      <text:p text:style-name="P141"><text:span text:style-name="T76"><text:tab/><text:tab/><text:tab/>вступають в дію 11.01.2018 року)</text:span></text:p>
      <text:p text:style-name="P19"/>
      <text:p text:style-name="P7"/>
      <text:p text:style-name="P8"/>
      <text:p text:style-name="P9"/>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4" text:outline-level="1">Правила</text:h>
      <text:h text:style-name="P34" text:outline-level="1">надання фінансових послуг</text:h>
      <text:p text:style-name="P5"/>
      <text:p text:style-name="P4">ПОВНИМ ТОВАРИСТВОМ</text:p>
      <text:p text:style-name="P6"><text:span text:style-name="T85">«Л</text:span><text:span text:style-name="T86">ОМБАРД ТОВАРИШ</text:span><text:span text:style-name="T85"> </text:span><text:span text:style-name="T86">ГАРАШОВ Р.А.</text:span><text:span text:style-name="T85"> </text:span><text:span text:style-name="T86">І</text:span><text:span text:style-name="T85"> К</text:span><text:span text:style-name="T86">ОМПАНІЯ</text:span><text:span text:style-name="T85">»</text:span></text:p>
      <text:p text:style-name="P2">(нова редакція)</text:p>
      <text:p text:style-name="P1"/>
      <text:p text:style-name="P3"/>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41"><text:span text:style-name="T55">м. Дніпро</text:span></text:p>
      <text:p text:style-name="P14">2017 р.</text:p>
      <text:p text:style-name="P15"><text:soft-page-break/>1.Загальні положення.</text:p>
      <text:p text:style-name="P12">1.1. Ці <text:span text:style-name="T84">внутрішні </text:span>Правила надання фінансових <text:span text:style-name="T81">та супутніх послуг ПОВНИМ ТОВАРИСТВОМ “ЛОМБАРД ТОВАРИШ ГАРАШОВ Р.А. І КОМПАНІЯ” (далі за текстом Правила) розроблені відповідно до Закону України “Про фінансові послуги та державне регулювання ринків фінансових послуг”, “Положення про порядок надання фінансових послуг ломбардами”, затвердженого розпорядженням Державної комісії з регулювання ринків фінансових послуг України від 26.04.2005 року №3981, Ліцензійних умов провадження господарської діяльності з надання фінансових послуг (крім професійної діяльності на ринку цінних паперів), затверджених Постановою Кабінету Міністрів України від 07.12.2016 року №913, Положення про Державний реєстр фінансових установ, затверджене розпорядженням державної комісії з регулювання ринків фінансових послуг України від 28.08.2003 р. №41 та інших нормативно-правових актів, які регулюють відносини у сфері надання фінансових послуг та встановлюють порядок надання фінансових та супутніх послуг.</text:span></text:p>
      <text:p text:style-name="P13">1.2. У цих Правилах терміни вживаються вживаються у такому значенні:</text:p>
      <text:list xml:id="list2655536748" text:style-name="L1">
        <text:list-item>
          <text:p text:style-name="P42">ломбард, кредитодавець, заставодержатель — <text:span text:style-name="T56">фінансова установа, виключним видом діяльності якої є надання на власний ризик фінансових кредитів фізичним особам за рахунок власних або залучених коштів, під заставу майна на визначений строк і під процент та надання супутніх послуг <text:s/>ломбарду;</text:span></text:p>
        </text:list-item>
        <text:list-item>
          <text:p text:style-name="P43">залучені кошти ломбарду — <text:span text:style-name="T56">це кошти, отримані на зворотній основі від фізичних осіб — учасників ломбарду, юридичних осіб та кошти, отримані від кредитних установ за кредитними договорами;</text:span></text:p>
        </text:list-item>
        <text:list-item>
          <text:p text:style-name="P43">супутні послуги ломбарду —<text:span text:style-name="T56"> послуги, які є передумовою надання фінансового кредиту або випливають з його надання;</text:span></text:p>
        </text:list-item>
        <text:list-item>
          <text:p text:style-name="P44">страхування предмета <text:span text:style-name="T82">застави — </text:span><text:span text:style-name="T57">укладання договору між ломбардом та страховою компанією або між позичальником та страховою компанією про страхування предмета застави, наданого як забезпечення фінансового кредиту ломбарду, за рахунок та в інтересах власника предмета застави на строк дії договору фінансового кредиту;</text:span></text:p>
        </text:list-item>
        <text:list-item>
          <text:p text:style-name="P44"><text:span text:style-name="T82">відокремлені підрозділи ломбарду</text:span><text:span text:style-name="T57"> - філії та відділення, що розташовані поза місцезнаходженням ломбарду та здійснюють усі або частину його функцій з надання фінансових та супутніх послуг ломбарду; </text:span></text:p>
        </text:list-item>
        <text:list-item>
          <text:p text:style-name="P44"><text:span text:style-name="T83">приміщення</text:span><text:span text:style-name="T57"> - частина нежитлового внутрішнього об'єму будівлі, обмежена будівельними елементами, з можливістю входу і виходу, яка використовується ломбардом чи його відокремленим підрозділом при наданні фінансових та супутніх послуг ломбарду та для зберігання заставленого майна;</text:span></text:p>
        </text:list-item>
        <text:list-item>
          <text:p text:style-name="P44"><text:span text:style-name="T82">фінансовий кредит ломбарду</text:span><text:span text:style-name="T57"> - надання ломбардом коштів у позику, забезпечених заставою, на визначений строк та під процент; </text:span></text:p>
        </text:list-item>
        <text:list-item>
          <text:p text:style-name="P44"><text:span text:style-name="T82">облікова система ломбарду</text:span><text:span text:style-name="T57"> - автоматизований реєстр даних про споживачів послуг ломбарду; </text:span></text:p>
        </text:list-item>
        <text:list-item>
          <text:p text:style-name="P44"><text:span text:style-name="T82">реєструюча система ломбарду</text:span><text:span text:style-name="T57"> - автоматизований реєстр даних про операції споживачів послуг ломбарду; </text:span></text:p>
        </text:list-item>
        <text:list-item>
          <text:p text:style-name="P45"><text:span text:style-name="T82">клієнт, позичальник, заставодавець</text:span><text:span text:style-name="T57"> - фізична особа, що звертається до ломбарду з метою отримання фінансового кредиту, і яка надає в якості забезпечення виконання своїх зобов'язань в заклад власне майно;</text:span></text:p>
        </text:list-item>
        <text:list-item>
          <text:p text:style-name="P45"><text:span text:style-name="T82">новий клієнт</text:span><text:span text:style-name="T57"> - фізична особа, яка перший раз укладає Договір про надання ломбардом фінансового кредиту та за</text:span><text:span text:style-name="T58">стави (закладу)</text:span><text:span text:style-name="T57"> майна з ломбардом; </text:span></text:p>
        </text:list-item>
        <text:list-item>
          <text:p text:style-name="P45"><text:span text:style-name="T82">постійний клієнт</text:span><text:span text:style-name="T57"> - фізична особа, яка раніше укладала Договір про надання ломбардом фінансового кредиту та </text:span><text:span text:style-name="T58">застави (</text:span><text:span text:style-name="T57">закладу</text:span><text:span text:style-name="T58">)</text:span><text:span text:style-name="T57"> майна з ломбардом;</text:span></text:p>
        </text:list-item>
        <text:list-item>
          <text:p text:style-name="P45"><text:span text:style-name="T82">договір</text:span><text:span text:style-name="T57"> - Договір про надання ломбардом фінансового кредиту та </text:span><text:span text:style-name="T58">застави (</text:span><text:span text:style-name="T57">закладу</text:span><text:span text:style-name="T58">)</text:span><text:span text:style-name="T57"> майна - письмовий документ, що </text:span><text:span text:style-name="T58">відповідає нормам і вимогам діючого законодавства України, </text:span><text:span text:style-name="T57">встановлює відповідні права та обов'язки клієнта і ломбарду </text:span><text:span text:style-name="T58">та </text:span><text:span text:style-name="T57">містить розрахункові дані такі як: оцінна вартість предмета закладу, сума кредиту, строк користування кредитом та інше; </text:span></text:p>
        </text:list-item>
        <text:list-item>
          <text:p text:style-name="P46"><text:span text:style-name="T82">працівник ломбарду</text:span><text:span text:style-name="T57"> – </text:span><text:span text:style-name="T58">керівник відокремленого підрозділу</text:span><text:span text:style-name="T57"> </text:span><text:span text:style-name="T58">(у разі призначення)</text:span><text:span text:style-name="T57">, </text:span><text:span text:style-name="T59">інспектор</text:span><text:span text:style-name="T58">-товарознавець</text:span><text:span text:style-name="T57"> уповноважений відповідною довіреністю, що видана </text:span><text:span text:style-name="T59">Директором </text:span><text:span text:style-name="T57">Товариства та відповідною посадовою інструкцією на укладення від імені ломбарду договорів, приймання в якості Предмета </text:span><text:span text:style-name="T59">застави (</text:span><text:span text:style-name="T57">закладу</text:span><text:span text:style-name="T59">)</text:span><text:span text:style-name="T57"> майна, а також проведення його оцінки, видачу та приймання грошових коштів, підписувати та виконувати інші дії прямо передбачені в довіреності;</text:span></text:p>
        </text:list-item>
        <text:list-item>
          <text:p text:style-name="P47"><text:span text:style-name="T82">процентна ставка</text:span><text:span text:style-name="T57"> – розмір проценту в день за користування фінансовим кредитом в залежності від суми кредиту та строку кредитування, що затверджується наказом </text:span><text:span text:style-name="T60">Директора</text:span><text:span text:style-name="T57"> Товариства. У разі одночасного укладення Клієнтом декількох Договорів </text:span><text:span text:style-name="T60">або неодноразового звернення постійного клієнта до ломбарду розмір процентів за користування фінансовим кредитом може бути зменшений від загальновстановленого. Випадки, у яких зменшується процентна ставка визначається наказом Директора Товариства. </text:span><text:span text:style-name="T57">Розмір річної ставки за користування кредитом, за умови вчасного виконання Позичальником зобов’язань, визначається за формулою: Р% = Д%*КД (де Р% - це річна процентна ставка; Д% - денна процентна ставка, вказана в </text:span><text:span text:style-name="T60">Договорі про надання фінансового кредиту та застави майна</text:span><text:span text:style-name="T57">; КД - кількість днів у році);</text:span></text:p>
        </text:list-item>
        <text:list-item>
          <text:p text:style-name="P48"><text:soft-page-break/><text:span text:style-name="T82">проценти за користування кредитом</text:span><text:span text:style-name="T57"> - сума, належна до сплати позичальником на користь кредитодавця <text:s text:c="2"/></text:span><text:span text:style-name="T71">(</text:span><text:span text:style-name="T61">ломбарду</text:span><text:span text:style-name="T71">)</text:span><text:span text:style-name="T57"> за користування отриманим фінансовим кредитом, що нараховується у процентах від суми фінансового кредиту, кожен день по дату погашення фінансового кредиту позичальником або, у випадку невиконання своїх зобов’язань позичальником у строк передбачений Договором, по дату фактичного погашення зобов’язань з урахуванням умов Договору; </text:span></text:p>
        </text:list-item>
        <text:list-item>
          <text:p text:style-name="P48"><text:span text:style-name="T82">пеня</text:span><text:span text:style-name="T57"> - сума, яка належна до сплати позичальником на користь кредитодавця </text:span><text:span text:style-name="T71">(</text:span><text:span text:style-name="T61">ломбарду</text:span><text:span text:style-name="T71">)</text:span><text:span text:style-name="T57"> у разі несвоєчасного виконання грошового зобов’язання, що нараховується додатково у день здійснення оплати зобов’язань у процентах від суми несвоєчасного виконання зобов’язання за кожен день прострочення у розмірі затвердженому наказом </text:span><text:span text:style-name="T61">Директора</text:span><text:span text:style-name="T57"> Товариства </text:span><text:span text:style-name="T61">та визначеної у Договорі про надання фінансового кредиту та застави (закладу) майна. </text:span><text:span text:style-name="T57"><text:s/>У разі звернення стягнення на закладене майно пеня нараховується </text:span><text:span text:style-name="T61">до дати звернення стягнення на заставлене майно та задоволення вимог ломбарду</text:span><text:span text:style-name="T57">; </text:span></text:p>
        </text:list-item>
        <text:list-item>
          <text:p text:style-name="P49"><text:span text:style-name="T82">предмет застави (закладу)</text:span><text:span text:style-name="T57"> – майно передане в якості виконання зобов’язання по Договору </text:span><text:span text:style-name="T62">у порядку визначеному Договором</text:span><text:span text:style-name="T57">; </text:span></text:p>
        </text:list-item>
        <text:list-item>
          <text:p text:style-name="P49"><text:span text:style-name="T82">викуп</text:span><text:span text:style-name="T57"> — </text:span><text:span text:style-name="T62">проводиться у відокремленому підрозділі ломбарду де був укладений Договір та є</text:span><text:span text:style-name="T57"> повернення</text:span><text:span text:style-name="T62">м</text:span><text:span text:style-name="T57"> клієнтом суми фінансового кредиту, процентів за користування кредитом та пені в повному обсязі, у </text:span><text:span text:style-name="T62">порядку визначеному Договором про надання фінансового кредиту та застави (закладу) майна</text:span><text:span text:style-name="T57">; </text:span></text:p>
        </text:list-item>
        <text:list-item>
          <text:p text:style-name="P50"><text:span text:style-name="T82">пролонгація</text:span><text:span text:style-name="T57"> - подовження строку користування фінансовим кредитом на будь-який термін, але не більше ніж на </text:span><text:span text:style-name="T64">30</text:span><text:span text:style-name="T57"> днів, за умови погашення в повному обсязі процентів за користування кредитом, пені, які нараховуються на дату звернення клієнта до ломбарду, </text:span><text:span text:style-name="T63">шляхом укладання додаткової угоди до Договору, </text:span><text:span text:style-name="T57"><text:s/></text:span><text:span text:style-name="T62">якщо інше не передбачено Договором</text:span><text:span text:style-name="T57"> </text:span></text:p>
        </text:list-item>
        <text:list-item>
          <text:p text:style-name="P50"><text:span text:style-name="T82">сума до повернення</text:span><text:span text:style-name="T57"> - це сума, яка сплачується позичальником кредитодавцю </text:span><text:span text:style-name="T71">(</text:span><text:span text:style-name="T63">ломбарду</text:span><text:span text:style-name="T71">)</text:span><text:span text:style-name="T57"> та складається із суми фінансового кредиту, процентів за користування кредитом, пені (у разі наявності прострочення зобов’язання).</text:span></text:p>
          <text:p text:style-name="P58"><text:span text:style-name="T57">1.3. Ці Правила набувають чинності від дня їх затвердження рішенням Загальних зборів Учасників ПОВНОГО ТОВАРИСТВА «ЛОМБАРД </text:span><text:span text:style-name="T63">ТОВАРИШ ГАРАШОВ Р.А. І КОМПАНІЯ</text:span><text:span text:style-name="T57">». Зміни до цих Правил вносяться за рішенням Загальних зборів Учасників ПОВНОГО ТОВАРИСТВА «ЛОМБАРД </text:span><text:span text:style-name="T63">ТОВАРИШ ГАРАШОВ Р.А.</text:span><text:span text:style-name="T57"> І КОМПАНІЯ». </text:span></text:p>
          <text:p text:style-name="P64">1.4. Вимоги цих Правил поширюються на всі відокремлені підрозділи Товариства, через які Товариство може здійснювати діяльність виключно за умови включення інформації про такі підрозділи до Єдиного державного реєстру юридичних осіб, фізичних осіб- підприємців та громадських формувань та Реєстру фінансових установ України у порядку, визначеному законодавством України. </text:p>
          <text:p text:style-name="P75"><text:span text:style-name="T57">1.5. Норми, встановлені цими Правилами, є недійсними, якщо такі норми суперечать чинним нормативно-правовим актам України та Засновницькому</text:span><text:span text:style-name="T63"> договору</text:span><text:span text:style-name="T57"> ПОВНОГО ТОВАРИСТВА «ЛОМБАРД </text:span><text:span text:style-name="T63">ТОВАРИШ ГАРАШОВ Р.А.</text:span><text:span text:style-name="T57"> І КОМПАНІЯ». Недійсність окремих норм цих Правил не тягне за собою недійсності інших норм цих Правил та Правил в цілому. </text:span></text:p>
          <text:p text:style-name="P64">1.6. Інші поняття у цих Правилах застосовуються відповідно до вимог чинного законодавства України. </text:p>
          <text:p text:style-name="P76"><text:span text:style-name="T57">1.7. За текстом цих Правил ПОВНЕ ТОВАРИСТВО «ЛОМБАРД </text:span><text:span text:style-name="T63">ТОВАРИШ ГАРАШОВ Р.А.</text:span><text:span text:style-name="T57"> І КОМПАНІЯ», </text:span><text:span text:style-name="T63">ідентифікаційний код (</text:span><text:span text:style-name="T57">код ЄДРПОУ</text:span><text:span text:style-name="T63">) 23367720</text:span><text:span text:style-name="T57">, (далі – ломбард, кредитодавець, заставодержатель, Товариство).</text:span></text:p>
          <text:p text:style-name="P76"><text:span text:style-name="T57">1.</text:span><text:span text:style-name="T72">8. Веб-сайт (веб-сторінка) Ломбарду в Інтернеті- </text:span><text:a xlink:type="simple" xlink:href="http://www.tovarisch.com.ua/" text:style-name="Internet_20_link" text:visited-style-name="Visited_20_Internet_20_Link">http://www.tovarisch.com.ua</text:a><text:span text:style-name="T87">.</text:span></text:p>
          <text:p text:style-name="P85">2. Умови надання фінансових та супутніх послуг </text:p>
          <text:p text:style-name="P65">2.1. До фінансових послуг ломбарду належать: </text:p>
          <text:p text:style-name="P126">- надання фінансових кредитів за рахунок власних коштів; </text:p>
          <text:p text:style-name="P128">- надання фінансових кредитів за рахунок залучених коштів. </text:p>
          <text:p text:style-name="P65">Діяльність з надання коштів у позику, в тому числі і на умовах фінансового кредиту підлягає ліцензуванню згідно із законодавством України. </text:p>
          <text:p text:style-name="P65">2.2. До супутніх послуг ломбарду, якщо інше не встановлено законом, належать: </text:p>
          <text:p text:style-name="P126">- оцінка заставленого майна відповідно до чинного законодавства та/або умов договору; </text:p>
          <text:p text:style-name="P128">- надання посередницьких послуг зі страхування предмета застави на підставі агентського договору зі страховою компанією; </text:p>
          <text:p text:style-name="P129">- реалізація заставленого майна відповідно до чинного законодавства та/або умов договору. </text:p>
          <text:p text:style-name="P61"><text:span text:style-name="T43">2.3. </text:span><text:span text:style-name="T53">Ломбард надає фінансові </text:span><text:span text:style-name="T54">та супутні </text:span><text:span text:style-name="T53">послуги зазначені </text:span><text:span text:style-name="T54">в п. 2.1. та п. 2.2. цих Правил </text:span><text:span text:style-name="T53">з дотриманням вимог чинного законодавства </text:span><text:span text:style-name="T54">України</text:span><text:span text:style-name="T53">.</text:span></text:p>
          <text:p text:style-name="P91"><text:soft-page-break/><text:span text:style-name="T54">2.4. </text:span><text:span text:style-name="T37">Ломбард надає фінансові </text:span><text:span text:style-name="T38">та супутні </text:span><text:span text:style-name="T37">послуги за умови внесення інформації про нього до </text:span><text:span text:style-name="T44">Єдиного державного реєстру юридичних осіб, фізичних осіб-підприємців та громадських формувань, Реєстру фінансових установ України у порядку, визначеному законодавством України</text:span><text:span text:style-name="T37"> <text:s/></text:span><text:span text:style-name="T38">і</text:span><text:span text:style-name="T37"> отримання відповідної ліцензії. </text:span></text:p>
          <text:p text:style-name="P91"><text:span text:style-name="T38">2.5. </text:span><text:span text:style-name="T37">Ломбард надає фінансові </text:span><text:span text:style-name="T38">і супутні</text:span><text:span text:style-name="T37"> послуги лише після здійснення ідентифікації, верифікації та вивчення особи клієнтів та вжиття заходів відповідно до законодавства, яке регулює відносини у сфері запобігання легалізації (відмиванню) доходів, одержаних злочинним шляхом.</text:span></text:p>
          <text:p text:style-name="P91"><text:span text:style-name="T38">2.6. </text:span><text:span text:style-name="T37">Ідентифікація не є обов'язковою при здійсненні кожної операції, якщо клієнт був раніше ідентифікований або верифікований відповідно до законодавства, яке регулює відносини у сфері запобігання легалізації (відмиванню) доходів, одержаних злочинним шляхом, фінансуванню тероризму та фінансуванню розповсюдження зброї масового знищення.</text:span></text:p>
          <text:p text:style-name="P91"><text:span text:style-name="T38">2.7. </text:span><text:span text:style-name="T37">Надання Ломбардом фінансових послуг може здійснюватися за місцезнаходженням Ломбарду та/або його відокремлених підрозділів. Діяльність відокремлених підрозділів повинна відповідати вимогам законодавства про фінансові послуги.</text:span></text:p>
          <text:p text:style-name="P91"><text:span text:style-name="T38">2.8. </text:span><text:span text:style-name="T37">У своїй діяльності Ломбард </text:span><text:span text:style-name="T38">дотримується</text:span><text:span text:style-name="T37"> вимог чинного законодавства, зокрема про захист прав споживачів.</text:span></text:p>
          <text:p text:style-name="P92"><text:span text:style-name="T38">2.9. </text:span><text:span text:style-name="T37">Облік ломбардних операцій здійснюється за допомогою облікової та реєструючої системи, <text:s/>яка має відповідати вимогам чинного законодавства.</text:span></text:p>
          <text:p text:style-name="P92"><text:span text:style-name="T39">2.10. </text:span><text:span text:style-name="T37">Порядок надання фінансового кредиту регламентується </text:span><text:span text:style-name="T39">Д</text:span><text:span text:style-name="T37">оговором, який укладається з Позичальником, у відповідності до якого Ломбард надає, а Позичальник одержує фінансовий кредит грошовими коштами у розмірі, що встановлюється договором.</text:span></text:p>
          <text:p text:style-name="P86">Строк дії договору визначається за погодженням сторін. </text:p>
          <text:p text:style-name="P92"><text:span text:style-name="T44">Товариство має право встановлювати строк користування фінансовим кредитом в кожному випадку видачі кредиту індивідуально від 1 до </text:span><text:span text:style-name="T47">30</text:span><text:span text:style-name="T44"> днів. </text:span></text:p>
          <text:p text:style-name="P66">Позичальник має право достроково погасити суму наданого кредиту, при цьому проценти за користування фінансовим кредитом нараховуються відповідно до строку фактичного користування фінансовим кредитом. </text:p>
          <text:p text:style-name="P93"><text:span text:style-name="T44">2.</text:span><text:span text:style-name="T45">11. </text:span><text:span text:style-name="T44">Ломбард визначає процентні ставки за кредитами та плату за супутні послуги, що надаються ломбардом, які затверджуються наказом </text:span><text:span text:style-name="T46">Директора</text:span><text:span text:style-name="T44"> Товариства. Нарахування відсотків за договором відбувається за кожний фактичний день користування кредитом і починається з наступного дня після отримання суми кредиту, а припиняється в день остаточного розрахунку за кредитом. В окремих випадках </text:span><text:span text:style-name="T46">Директор</text:span><text:span text:style-name="T44"> </text:span><text:span text:style-name="T46">Л</text:span><text:span text:style-name="T44">омбарду </text:span><text:span text:style-name="T46">може за власним рішенням </text:span><text:span text:style-name="T44">змінити метод нарахування процентних ставок або порядок їх погашення. Зміна здійснюється тільки на основі взаємної згоди кредитора і позичальника та оформлюється додатковою угодою до Договору. </text:span></text:p>
          <text:p text:style-name="P93"><text:span text:style-name="T44">2.</text:span><text:span text:style-name="T46">12. </text:span><text:span text:style-name="T44">У договорі про надання фінансового кредиту та застави </text:span><text:span text:style-name="T46">(закладу) майна </text:span><text:span text:style-name="T44">може передбачатися відповідальність позичальника за невчасне погашення кредиту, процентів за час користування кредитом у вигляді додаткових процентів у розмірі затвердженому наказом </text:span><text:span text:style-name="T46">Директора</text:span><text:span text:style-name="T44"> Товариства. </text:span></text:p>
          <text:p text:style-name="P94"><text:span text:style-name="T44">2.</text:span><text:span text:style-name="T46">13</text:span><text:span text:style-name="T44">. При поверненні фінансового кредиту сума до повернення (кредит та (або) проценти за користування, зазначена у </text:span><text:span text:style-name="T46">Договорі</text:span><text:span text:style-name="T44">, підлягає перерахунку, з урахуванням фактичного строку користування фінансовим кредитом у календарних днях, при цьому мінімальним розрахунковим строком є 1 календарний день. </text:span></text:p>
          <text:p text:style-name="P95"><text:span text:style-name="T44">2.1</text:span><text:span text:style-name="T47">4</text:span><text:span text:style-name="T44">. Забезпеченням зобов’язань Позичальника є застава </text:span><text:span text:style-name="T48">(заклад)</text:span><text:span text:style-name="T44"> майна Позичальника. </text:span></text:p>
          <text:p text:style-name="P95"><text:span text:style-name="T37">В якості предмета застави можуть виступати: <text:s/></text:span><text:span text:style-name="T51">вироби та брухт з дорогоцінних металів, дорогоцінного каміння, інші ювелірні вироби, побутов</text:span><text:span text:style-name="T52">а</text:span><text:span text:style-name="T51">, </text:span><text:span text:style-name="T52">офісна</text:span><text:span text:style-name="T51"> та цифров</text:span><text:span text:style-name="T52">а</text:span><text:span text:style-name="T51"> технік</text:span><text:span text:style-name="T52">а</text:span><text:span text:style-name="T51">, електротовари тощо.</text:span></text:p>
          <text:p text:style-name="P94"><text:span text:style-name="T40">2.15. </text:span><text:span text:style-name="T37">Позичальник зобов’язується повернути Ломбарду суму Кредиту та сплатити проценти за користування Кредитом в порядку та на умовах визначених </text:span><text:span text:style-name="T40">Д</text:span><text:span text:style-name="T37">оговором про надання фінансового кредиту </text:span><text:span text:style-name="T40">та застави майна.</text:span></text:p>
          <text:p text:style-name="P94"><text:span text:style-name="T40">2.16. </text:span><text:span text:style-name="T37">Якщо дат</text:span><text:span text:style-name="T40">а </text:span><text:span text:style-name="T37">повернення Кредиту припадає на не робочий день </text:span><text:span text:style-name="T40">Ломбарду</text:span><text:span text:style-name="T37">, то датою повернення <text:s/>вважається <text:s/>його перший наступний робочий день.</text:span></text:p>
          <text:p text:style-name="P94"><text:span text:style-name="T40">2.17. </text:span><text:span text:style-name="T37">Процентні ставки за кредитами та плата за супутні послуги, що надаються Ломбардом затверджуються відповідним наказом (розпорядженням, тощо) </text:span><text:span text:style-name="T40">Директора Товариства</text:span><text:span text:style-name="T37"> який має бути розміщено у видному для споживачів ломбардних послуг місці (куточок споживача).</text:span></text:p>
          <text:p text:style-name="P94"><text:span text:style-name="T48">2.18. </text:span><text:span text:style-name="T44">Особа, яка є членом органу управління або службовцем Ломбарду, може укладати договори з Ломбардом <text:s/>щодо надання такій особі фінансового кредиту на умовах, що не відрізняються від звичайних, </text:span><text:span text:style-name="T48">якщо інше не передбачено законодавством України.</text:span></text:p>
          <text:p text:style-name="P96"><text:span text:style-name="T48">2.19. </text:span><text:span text:style-name="T44">Під час проведення викупу:</text:span></text:p>
        </text:list-item>
      </text:list>
      <text:list xml:id="list2885414526" text:style-name="L2">
        <text:list-item>
          <text:p text:style-name="P127">Позичальник повертає Ломбарду суму фінансового кредиту, а також сплачує проценти за користування кредитом та в разі прострочення у виконанні зобов'язань пеню за кожен день прострочення виконання зобов'язання;</text:p>
        </text:list-item>
        <text:list-item>
          <text:p text:style-name="P130"><text:soft-page-break/><text:span text:style-name="T44">Ломбард повертає Клієнту його Предмет закладу, при цьому Клієнт при отриманні Предмета закладу, повинен підтвердити факт отримання Предмета закладу та відсутності майнових чи фінансових претензій до Ломбарду підписом у відповідній графі </text:span><text:span text:style-name="T49">Договору</text:span><text:span text:style-name="T44">. </text:span></text:p>
          <text:p text:style-name="P97"><text:span text:style-name="T44">2.</text:span><text:span text:style-name="T49">20</text:span><text:span text:style-name="T44">. В разі втрати свого примірника Договору, Клієнт має право на отримання дублікату Договору, за письмовою заявою у встановленому Ломбардом порядку. </text:span></text:p>
          <text:p text:style-name="P97"><text:span text:style-name="T44">2.</text:span><text:span text:style-name="T50">21</text:span><text:span text:style-name="T44">. В разі коли Клієнт не може самостійно здійснити викуп Предмету </text:span><text:span text:style-name="T50">застави (</text:span><text:span text:style-name="T44">закладу</text:span><text:span text:style-name="T50">)</text:span><text:span text:style-name="T44">, він може уповноважити на виконання таких дій іншу особу за довіреністю відповідно до чинного законодавства України. </text:span></text:p>
          <text:p text:style-name="P97"><text:span text:style-name="T44">2.</text:span><text:span text:style-name="T50">22</text:span><text:span text:style-name="T44">. Усі спори, що пов’язані із Договором, його укладанням або такі, що виникають в процесі виконання умов цього Договору, включаючи спори про відшкодування завданих порушенням Договору збитків та недійсність (неукладеність) Договору, вирішуються шляхом переговорів між Сторонами. Якщо спір не може бути вирішений шляхом переговорів, він вирішується в судовому порядку за встановленою підвідомчістю та підсудністю такого спору відповідно до чинного в Україні законодавства. </text:span></text:p>
          <text:p text:style-name="P97"><text:span text:style-name="T50">2.23. </text:span><text:span text:style-name="T44">Товариство має право встановлювати акційні умови кредитування з їх обов’язковим затвердженням наказом </text:span><text:span text:style-name="T50">Директора </text:span><text:span text:style-name="T44">Товариства, які не суперечать чинному законодавству та цим </text:span><text:span text:style-name="T50">в</text:span><text:span text:style-name="T44">нутрішнім </text:span><text:span text:style-name="T50">П</text:span><text:span text:style-name="T44">равилам надання фінансових послуг. </text:span></text:p>
          <text:p text:style-name="P97"><text:span text:style-name="T44">2.</text:span><text:span text:style-name="T50">24</text:span><text:span text:style-name="T44">. При укладенні Договору Клієнт ознайомлюється з цими </text:span><text:span text:style-name="T50">в</text:span><text:span text:style-name="T44">нутрішніми </text:span><text:span text:style-name="T50">П</text:span><text:span text:style-name="T44">равилами, про що зазначається в Договорі.</text:span></text:p>
        </text:list-item>
      </text:list>
      <text:list xml:id="list161732408848577" text:continue-list="list2655536748" text:style-name="L1">
        <text:list-header>
          <text:p text:style-name="P81"><text:span text:style-name="T88">3. </text:span>Порядок надання фінансового кредиту, <text:line-break/>умови та порядок укладання договор<text:span text:style-name="T88">у про надання </text:span>фінансового кредиту та <text:span text:style-name="T88">застави <text:s/>майна.</text:span> </text:p>
          <text:p text:style-name="P67">3.1. Виключним видом діяльності ломбарду є надання на власний ризик фінансових кредитів фізичним особам (позичальникам) за рахунок власних коштів або за рахунок залучених коштів під заставу майна на визначний строк та під процент. </text:p>
          <text:p text:style-name="P77"><text:span text:style-name="T56">3.2. В забезпечення виконання обов'язків по поверненню кредитів та сплати відсотків </text:span><text:span text:style-name="T65">Позичальники (фізичні особи)</text:span><text:span text:style-name="T56"> передають ломбарду під </text:span><text:span text:style-name="T65">заставу (</text:span><text:span text:style-name="T56">заклад</text:span><text:span text:style-name="T65">)</text:span><text:span text:style-name="T56"> майно - вироби та брухт з дорогоцінних металів, дорогоцінного каміння, інші ювелірні вироби, побутову, </text:span><text:span text:style-name="T65">офісну</text:span><text:span text:style-name="T56"> та цифрову техніку, електротовари тощо. </text:span></text:p>
          <text:p text:style-name="P77"><text:span text:style-name="T56">Майно, яке приймається у </text:span><text:span text:style-name="T65">заставу (</text:span><text:span text:style-name="T56">заклад</text:span><text:span text:style-name="T65">)</text:span><text:span text:style-name="T56"> є забезпеченням повернення виданого фінансового кредиту. </text:span></text:p>
          <text:p text:style-name="P77"><text:span text:style-name="T56">3.3. Оцінка Предмета </text:span><text:span text:style-name="T65">застави (</text:span><text:span text:style-name="T56">закладу</text:span><text:span text:style-name="T65">)</text:span><text:span text:style-name="T56"> здійснюється відповідно до наказів, правил та методик оцінки майна Ломбардом. Результатами оцінки є оцінна вартість Предмета </text:span><text:span text:style-name="T65">застави (</text:span><text:span text:style-name="T56">закладу</text:span><text:span text:style-name="T65">)</text:span><text:span text:style-name="T56"> за угодою сторін. Розмір суми фінансового кредиту не може перевищувати оцінну вартість за угодою сторін. </text:span></text:p>
          <text:p text:style-name="P77"><text:span text:style-name="T56">3.4. Після повернення кредиту та сплату процентів ломбард повертає заставодавцю майно, що перебувало у </text:span><text:span text:style-name="T65">заставі (</text:span><text:span text:style-name="T56">закладі</text:span><text:span text:style-name="T65">)</text:span><text:span text:style-name="T56">. </text:span></text:p>
          <text:p text:style-name="P67">3.5. Ідентифікація фізичної особи. </text:p>
          <text:p text:style-name="P67">3.5.1. Ломбард надає відповідні фінансові послуги лише після здійснення ідентифікації особи клієнтів та вжиття заходів відповідно до законодавства, яке регулює відносини у сфері запобігання легалізації (відмиванню) доходів, одержаних злочинним шляхом. </text:p>
          <text:p text:style-name="P67">3.5.2. Ломбард має право витребувати, а клієнт зобов'язаний надати документи та передбачені законодавством відомості, необхідні для з'ясування його особи. У разі ненадання клієнтом необхідних документів та передбачених законодавством відомостей або умисного подання неправдивих відомостей про себе ломбард відмовляє клієнту у його обслуговуванні та/або наданні фінансових послуг та/або не укладає договір. </text:p>
          <text:p text:style-name="P67">3.2.3. Для отримання фінансового кредиту у ломбарді фізична особа – позичальник повинна: </text:p>
          <text:p text:style-name="P68">- ідентифікувати себе (пред’явити документ, що засвідчує особу та ідентифікаційний номер згідно з Державним реєстром фізичних осіб - платників податків та інших обов'язкових платежів або номер та за наявності серію паспорта громадянина України, в якому проставлено відмітку про відмову від прийняття реєстраційного номера облікової картки платника податків України чи номер паспорта із записом про відмову від прийняття реєстраційного номера облікової картки платника податків України в електронному безконтактному носії; </text:p>
          <text:p text:style-name="P68">- бути не молодшою 18 років; </text:p>
          <text:p text:style-name="P68">- бути осудною. </text:p>
          <text:p text:style-name="P68">3.2.4. У разі якщо виникає сумнів стосовно того, що особа виступає не від власного імені, фінансова установа повинна ідентифікувати також особу, від імені якої здійснюється фінансова операція. </text:p>
          <text:p text:style-name="P68">3.2.5. У разі наявності при здійсненні ідентифікації мотивованої підозри щодо надання клієнтом недостовірної інформації або навмисного подання клієнтом недостовірної інформації ломбард має надати інформацію про фінансові операції даної особи спеціально уповноваженому органу виконавчої влади з питань фінансового моніторингу. </text:p>
          <text:p text:style-name="P90"><text:span text:style-name="T107">3.2.6. Для ідентифікації клієнта - фізичної особи та вжиття заходів, пере</text:span><text:span text:style-name="T109">дбачених законодавством для підтвердження його особи, ломбард має право витребувати інформацію про нього в </text:span><text:span text:style-name="T96">орга</text:span><text:span text:style-name="T97">нах</text:span><text:span text:style-name="T96"> виконавчої влади, </text:span><text:span text:style-name="T97">у</text:span><text:span text:style-name="T96"> державних </text:span><text:soft-page-break/><text:span text:style-name="T96">реєстраторів, </text:span><text:span text:style-name="T97">у </text:span><text:span text:style-name="T96">правоохоронних органів</text:span><text:span text:style-name="T97"> і</text:span><text:span text:style-name="T96"> юридичних осіб</text:span><text:span text:style-name="T109">, а також здійснювати передбачені законодавством заходи щод</text:span><text:span text:style-name="T107">о збору такої інформації про цю особу, яка є необхідною для виконання правил внутрішнього фінансового моніторингу та програм його здійснення, у тому числі щодо виявлення фінансових операцій, що мають сумнівний характер. Вказані органи </text:span><text:span text:style-name="T108">виконавчої</text:span><text:span text:style-name="T107"> влади, </text:span><text:span text:style-name="T108">державні реєстратори, правоохоронні органи та </text:span><text:span text:style-name="T107">інші юридичні особи зобов'язані протягом десяти робочих днів з дня отримання запиту безоплатно надати ломбарду таку інформацію.</text:span><text:span text:style-name="T3"> </text:span></text:p>
          <text:p text:style-name="P68">3.2.7. Ідентифікація не є обов'язковою при здійсненні кожної операції, якщо клієнт був раніше ідентифікований відповідно до законодавства, яке регулює відносини у сфері запобігання легалізації (відмивання) доходів, одержаних злочинним шляхом. </text:p>
          <text:p text:style-name="P78"><text:span text:style-name="T56">3.3. Після ідентифікації фізичної особи-позичальника працівник ломбарду перевіряє у встановленому порядку предмет </text:span><text:span text:style-name="T66">застави (</text:span><text:span text:style-name="T56">закладу</text:span><text:span text:style-name="T66">)</text:span><text:span text:style-name="T56"> на відповідність його своїй суті. У разі підтвердження достовірності суті предмету </text:span><text:span text:style-name="T66">застави (</text:span><text:span text:style-name="T56">закладу</text:span><text:span text:style-name="T66">)</text:span><text:span text:style-name="T56">, складається Договір про надання ломбардом фінансового кредиту та </text:span><text:span text:style-name="T66">застави </text:span><text:span text:style-name="T56">майна. Договір з боку ломбарду підписується уповноваженою особою, з іншого боку - позичальником (заставода</text:span><text:span text:style-name="T75">вцем). Договір складається у двох примірниках – один з яких залишається у ломбарді, другий – видається позичальнику та скріплюється штампом. </text:span></text:p>
          <text:p text:style-name="P79"><text:span text:style-name="T75">3.4. Особа, яка є членом органу управління або службовцем ломбарду, може укладати Договори з цим ломбардом</text:span><text:span text:style-name="T56"> щодо надання такій особі фінансового кредиту на умовах, що не відрізняються від звичайних,</text:span><text:span text:style-name="T67">якщо інше не передбачено законодавством України.</text:span></text:p>
          <text:p text:style-name="P69">3.5. Договір про надання ломбардом фінансового кредиту та застави повинен відповідати вимогам чинного законодавства, та відповідно до статті 6 Закону України «Про фінансові послуги та державне регулювання ринків фінансових послуг» має містити: </text:p>
          <text:p text:style-name="P69">- назву документа; </text:p>
          <text:p text:style-name="P69">- назву, адресу та реквізити суб’єкта господарювання; </text:p>
          <text:p text:style-name="P69">- прізвище, ім'я і по батькові фізичної особи, яка отримує фінансові послуги, та її адресу; </text:p>
          <text:p text:style-name="P69">- предмет договору; </text:p>
          <text:p text:style-name="P69">- права та обов’язки сторін; </text:p>
          <text:p text:style-name="P69">- суму фінансового кредиту; </text:p>
          <text:p text:style-name="P69">- дату надання фінансового кредиту; </text:p>
          <text:p text:style-name="P69">- строк користування фінансовим кредитом; </text:p>
          <text:p text:style-name="P69">- дату повернення фінансового кредиту; </text:p>
          <text:p text:style-name="P69">- відповідальність сторін; </text:p>
          <text:p text:style-name="P69">- підстави для пролонгації, припинення дії та розірвання договору; </text:p>
          <text:p text:style-name="P69">- підтвердження, що інформація зазначена в частині другій статті 12 Закону України «Про фінансові послуги та державне регулювання ринків фінансових послуг», надана клієнту; </text:p>
          <text:p text:style-name="P69">- процент за користування фінансовим кредитом; </text:p>
          <text:p text:style-name="P79"><text:span text:style-name="T56">- посилання на предмет </text:span><text:span text:style-name="T67">застави (</text:span><text:span text:style-name="T56">закладу</text:span><text:span text:style-name="T67">)</text:span><text:span text:style-name="T56">, що забезпечує зобов’язання за договором фінансового кредиту; </text:span></text:p>
          <text:p text:style-name="P69">- посилання на договір страхування предмета закладу в разі наявності; </text:p>
          <text:p text:style-name="P69">- відмітка про ознайомлення позичальника з внутрішніми правилами чи положеннями про надання фінансових послуг ломбардом; </text:p>
          <text:p text:style-name="P69">- інші умови за згодою сторін; </text:p>
          <text:p text:style-name="P70">- підписи сторін. </text:p>
          <text:p text:style-name="P80"><text:span text:style-name="T56">Договір <text:s/>про надання фінансового кредиту має відповідати </text:span><text:span text:style-name="T68">не тільки </text:span><text:span text:style-name="T56">вимогам статті 6 Закону України "Про фінансові послуги та державне регулювання ринків фінансових послуг", </text:span><text:span text:style-name="T68">а також</text:span><text:span text:style-name="T56"> статей 11 і 18 Закону України "Про захист прав споживачів", статті 1056 </text:span><text:span text:style-name="T89">1</text:span><text:span text:style-name="T56"> Цивільного кодексу України, інших законів з питань регулювання фінансових послуг, вимогам до договорів про надання фінансових послуг фізичним особам, визначеним Нацкомфінпослуг, та вимогам визначеним цими Правилами. </text:span></text:p>
          <text:p text:style-name="P69">3.6. Підстави, порядок та правові наслідки припинення дії договорів про надання фінансових послуг визначаються цивільним законодавством, з питань регулювання окремих ринків фінансових послуг, а також укладеними відповідно до них договорами. </text:p>
          <text:p text:style-name="P69">3.7. Договір про надання фінансового кредиту та договір застави, що забезпечує зобов’язання за договором фінансового кредиту, можуть бути оформлені як один документ. </text:p>
          <text:p text:style-name="P69"><text:soft-page-break/>3.8. Позичальник має право достроково погасити суму наданого кредиту, при цьому проценти за користування фінансовим кредитом нараховуються відповідно до строку фактичного користування фінансовим кредитом. </text:p>
          <text:p text:style-name="P79"><text:span text:style-name="T56">3.9. Страхування предмета застави здійснюється за взаємною згодою сторін. Відмова від страхування предмета </text:span><text:span text:style-name="T67">застави (</text:span><text:span text:style-name="T56">закладу</text:span><text:span text:style-name="T67">)</text:span><text:span text:style-name="T56"> позичальником не може бути підставою для відмови в наданні фінансового кредиту. </text:span></text:p>
          <text:p text:style-name="P79"><text:span text:style-name="T56">3.10. У разі неповернення кредиту у встановлені строки ломбард звертає стягнення на заставлене майно у встановленому законодавством </text:span><text:span text:style-name="T67">та Договором</text:span><text:span text:style-name="T56"> порядку та має право на його реалізацію для покриття витрат, які ломбард зазнав при наданні відповідної фінансової послуги, а також компенсації вигод, які могли б бути при виконанні усіх умов договору надання фінансового кредиту та </text:span><text:span text:style-name="T67">застави (</text:span><text:span text:style-name="T56">закладу</text:span><text:span text:style-name="T67">) майна</text:span><text:span text:style-name="T56">. </text:span></text:p>
          <text:p text:style-name="P79"><text:span text:style-name="T56">3.11. Ломбард зобов’язаний розміщувати інформацію, визначену частиною першою статті 12 та частин четвертої і п'ятої статті 12</text:span><text:span text:style-name="T90">-</text:span><text:span text:style-name="T91">-1</text:span><text:span text:style-name="T67"> </text:span><text:span text:style-name="T56">Закону України "Про фінансові послуги та державне регулювання ринків фінансових послуг" зазначеного Закону, на власному веб-сайті (веб-сторінці) та забезпечувати її актуальність. </text:span></text:p>
        </text:list-header>
      </text:list>
      <text:p text:style-name="P22">4. Порядок ведення обліку договорів.</text:p>
      <text:p text:style-name="P23">4.1. Облікова та реєструюча система ломбарду ведеться в електронному вигляді шляхом використання відповідного програмного забезпечення, що забезпечує облік споживачів послуг ломбарду та здійснює реєстрацію їх операцій. <text:span text:style-name="T104">Дані облікової та реєструючої систем Ломбарду на будь-яку дату повинні відповідати даним бухгалтерського обліку.</text:span></text:p>
      <text:p text:style-name="P23">4.2. Технічне забезпечення ломбарду повинно забезпечувати функціонування облікової та реєструючої систем ломбарду та створюватись на основі комп'ютерних систем, які можуть забезпечити виконання технологічних операцій з ведення обліку в цих системах.</text:p>
      <text:p text:style-name="P20"><text:span text:style-name="T56">Склад та структура технічного забезпечення визначаються ломбардом самостійно, виходячи з його можливості постійно дотримуватись вимог до облікової та реєструючої систем, </text:span><text:span text:style-name="T69">установлених Національною комісією, що здійснює державне регулювання у сфері ринків ф</text:span><text:span text:style-name="T56">інансових послуг, захисту від несанкціонованого доступу. </text:span></text:p>
      <text:p text:style-name="P23">Ломбард повинен забезпечити захист інформації в обліковій та реєструючій системах з метою унеможливлення будь-яких змін щодо даних, зафіксованих після здійснення операцій засобами програмного забезпечення. </text:p>
      <text:p text:style-name="P24">Щоденно повинна виконуватись процедура резервного копіювання бази даних. Резервні копії повинні зберігатись на окремому носії інформації або на окремому спеціалізованому сітьовому апаратному засобі. </text:p>
      <text:p text:style-name="P24">Доступ до програмного забезпечення даних облікової та реєструючої систем ломбарду повинен бути обмеженим та дозволятися лише визначеному на це персоналу. </text:p>
      <text:p text:style-name="P24">Для захисту від несанкціонованого доступу до баз даних облікової та реєструючої систем ломбард розробляє порядок встановлення відповідних паролів. </text:p>
      <text:p text:style-name="P21"><text:span text:style-name="T56">4.3. Ломбард здійснює реєстрацію договорів про </text:span><text:span text:style-name="T70">надання </text:span><text:span text:style-name="T56">фінансов</text:span><text:span text:style-name="T70">ого кредиту та застави майна </text:span><text:span text:style-name="T56">шляхом ведення журналу обліку укладених і виконаних договорів про надання фінансов</text:span><text:span text:style-name="T70">ого кредиту та застави майна </text:span><text:span text:style-name="T56">та карток обліку укладених та виконаних договорів, які містять інформацію, необхідну для ведення бухгалтерського обліку відповідних фінансово-господарських операцій. Ломбард веде такий облік в електронному вигляді з обов'язковою можливістю роздрукування інформації на будь-який момент, а також забезпечує можливість відновлення втраченої інформації в разі виникнення будь-яких обставин непереборної сили.</text:span></text:p>
      <text:p text:style-name="P24">Ломбард веде журнал обліку укладених і виконаних договорів у хронологічному порядку (окремо за кожним видом послуг) з обов'язковим зазначенням такої інформації:</text:p>
      <text:list xml:id="list372231049" text:style-name="L3">
        <text:list-item>
          <text:p text:style-name="P53">номер запису за порядком; </text:p>
        </text:list-item>
        <text:list-item>
          <text:p text:style-name="P53">дата і номер укладеного договору в хронологічному порядку; </text:p>
        </text:list-item>
        <text:list-item>
          <text:p text:style-name="P53">прізвище, ім'я, по батькові фізичної особи - споживача фінансових послуг; </text:p>
        </text:list-item>
        <text:list-item>
          <text:p text:style-name="P53">реєстраційний номер облікової картки платника податків фізичної особи - споживача фінансових послуг (для фізичних осіб, які через свої релігійні переконання відмовляються від прийняття реєстраційного номера облікової картки платника податків та повідомили про це відповідному контролюючому органу і мають відмітку в паспорті, - серія та номер паспорта); </text:p>
        </text:list-item>
        <text:list-item>
          <text:p text:style-name="P57"><text:span text:style-name="T13">розмір коштів відповідно до умов договору про надання фінансо</text:span><text:span text:style-name="T14">вого кредиту та застави майна </text:span><text:span text:style-name="T13">та дата зарахування (перерахування) коштів на поточний рахунок Ломбарду </text:span><text:span text:style-name="T14">та/або в касу ломбарду</text:span><text:span text:style-name="T13">; </text:span></text:p>
        </text:list-item>
        <text:list-item>
          <text:p text:style-name="P54">дата закінчення строку дії договору (дата анулювання або припинення дії договору). </text:p>
          <text:p text:style-name="P59">У картках обліку виконання договорів обов'язково зазначається така інформація: </text:p>
        </text:list-item>
        <text:list-item>
          <text:p text:style-name="P54">номер картки;</text:p>
        </text:list-item>
        <text:list-item>
          <text:p text:style-name="P54">дата укладення та строк дії договору; </text:p>
        </text:list-item>
        <text:list-item>
          <text:p text:style-name="P54">прізвище, ім'я, по батькові фізичної особи - споживача фінансових послуг;</text:p>
        </text:list-item>
        <text:list-item>
          <text:p text:style-name="P54"><text:soft-page-break/>реєстраційний номер облікової картки платника податків фізичної особи - споживача фінансових послуг (для фізичних осіб, які через свої релігійні переконання відмовляються від прийняття реєстраційного номера облікової картки платника податків та повідомили про це відповідному контролюючому органу і мають відмітку у паспорті, - серія та номер паспорта); </text:p>
        </text:list-item>
        <text:list-item>
          <text:p text:style-name="P54">вид фінансового активу, який є предметом договору;</text:p>
        </text:list-item>
        <text:list-item>
          <text:p text:style-name="P131">відомості про отримані (видані) грошові кошти та/або фінансові активи, а саме: дата отримання (видачі) грошових коштів та/або фінансових активів; сума грошових коштів та/або розмір фінансових активів згідно з договором; сума винагороди; сума інших нарахувань згідно з умовами договору; загальна сума та/або розмір фінансових активів, одержаних на дату заповнення картки. </text:p>
          <text:p text:style-name="P108"><text:span text:style-name="T13">4.</text:span><text:span text:style-name="T15">4. </text:span><text:span text:style-name="T93">Дані облікової системи ломбарду повинні містити таку інформацію про фізичну особу - споживача послуг:</text:span></text:p>
        </text:list-item>
      </text:list>
      <text:p text:style-name="P27">- прізвище, ім'я, по батькові фізичної особи;</text:p>
      <text:p text:style-name="P27">- дані паспорта (номер, серія, дата видачі, орган, що видав) або іншого документа, що посвідчує особу;</text:p>
      <text:p text:style-name="P27">- місце проживання фізичної особи.</text:p>
      <text:p text:style-name="P25"><text:span text:style-name="T92">4.5. </text:span>Дані реєструючої системи ломбарду повинні містити інформацію про:</text:p>
      <text:p text:style-name="P27">- дату та номер договору;</text:p>
      <text:p text:style-name="P27">- строк дії договору;</text:p>
      <text:p text:style-name="P27">- дату закінчення дії договору;</text:p>
      <text:p text:style-name="P27">- короткий опис предмета застави;</text:p>
      <text:p text:style-name="P27">- дату надання послуги;</text:p>
      <text:p text:style-name="P27">- вид послуги;</text:p>
      <text:p text:style-name="P27">- суму послуги;</text:p>
      <text:p text:style-name="P27">- дату звернення стягнення на предмет застави;</text:p>
      <text:p text:style-name="P27">- суму до повернення заставодавцю;</text:p>
      <text:p text:style-name="P27">- заборгованість за договором.</text:p>
      <text:p text:style-name="P28">4.<text:span text:style-name="T92">6</text:span>. Програмне забезпечення облікової та реєструючої систем ломбарду <text:span text:style-name="T92">здійснює</text:span> обробку даних та узагальню<text:span text:style-name="T92">є </text:span>щоквартальну статистичну інформацію щодо:</text:p>
      <text:p text:style-name="P28">- загальної суми наданих фінансових кредитів у розрізі предметів застави, що їх забезпечують (виробів з дорогоцінних металів та дорогоцінного каміння, побутової техніки, іншого майна);</text:p>
      <text:p text:style-name="P28">- загальної суми погашених фінансових кредитів у розрізі способів погашення (погашено грошовими коштами, за рахунок предмета застави);</text:p>
      <text:p text:style-name="P28">- загальної суми отриманих процентів за користування фінансовим кредитом у розрізі способів погашення (погашено грошовими коштами, за рахунок предмета застави);</text:p>
      <text:p text:style-name="P28">- загальної суми сплачених неустойок у розрізі способів погашення (погашено грошовими коштами, за рахунок предмета застави);</text:p>
      <text:p text:style-name="P28">- доходу, отриманого за надання послуг зі зберігання майна;</text:p>
      <text:p text:style-name="P28">- доходу, отриманого за надання послуг з оцінки заставленого майна;</text:p>
      <text:p text:style-name="P28">- доходу за агентськими договорами із страховими компаніями;</text:p>
      <text:p text:style-name="P28">- доходу з реалізації заставленого майна;</text:p>
      <text:p text:style-name="P28">- загальної кількості наданих фінансових кредитів у розрізі предметів застави, що їх забезпечують (виробів з дорогоцінних металів та дорогоцінного каміння, побутової техніки, іншого майна).</text:p>
      <text:p text:style-name="P27">4.<text:span text:style-name="T92">7</text:span>. Дані облікової та реєструючої систем надаються:</text:p>
      <text:p text:style-name="P27">1) фізичній особі - споживачу послуг щодо послуг, які вона отримувала, на підставі письмового запиту або іншій особі за письмовим дозволом фізичної особи - споживача послуг;</text:p>
      <text:p text:style-name="P27">2) за рішенням, ухвалою або постановою суду;</text:p>
      <text:p text:style-name="P27">3) органам державної влади та місцевого самоврядування відповідно до законодавства.</text:p>
      <text:p text:style-name="P27">4.<text:span text:style-name="T92">8</text:span>. Інформація щодо діяльності ломбарду надається ломбардом згідно із законодавством.</text:p>
      <text:p text:style-name="P28"><text:soft-page-break/>4.<text:span text:style-name="T92">9</text:span>. Програмне забезпечення облікової та реєструючої систем ломбарду забезпечу<text:span text:style-name="T92">є</text:span> експорт інформації у форматі, визначеному Нацкомфінпослуг, при формуванні інформації, яка подається до Нацкомфінпослуг відповідно до законодавства.</text:p>
      <text:list xml:id="list161731603728528" text:continue-numbering="true" text:style-name="L3">
        <text:list-header>
          <text:p text:style-name="P82">5. Порядок моніторингу наданих кредитів.</text:p>
          <text:p text:style-name="P71">5.1. Будь-яка інформація про кредити є конфіденційною і тому забезпечується обмежений доступ до неї. </text:p>
          <text:p text:style-name="P98"><text:span text:style-name="T13">5.2. Відповідальна особа ломбарду при оформленні фінансової операції проводить первинний фінансовий моніторинг за правилами, затвердженими </text:span><text:span text:style-name="T16">Директором </text:span><text:span text:style-name="T13">ломбарду. Працівники ломбарду несуть відповідальність за якісний моніторинг фінансових операцій. </text:span></text:p>
          <text:p text:style-name="P98"><text:span text:style-name="T13">5.3. Для контролю обліку фінансових операцій </text:span><text:span text:style-name="T16">Директором</text:span><text:span text:style-name="T13"> ломбарду призначається відповідальна особа. Відповідальна особа проводить моніторинг: </text:span></text:p>
          <text:p text:style-name="P72">- ідентифікації особи позичальника; </text:p>
          <text:p text:style-name="P72">- укладених договорів; </text:p>
          <text:p text:style-name="P72">- повернення виданих кредитів та сплати відсотків;</text:p>
          <text:p text:style-name="P72">- обліку прострочених договорів;</text:p>
          <text:p text:style-name="P72">- реалізації заставного майна. </text:p>
          <text:p text:style-name="P98"><text:span text:style-name="T13">Відповідальна особа інформує </text:span><text:span text:style-name="T16">Директора</text:span><text:span text:style-name="T13"> ломбарду про всі рухи коштів по кредитах та порушення умов кредитних угод (порушення термінів платежів суми кредиту та/або несплати відсотків по кредиту), готує пропозиції про віднесення кредитів до розряду проблемних кредитів. На підставі обліку, що ведеться відповідальною особою, формуються облікові дані щодо складання звітності ломбардами до Національної комісії, що здійснює державне регулювання у сфері ринків фінансових послуг та розрахунку резерву для покриття ризиків неповернення основного боргу за кредитами.</text:span></text:p>
          <text:p text:style-name="P105"><text:span text:style-name="T10">7. Порядок зберігання договорів та інших документів,<text:line-break/></text:span><text:span text:style-name="T11">пов'язаних з наданням фінансових послуг</text:span><text:span text:style-name="T10">.</text:span></text:p>
          <text:p text:style-name="P62"><text:span text:style-name="T17">7</text:span><text:span text:style-name="T13">.1. </text:span><text:span text:style-name="T4">Ломбард зберігає укладені договори про надання фінансового кредиту не менш</text:span><text:span text:style-name="T29">е ніж </text:span><text:span text:style-name="T30">п'ять</text:span><text:span text:style-name="T29"> рок</text:span><text:span text:style-name="T30">ів</text:span><text:span text:style-name="T29"> піс</text:span><text:span text:style-name="T4">ля виконання всіх зобов'язань за ними, якщо інше не встановлено законодавством.</text:span></text:p>
          <text:p text:style-name="P104"><text:span text:style-name="T5">7.2. </text:span><text:span text:style-name="T4">Договори та інші документи, пов’язані із наданням фінансових послуг (далі – договори та документи), з моменту їх створення (оформлення) і до передачі їх в центральний офіс або архів ломбарду зберігаються за місцем їх створення (оформлення) у відокремлених та/або структурних підрозділах ломбарду.</text:span></text:p>
          <text:p text:style-name="P104"><text:span text:style-name="T5">7.3. </text:span><text:span text:style-name="T4">З метою забезпечення належного зберігання, виключення (запобігання) можливої втрати або пошкодження договори та документи, сформовані справи із цих договорів та документів, до передачі їх в центральний офіс або архів ломбарду зберігаються у відокремлених та/або структурних підрозділах ломбарду у спеціально відведених для цього приміщеннях, сейфа або зачинених шафах, що забезпечують їх схоронність та обмежений доступ до них сторонніх осіб.</text:span></text:p>
          <text:p text:style-name="P104"><text:span text:style-name="T5">7.4. </text:span><text:span text:style-name="T4">Зберігання договорів та документів, оформлення їх і передачу до центрального офісу або архіву ломбарду забезпечує </text:span><text:span text:style-name="T5">Директор</text:span><text:span text:style-name="T4"> ломбарду, або відповідальні особи, уповноважені на це </text:span><text:span text:style-name="T5">Директором</text:span><text:span text:style-name="T4"> ломбарду.</text:span></text:p>
          <text:p text:style-name="P104"><text:span text:style-name="T5">7.5. </text:span><text:span text:style-name="T4">Зберігання в центральному офісі або архіві ломбарду договорів та документів забезпечує відповідальна особа, уповноважена на це </text:span><text:span text:style-name="T5">Директором</text:span><text:span text:style-name="T4"> ломбарду.</text:span></text:p>
          <text:p text:style-name="P104"><text:span text:style-name="T5">7.6. </text:span><text:span text:style-name="T4">З метою забезпечення належного зберігання, виключення (запобігання) можливої втрати договори та документи, сформовані справи із цих договорів та документів, зберігаються у центральному офісі або архіві ломбарду у спеціально відведених для цього приміщеннях, сейфа або зачинених шафах, що забезпечують їх схоронність та обмежений доступ до них сторонніх осіб.</text:span></text:p>
          <text:p text:style-name="P104"><text:span text:style-name="T5">7.7. </text:span><text:span text:style-name="T4">Видача договорів та документів, їх копій у тимчасове користування стороннім особам, установам та організаціям здійснюється виключно з дозволу </text:span><text:span text:style-name="T5">Директора</text:span><text:span text:style-name="T4"> ломбарду відповідно та у порядку, передбаченому законодавством України.</text:span></text:p>
          <text:p text:style-name="P104"><text:span text:style-name="T5">7.8. </text:span><text:span text:style-name="T4">Вилучення договорів та документів здійснюється відповідно та у порядку, передбаченому законодавством України, за рішенням відповідних органів, установ, прийнятих у межах їх повноважень, передбачених законами України.</text:span></text:p>
          <text:p text:style-name="P104"><text:span text:style-name="T17">7.9. </text:span><text:span text:style-name="T13">Знищення договорів та документів, термін зберігання яких закінчився, здійснюється у ломбарді відповідно та у порядку, передбаченому законодавством України.</text:span></text:p>
          <text:p text:style-name="P83">8. Опис завдань, які підлягають виконанню кожним відокремленим підрозділом ломбарду.</text:p>
          <text:p text:style-name="P99"><text:span text:style-name="T13">8.1. Відокремлений підрозділ діє на підставі цих Правил, Положення відокремлен</text:span><text:span text:style-name="T18">ого</text:span><text:span text:style-name="T13"> підрозділ</text:span><text:span text:style-name="T18">у</text:span><text:span text:style-name="T13">, відповідно до вимог Положення про порядок надання фінансових послуг ломбардами, затвердженого розпорядженням Державної комісії з регулювання ринків фінансових послуг України від 26.04.2005 № 3981, зареєстрованим в Міністерстві юстиції України </text:span><text:span text:style-name="T18">1</text:span><text:span text:style-name="T13">4.05.2005 за № 565/10845, Ліцензійних умов провадження господарської діяльності з надання фінансових послуг (крім професійної діяльності на ринку цінних паперів), затверджених постановою КМ України від 7 грудня 2016 року N 913 </text:span><text:span text:style-name="T18">та інших нормативно-правових актів України.</text:span></text:p>
          <text:p text:style-name="P100"><text:soft-page-break/><text:span text:style-name="T13">8.2. Відокремлений підрозділ не має статусу юридичної особи, має </text:span><text:span text:style-name="T18">визначене місцезнаходження, адреса якого внесена до </text:span><text:span text:style-name="T19">відповідних реєстрів.</text:span><text:span text:style-name="T18"> </text:span><text:span text:style-name="T13"><text:s/>Розрахункові рахунки відокремлених підрозділів, у разі наявності, використовуються виключно для отримання коштів для видачі фінансових кредитів та для повернення коштів від ломбардних операцій. </text:span></text:p>
          <text:p text:style-name="P100"><text:span text:style-name="T13">8.3. Відокремлений підрозділ створюється на підставі рішення Загальних зборів Учасників ломбарду. Відповідним рішенням Загальних зборів Учасників ломбарду затверджується положення відокремлен</text:span><text:span text:style-name="T19">ого</text:span><text:span text:style-name="T13"> підрозділ</text:span><text:span text:style-name="T19">у</text:span><text:span text:style-name="T13">. </text:span></text:p>
          <text:p text:style-name="P100"><text:span text:style-name="T13">8.4. Інформація про відокремлений підрозділ вноситься до Єдиного державного реєстру </text:span><text:span text:style-name="T19">юридичних осіб, фізичних осіб — підприємців та громадських формувань </text:span><text:span text:style-name="T13">та Державного реєстру фінансових установ. </text:span></text:p>
          <text:p text:style-name="P100"><text:span text:style-name="T13">8.5. Ведення справ відокремленого підрозділу здійснюється </text:span><text:span text:style-name="T19">Директором Ломбарду або </text:span><text:span text:style-name="T13">керівником </text:span><text:span text:style-name="T19">відокремленого підрозділу у разі призначення</text:span><text:span text:style-name="T13">. Керівником відокремленого підрозділу може бути особа, яка має повну загальну середню освіту та загальний стаж роботи понад три роки. </text:span></text:p>
          <text:p text:style-name="P73">8.6. Відповідно до предмету діяльності, відокремлений підрозділ має право надавати фінансові кредити фізичним особам під процент, на визначений строк, формою забезпечення яких є застава. Основними цінностями в якості предмета закладу виступають вироби та брухт з дорогоцінних металів, дорогоцінного каміння, інші ювелірні вироби, побутову та цифрову техніку, електротовари тощо. </text:p>
          <text:p text:style-name="P73">8.7. За прийняте в заставу майно працівники відокремленого підрозділу несуть матеріальну відповідальність у встановленому порядку. </text:p>
          <text:p text:style-name="P101"><text:span text:style-name="T13">8.8. Відокремлений підрозділ повинен належним чином зберігати заставлене майно, в спеціальному місці, яке повинно бути обладнане необхідними засобами, які мають забезпечити збереження предмета </text:span><text:span text:style-name="T20">застави (</text:span><text:span text:style-name="T13">закладу</text:span><text:span text:style-name="T20">)</text:span><text:span text:style-name="T13"> та утримування предмета </text:span><text:span text:style-name="T20">застави (</text:span><text:span text:style-name="T13">закладу</text:span><text:span text:style-name="T20">)</text:span><text:span text:style-name="T13"> в належному стані. </text:span></text:p>
          <text:p text:style-name="P73">8.9. У своїй діяльності відокремлений підрозділ дотримується вимог чинного законодавства, зокрема про захист прав споживачів. </text:p>
          <text:p text:style-name="P101"><text:span text:style-name="T13">8.10. </text:span><text:span text:style-name="T20">Директор</text:span><text:span text:style-name="T13"> Товариства наказом затверджує режим робочого часу відокремлених підрозділів, а саме робочі та вихідні дні, робочі години та години перерви, і розміщує зазначену інформацію на власному веб-сайті (веб-сторінці), забезпечує її актуальність. Працівник відокремленого підрозділу зобов’язаний знаходитись на робочому місці відповідно до затвердженого режиму роботи для роботи з клієнтами фінансової установи за місцезнаходженням відокремлених підрозділів відповідно до графіків їх роботи. </text:span></text:p>
          <text:p text:style-name="P101"><text:span text:style-name="T13">8.11. Інші умови, яким повинен відповідати відокремлений підрозділ, а також інші функції працівників відокремленого підрозділу визначаються додатково у положенні відокремлен</text:span><text:span text:style-name="T20">ого</text:span><text:span text:style-name="T13"> підрозділ</text:span><text:span text:style-name="T20">у</text:span><text:span text:style-name="T13">. </text:span></text:p>
          <text:p text:style-name="P84">9. Порядок внутрішнього контролю щодо дотримання законодавства та внутрішніх регламентуючих документів при здійсненні операцій з надання фінансових послуг </text:p>
          <text:p text:style-name="P112"><text:span text:style-name="T13">9.1. </text:span><text:span text:style-name="T21">Вищий орган управління Товариства визначає окрему посадову особу для проведення внутрішнього контролю (аудиту). </text:span></text:p>
          <text:p text:style-name="P116"><text:span text:style-name="T1">9.2. </text:span><text:span text:style-name="T98">Внутрішній контроль передбачає:</text:span></text:p>
        </text:list-header>
        <text:list-item>
          <text:p text:style-name="P142"><text:span text:style-name="T94">нагляд за поточною діяльністю </text:span><text:span text:style-name="T95">ломбарду</text:span><text:span text:style-name="T94">;</text:span></text:p>
        </text:list-item>
        <text:list-item>
          <text:p text:style-name="P142"><text:span text:style-name="T94">контроль за дотриманням законів, нормативно-правових актів органів, які здійснюють державне регулювання ринків фінансових послуг, та рішень органів управління </text:span><text:span text:style-name="T95">ломбарду</text:span><text:span text:style-name="T94">;</text:span></text:p>
        </text:list-item>
        <text:list-item>
          <text:p text:style-name="P142"><text:span text:style-name="T94">перевірку результатів поточної фінансової діяльності </text:span><text:span text:style-name="T95">ломбарду</text:span><text:span text:style-name="T94">;</text:span></text:p>
        </text:list-item>
        <text:list-item>
          <text:p text:style-name="P142"><text:span text:style-name="T94">аналіз інформації про діяльність </text:span><text:span text:style-name="T95">ломбарду</text:span><text:span text:style-name="T94">, професійну діяльність її працівників, випадки перевищення повноважень посадовими особами </text:span><text:span text:style-name="T95">ломбарду</text:span><text:span text:style-name="T94">;</text:span></text:p>
        </text:list-item>
        <text:list-item>
          <text:p text:style-name="P142"><text:span text:style-name="T94">виконання інших передбачених законами функцій, пов'язаних з наглядом та контролем за діяльністю </text:span><text:span text:style-name="T95">ломбарду.</text:span></text:p>
        </text:list-item>
      </text:list>
      <text:p text:style-name="P26"><text:span text:style-name="T101">9.3. П</text:span><text:span text:style-name="T100">осадова особа, що проводить внутрішній контроль, підпорядковується вищому органу управління </text:span><text:span text:style-name="T101">ломбарду (загальним зборам учасників Товариства)</text:span><text:span text:style-name="T100"> та звітує перед ними.</text:span></text:p>
      <text:p text:style-name="P26"><text:span text:style-name="T2">9.4. </text:span><text:span text:style-name="T98">П</text:span><text:span text:style-name="T99">осадова особа, що проводить внутрішній контроль,</text:span><text:span text:style-name="T2"> виконує такі основні функції в сфері проведення внутрішнього контролю: </text:span></text:p>
      <text:list xml:id="list161732818062513" text:continue-numbering="true" text:style-name="L3">
        <text:list-header>
          <text:p text:style-name="P106">- організовує роботу по проведенню перевірок щодо дотримання працівниками ломбарду вимог законодавства та внутрішніх (локальних) нормативно-правових документів при укладанні та виконанні договорів з даної фінансової послуги;</text:p>
          <text:p text:style-name="P102"><text:span text:style-name="T105">- організовує роботу по проведенню інвентаризації, узагальнює наслідки документальних перевірок та інвентаризації, повідомляє про них </text:span><text:span text:style-name="T106">Директора</text:span><text:span text:style-name="T105"> Товариства; </text:span></text:p>
          <text:p text:style-name="P106">- проводить перевірки стану збереження коштів і матеріальних цінностей, достовірності обліку і звітності;</text:p>
          <text:p text:style-name="P102"><text:span text:style-name="T105">- здійснює контроль за усунення</text:span><text:span text:style-name="T106">м</text:span><text:span text:style-name="T105"> недоліків і порушень, виявлених перевірками та інвентаризаціями; </text:span></text:p>
          <text:p text:style-name="P102"><text:soft-page-break/><text:span text:style-name="T105">- розро</text:span><text:span text:style-name="T13">бляє пропозиції щодо удосконалення контролю, збереження грошових коштів та матеріальних цінностей, поліпшує роботу працівників ломбарду при укладанні та виконанні договорів з даної фінансової послуги. </text:span></text:p>
          <text:p text:style-name="P102"><text:span text:style-name="T22">9.5. </text:span><text:span text:style-name="T4">Задачами внутрішнього контролю є:</text:span></text:p>
        </text:list-header>
        <text:list-item>
          <text:p text:style-name="P51">здійснення контролю щодо дотримання законодавства та внутрішніх регламентуючих документів при здійсненні операцій з надання фінансових послуг;</text:p>
        </text:list-item>
        <text:list-item>
          <text:p text:style-name="P51">виявлення випадків порушення та/або невиконання законодавства та внутрішніх регламентуючих документів при здійсненні операцій з надання фінансових послуг, вжиття заходів щодо їх припинення;</text:p>
        </text:list-item>
        <text:list-item>
          <text:p text:style-name="P51">аналіз причин, які лежать в основі порушень законодавства та внутрішніх регламентуючих документів при здійсненні операцій з надання фінансових послуг, вжиття заходів щодо їх попередження.</text:p>
          <text:p text:style-name="P63"><text:span text:style-name="T8">9.6. </text:span><text:span text:style-name="T4">Внутрішній контроль у ломбарді здійснюється шляхом проведення планових, позапланових, тематичних перевірок та постійного моніторингу.</text:span></text:p>
          <text:p text:style-name="P102"><text:span text:style-name="T4">Планові та тематичні перевірки проводяться відповідно до затверджених керівництвом ломбарду планів </text:span><text:span text:style-name="T6">проведення внутрішніх аудиторських перевірок, внутрішніх перевірок на предмет дотримання законодавства у сфері запобігання та протидії легалізації (відмиванню) доходів, одержаних злочинним шляхом, або фінансуванню тероризму, інших планів та рішень органів управління ломбардом.</text:span></text:p>
          <text:p text:style-name="P87">Внутрішній контроль у вигляді позапланових перевірок здійснюється відповідно до рішень органів управління ломбарду з метою встановлення фактів і перевірки відомостей, інформації про порушення законодавства та внутрішніх регламентуючих документів при здійсненні операцій з надання фінансових послуг, зазначених у повідомленнях, зверненнях, заявах, у тому числі клієнтів ломбарду, що надходять до органів управління ломбарду.</text:p>
          <text:p text:style-name="P102"><text:span text:style-name="T4">Перевірки щодо дотримання законодавства та внутрішніх регламентуючих документів при здійсненні операцій з надання фінансових послуг </text:span><text:span text:style-name="T8">та інші перевірки у відповідності до умов п. 9.2., п. 9.4. та п. 9.5. цих Правил </text:span><text:span text:style-name="T4">здійснюються </text:span><text:span text:style-name="T8">посадовою особою, що здійснює внутрішній контроль </text:span><text:span text:style-name="T4">відповідно до повноважень, обумовленими внутрішніми документами або рішеннями органів управління ломбарду.</text:span></text:p>
          <text:p text:style-name="P88">Постійний моніторинг здійснюється у ході щоденної поточної діяльності як ломбарду, так і його відокремлених і структурних підрозділів та передбачає управлінські, наглядові та інші дії органів управління ломбарду та керівників усіх рівнів при виконанні ними своїх обов’язків, у тому числі з контролю за додержанням працівниками ломбарду вимог законодавства та внутрішніх регламентуючих документів ломбарду.</text:p>
          <text:p text:style-name="P89">Порядок взаємодії підрозділів та працівників ломбарду щодо здійснення ефективного внутрішнього контролю визначається внутрішніми правилами, положеннями, наказами керівництва ломбарду, посадовими інструкціями працівників ломбарду, іншими внутрішніми документами ломбарду.</text:p>
          <text:p text:style-name="P103"><text:span text:style-name="T4">Результат внутрішнього контролю оформлюються у вигляді актів перевірок, довідок про результати проведення внутрішнього контролю, довідок про стан справ з перевірених питань або іншої форми, установленої в ломбарді.</text:span><text:span text:style-name="T41"> </text:span><text:span text:style-name="T7">Акти, довідки тощо, складені (оформлені) за результатами перевірок </text:span><text:span text:style-name="T41">повин</text:span><text:span text:style-name="T7">ні</text:span><text:span text:style-name="T41"> вмі</text:span><text:span text:style-name="T7">щ</text:span><text:span text:style-name="T41">увати констатац</text:span><text:span text:style-name="T7">і</text:span><text:span text:style-name="T41">ю фактів, висновки </text:span><text:span text:style-name="T7">та</text:span><text:span text:style-name="T41">, </text:span><text:span text:style-name="T7">за необхідності, </text:span><text:span text:style-name="T41">пропозиції.</text:span></text:p>
          <text:p text:style-name="P89">За результатами внутрішнього контролю органами управління ломбарду приймаються наступні рішення:</text:p>
        </text:list-item>
        <text:list-item>
          <text:p text:style-name="P51">про проведення повторного контролю, у тому числі із залученням інших працівників ломбарду;</text:p>
        </text:list-item>
        <text:list-item>
          <text:p text:style-name="P51">про притягнення, за необхідності, винних працівників, до відповідальності відповідно до законодавства України;</text:p>
        </text:list-item>
        <text:list-item>
          <text:p text:style-name="P55">інші рішення в межах своєї компетенції.</text:p>
          <text:p text:style-name="P107"><text:span text:style-name="T28">1</text:span><text:span text:style-name="T27">0. Відповідальність посадових осіб, до посадових обов’язків яких належить безпосередня робота з клієнтами, укладання та виконання договорів</text:span></text:p>
          <text:p text:style-name="P74">10.1. Посадові особи ломбарду, до посадових обов’язків яких належить безпосередня робота з клієнтами, укладання та виконання договорів зобов’язані: </text:p>
          <text:p text:style-name="P74">- виконувати свої посадові обов’язки на підставі посадових інструкцій, цих Правил та внутрішніх регламентуючих документів ломбарду; </text:p>
          <text:p text:style-name="P74">- керуватись у своїй роботі законодавством України; </text:p>
          <text:p text:style-name="P74">- надавати органам контролю ломбарду документи, необхідні для контролю відповідності здійснення ними своїх посадових обов’язків; </text:p>
          <text:p text:style-name="P74">- надавати інформацію про виконання ними посадових обов’язків органам контролю ломбарду; </text:p>
          <text:p text:style-name="P74">- не завдавати шкоди інтересам ломбарду, не порушувати прав та інтересів клієнтів ломбарду; </text:p>
          <text:p text:style-name="P74">- нести встановлену законодавством відповідальність. </text:p>
          <text:p text:style-name="P103"><text:soft-page-break/><text:span text:style-name="T13">10.2. Посадові особи, до посадових обов'язків яких належ</text:span><text:span text:style-name="T23">и</text:span><text:span text:style-name="T13">ть безпосередньо робота <text:s/>з клієнтами <text:s/>несуть <text:s/>відповідальність за:</text:span></text:p>
        </text:list-item>
        <text:list-item>
          <text:p text:style-name="P56">якість і своєчасність виконання покладених на них посадовими інструкціями обов’язків;</text:p>
        </text:list-item>
        <text:list-item>
          <text:p text:style-name="P56">якість і своєчасність та належний рівень обслуговування клієнтів;</text:p>
        </text:list-item>
        <text:list-item>
          <text:p text:style-name="P56">правильність прийому та оцінки предметів застави;</text:p>
        </text:list-item>
        <text:list-item>
          <text:p text:style-name="P56">достовірність та правильність оформлення документів і звітів, а також їх схоронність;</text:p>
        </text:list-item>
        <text:list-item>
          <text:p text:style-name="P56">схоронність і стан предметів застави, які знаходяться у його підзвітності;</text:p>
        </text:list-item>
        <text:list-item>
          <text:p text:style-name="P56">справний стан відповідного устаткування, що знаходиться <text:s/>у його підзвітності;</text:p>
        </text:list-item>
        <text:list-item>
          <text:p text:style-name="P56">дотримання вимог законодавства щодо захисту прав споживачів;</text:p>
        </text:list-item>
        <text:list-item>
          <text:p text:style-name="P56">невиконання або неналежне виконання заходів з проведення фінансового моніторингу; <text:s/></text:p>
        </text:list-item>
        <text:list-item>
          <text:p text:style-name="P56">дотримання Правил проведення фінансового моніторингу та Програми здійснення фінансового моніторингу;</text:p>
        </text:list-item>
        <text:list-item>
          <text:p text:style-name="P56">нерозголошення відомостей, що складають комерційну таємницю Товариства;</text:p>
        </text:list-item>
        <text:list-item>
          <text:p text:style-name="P56">дотримання правил внутрішнього трудового розпорядку Товариства;</text:p>
        </text:list-item>
        <text:list-item>
          <text:p text:style-name="P56">дотримання інструкцій з охорони праці, протипожежній безпеці і виробничій санітарії;</text:p>
        </text:list-item>
        <text:list-item>
          <text:p text:style-name="P56">дотримання законодавчих, нормативно-правових та інші регламентуючих, методичних документів та матеріалів, що стосуються питань надання фінансових послуг та супутніх послуг.</text:p>
          <text:p text:style-name="P60">Межи відповідальності посадових <text:s/>осіб, до обов'язків яких належать безпосередньо робота <text:s/>з клієнтами:</text:p>
        </text:list-item>
        <text:list-item>
          <text:p text:style-name="P33">за неналежне виконання або невиконання своїх обов'язків, що передбачені посадовою інструкцією та регламентуючими документами ломбарду, - в межах, визначених чинним законодавством України про працю.</text:p>
        </text:list-item>
        <text:list-item>
          <text:p text:style-name="P33">за <text:span text:style-name="T110">прво</text:span>порушення, скоєні в процесі здійснення своєї діяльності, - в межах, визначених чинним адміністративним, кримінальним та цивільним законодавством України.</text:p>
        </text:list-item>
        <text:list-item>
          <text:p text:style-name="P33">за завдання матеріальної шкоди - в межах, визначених чинним цивільним законодавством та законодавством про працю України.</text:p>
          <text:p text:style-name="P117">11. Порядок доступу до документів та іншої інформації, <text:line-break/>пов’язаної з наданням фінансових кредитів та системи захисту інформації.</text:p>
          <text:p text:style-name="P113"><text:span text:style-name="T13">11.1. Доступ споживачів фінансових послуг до документів та іншої інформації, пов’язаної з наданням фінансових послуг ломбардом, здійснюється відповідно до законодавства України та внутрішніх документів ломбарду. </text:span><text:span text:style-name="T4">Ломбард розміщує для споживачів інформацію про свою діяльність, визначену законодавством та цими Правилами на <text:s/>власному <text:s/>веб-сайті (веб-сторінці) в Інтернеті </text:span><text:a xlink:type="simple" xlink:href="http://www.tovarisch.com.ua/" text:style-name="Internet_20_link" text:visited-style-name="Visited_20_Internet_20_Link"><text:span text:style-name="T37">http://www.tovarisch.com.ua</text:span></text:a><text:span text:style-name="T36">.</text:span></text:p>
          <text:p text:style-name="P120">Ломбард до укладення з клієнтами – споживачами фінансових послуг договору про надання фінансового кредиту надає клієнтам інформацію про:</text:p>
        </text:list-item>
        <text:list-item>
          <text:p text:style-name="P132">фінансову послугу, що пропонується надати клієнту, із зазначенням вартості цієї послуги для клієнта, якщо інше не передбачено законами з питань регулювання окремих ринків фінансових послуг;</text:p>
        </text:list-item>
        <text:list-item>
          <text:p text:style-name="P132">умови надання додаткових фінансових послуг та їх вартість;</text:p>
        </text:list-item>
        <text:list-item>
          <text:p text:style-name="P132">порядок сплати податків і зборів за рахунок фізичної особи в результаті отримання фінансової послуги;</text:p>
        </text:list-item>
        <text:list-item>
          <text:p text:style-name="P132">правові наслідки та порядок здійснення розрахунків з фізичною особою внаслідок дострокового припинення надання фінансової послуги;</text:p>
        </text:list-item>
        <text:list-item>
          <text:p text:style-name="P132">механізм захисту фінансовою установою прав споживачів та порядок урегулювання спірних питань, що виникають у процесі надання фінансової послуги;</text:p>
        </text:list-item>
        <text:list-item>
          <text:p text:style-name="P132">реквізити органу, який здійснює державне регулювання ринків фінансових послуг (адреса, номер телефону тощо), а також реквізити органів з питань захисту прав споживачів;</text:p>
        </text:list-item>
        <text:list-item>
          <text:p text:style-name="P132">розмір винагороди фінансової установи у разі, коли вона пропонує фінансові послуги, що надаються іншими фінансовими установами.</text:p>
          <text:p text:style-name="P109">Інформація, що надається клієнту, повинна забезпечувати правильне розуміння суті фінансової послуги без нав'язування її придбання.</text:p>
          <text:p text:style-name="P120">Ломбард під час надання інформації клієнту має дотримуватися вимог законодавства про захист прав споживачів.</text:p>
          <text:p text:style-name="P120">Перед підписанням договору про надання фінансового кредиту ломбард забезпечує ознайомлення клієнта з внутрішніми правилами про надання фінансових послуг ломбардом.</text:p>
          <text:p text:style-name="P120"><text:soft-page-break/>Споживач фінансових послуг – клієнт ломбарду має право доступу до інформації щодо діяльності ломбарду. Ломбард на вимогу клієнта в порядку, передбаченому Законом України «Про доступ до публічної інформації», надає таку інформацію:</text:p>
        </text:list-item>
        <text:list-item>
          <text:p text:style-name="P132">відомості про фінансові показники діяльності ломбарду та його економічний стан, які підлягають обов'язковому оприлюдненню; </text:p>
        </text:list-item>
        <text:list-item>
          <text:p text:style-name="P132">перелік керівників ломбарду та його відокремлених підрозділів; </text:p>
        </text:list-item>
        <text:list-item>
          <text:p text:style-name="P132">перелік послуг, що надаються ломбардом; </text:p>
        </text:list-item>
        <text:list-item>
          <text:p text:style-name="P132">ціну/тарифи фінансових послуг; </text:p>
        </text:list-item>
        <text:list-item>
          <text:p text:style-name="P132">кількість часток ломбарду, які знаходяться у власності членів його виконавчого органу, та перелік осіб, частки яких у складеному капіталі ломбарду перевищують п’ять відсотків; </text:p>
        </text:list-item>
        <text:list-item>
          <text:p text:style-name="P133">іншу інформацію з питань надання фінансових послуг та інформацію, право на отримання якої закріплено в законах України. </text:p>
          <text:p text:style-name="P110">Ломбард відповідно до законодавства розкриває також:</text:p>
        </text:list-item>
        <text:list-item>
          <text:p text:style-name="P132">фінансову та консолідовану фінансову звітність, яка складається та подається відповідно до законодавства;</text:p>
        </text:list-item>
        <text:list-item>
          <text:p text:style-name="P132">звітні дані (інші, ніж фінансова та консолідована фінансова звітність), що складаються та подаються відповідно до вимог законів з питань регулювання ринків фінансових послуг та прийнятих згідно з такими законами нормативно-правових актів органів, які здійснюють державне регулювання ринків фінансових послуг;</text:p>
        </text:list-item>
        <text:list-item>
          <text:p text:style-name="P132">інформацію, що надається клієнтам відповідно до цих правил та передбачена статтею 12 Закону України «Про фінансові послуги та державне регулювання ринків фінансових послуг».</text:p>
          <text:p text:style-name="P110">Під час розкриття інформації ломбард дотримується вимог законодавства про мови.</text:p>
          <text:p text:style-name="P123">На виконання вимог законодавства України ломбард розміщує (оприлюднює) на власному сайті (веб-сторінці) річну фінансову <text:span text:style-name="T111">та консолідовану фінансову </text:span>звітність разом з аудиторським висновком. Річна фінансова <text:span text:style-name="T111">та консолідована фінансова</text:span> звітність з аудиторським висновком опубліковується ломбардом також у періодичних або неперіодичних виданнях.</text:p>
          <text:p text:style-name="P121">Ломбард після включення інформації про його відокремлений підрозділ до Державного реєстру фінансових установ на власному сайті (веб-сайті) також розміщає інформацію про такий підрозділ, а саме:</text:p>
        </text:list-item>
        <text:list-item>
          <text:p text:style-name="P132"><text:span text:style-name="T111">повне</text:span> найменування відокремленого підрозділу ломбарду;</text:p>
        </text:list-item>
        <text:list-item>
          <text:p text:style-name="P132">місцезнаходження відокремленого підрозділу;</text:p>
        </text:list-item>
        <text:list-item>
          <text:p text:style-name="P132">назва виду(ів) фінансових послуг, які надаватиме відокремлений підрозділ;</text:p>
        </text:list-item>
        <text:list-item>
          <text:p text:style-name="P136"><text:span text:style-name="T4">прізвище, ім</text:span><text:span text:style-name="T37">’</text:span><text:span text:style-name="T4">я та по батькові керівника відокремленого підрозділу;</text:span></text:p>
        </text:list-item>
        <text:list-item>
          <text:p text:style-name="P132">дата створення відокремленого підрозділу;</text:p>
        </text:list-item>
        <text:list-item>
          <text:p text:style-name="P134"><text:span text:style-name="T111">ідентифікаційний код </text:span>відокремленого підрозділу.</text:p>
          <text:p text:style-name="P111">Ломбард забезпечує доступ споживачів фінансових послуг до інших документів та іншої інформації, пов’язаної з наданням фінансових послуг, обов’язковість доступу до яких або отримання якої передбачена законодавством України.</text:p>
          <text:p text:style-name="P122">За місцезнаходженням ломбарду та його відокремлених підрозділів (за наявності) у доступному для огляду споживачами фінансових послуг місці ломбард розміщає копію свідоцтва про реєстрацію фінансової установи, засвідчену керівником ломбарду та інформацію щодо наявності ліцензії на право здійснення відповідної діяльності з надання фінансових послуг. За місцезнаходженням відокремлених підрозділів ломбарду (за наявності) в доступних для огляду споживачам фінансових послуг розміщуються копії зазначених документів, засвідчених керівником ломбарду.</text:p>
          <text:p text:style-name="P114"><text:span text:style-name="Strong_20_Emphasis"><text:span text:style-name="T31">Ломбард для споживачів фінансових послуг </text:span></text:span><text:span text:style-name="Strong_20_Emphasis"><text:span text:style-name="T32">розкриває шляхом розміщення на безоплатній основі в загальнодоступній інформаційній базі даних про фінансові установи та</text:span></text:span><text:span text:style-name="T4"> </text:span><text:span text:style-name="Strong_20_Emphasis"><text:span text:style-name="T31">на власному веб-сайті (веб-сторінці) в обсязі та порядку, визначеному чинним законодавством розміщує таку інформацію про себе</text:span></text:span><text:span text:style-name="T4">:</text:span></text:p>
        </text:list-item>
        <text:list-item>
          <text:p text:style-name="P135">повне найменування, ідентифікаційний код та місцезнаходження;</text:p>
        </text:list-item>
        <text:list-item>
          <text:p text:style-name="P36"><text:span text:style-name="T37">перелік фінансових послуг, що надаються</text:span><text:span text:style-name="T4"> Ломбардом</text:span><text:span text:style-name="T37">;</text:span></text:p>
        </text:list-item>
        <text:list-item>
          <text:p text:style-name="P36"><text:span text:style-name="T37">відомості про власників істотної участі (у тому числі осіб, які здійснюють контроль за </text:span><text:span text:style-name="T4">Ломбардом</text:span><text:span text:style-name="T37">);</text:span></text:p>
        </text:list-item>
        <text:list-item>
          <text:p text:style-name="P36"><text:span text:style-name="T37">відомості про склад наглядової ради</text:span><text:span text:style-name="T4"> (за наявності) </text:span><text:span text:style-name="T37"><text:s/>та виконавчого органу </text:span><text:span text:style-name="T4">Ломбарду</text:span><text:span text:style-name="T37">;</text:span></text:p>
        </text:list-item>
        <text:list-item>
          <text:p text:style-name="P36"><text:span text:style-name="T37">відомості про відокремлені підрозділи </text:span><text:span text:style-name="T4">Ломбарду</text:span><text:span text:style-name="T37">;</text:span></text:p>
        </text:list-item>
        <text:list-item>
          <text:p text:style-name="P36"><text:span text:style-name="T37">відомості про ліцензії та дозволи, видані </text:span><text:span text:style-name="T4">Ломбарду</text:span><text:span text:style-name="T37">;</text:span></text:p>
        </text:list-item>
        <text:list-item>
          <text:p text:style-name="P36"><text:span text:style-name="T37">річну фінансову та консолідовану фінансову звітність</text:span><text:span text:style-name="T4"> згідно законодавства</text:span><text:span text:style-name="T37">;</text:span></text:p>
        </text:list-item>
        <text:list-item>
          <text:p text:style-name="P36"><text:soft-page-break/><text:span text:style-name="T37">відомості про порушення провадження у справі про банкрутство, застосування процедури санації </text:span><text:span text:style-name="T4">Ломбарду</text:span><text:span text:style-name="T37">;</text:span></text:p>
        </text:list-item>
        <text:list-item>
          <text:p text:style-name="P36"><text:span text:style-name="T37">рішення про ліквідацію </text:span><text:span text:style-name="T4">Ломбарду</text:span><text:span text:style-name="T37">;</text:span></text:p>
        </text:list-item>
        <text:list-item>
          <text:p text:style-name="P37"><text:span text:style-name="T37">іншу інформацію про </text:span><text:span text:style-name="T42">Ломбард, як про фінансову </text:span><text:span text:style-name="T37">установу, що підлягає оприлюдненню відповідно до закону.</text:span></text:p>
          <text:p text:style-name="P38"><text:span text:style-name="T37">Розкриття</text:span><text:span text:style-name="T4"> </text:span><text:span text:style-name="T37"><text:s/>інформації </text:span><text:span text:style-name="T4">здійснюється державною мовою</text:span><text:span text:style-name="T37">.</text:span></text:p>
          <text:p text:style-name="P39">Ломбард забезпечує доступність інформації, розміщеної на власних веб-сайтах (веб-сторінках) відповідно до ч. 4 ст. 12-1 Закону України “Про фінансові послуги та державне регулювання ринків фінансових послуг”, не менше ніж за останні три роки.</text:p>
          <text:p text:style-name="P119">11.2. Система захисту інформації забезпечує безперервний захист документів та іншої інформації, пов’язаної із наданням фінансового кредиту на усіх етапах її формування, обробки, передачі та зберігання. </text:p>
          <text:p text:style-name="P119">11.3. Захист інформації забезпечується шляхом впровадження та використання відповідної системи захисту, що складається з: </text:p>
          <text:p text:style-name="P119">11.3.1. нормативно-правових актів України, а також внутрішніх нормативних актів ломбарду, що регулюють порядок доступу та роботи з відповідною інформацією, а також відповідальність за порушення цих правил; </text:p>
          <text:p text:style-name="P119">11.3.2. заходів охорони приміщень, технічного обладнання та персоналу ломбарду; </text:p>
          <text:p text:style-name="P119">11.3.3. технологічних та програмно-апаратних засобів криптографічного захисту інформації. </text:p>
          <text:p text:style-name="P119">11.4. Системи захисту забезпечують: - цілісність інформації; - конфіденційність інформації під час її обробки, передавання та зберігання. </text:p>
          <text:p text:style-name="P119">11.5. Розробка заходів охорони, технологічних та програмно-апаратних засобів криптографічного захисту здійснюється ломбардом або іншою установою на його замовлення. </text:p>
          <text:p text:style-name="P119">11.6. Ломбард здійснює в межах своїх повноважень захист від: </text:p>
          <text:p text:style-name="P119">- несанкційованого доступу до інформації – доступу до інформації щодо надання фінансового кредиту, що є конфіденційною інформацією осіб, які не мають на це прав або повноважень, визначених законодавством України, а також якщо це не встановлено договором. Інформація, що є конфіденційною визначається законодавством. України; </text:p>
          <text:p text:style-name="P119">- внесення несанкційованих змін або часткового чи повного знищення інформації щодо надання фінансового кредиту особами, які не мають на це прав або повноважень, визначених законодавством України, а також не встановлених договором. </text:p>
          <text:p text:style-name="P119">11.7. Відповідальні співробітники ломбарду повідомляють працівника відповідного підрозділу про випадки порушення вимог захисту інформації. У разі виявлення при цьому ознак, що можуть свідчити про вчинення злочину, ломбард повідомляє про такий випадок порушення вимог захисту інформації відповідні правоохоронні органи. </text:p>
          <text:p text:style-name="P119">11.8. Співробітники ломбарду виконують вимоги щодо захисту інформації та підтримують конфіденційність інформації, що використовується при наданні фінансових послуг. </text:p>
          <text:p text:style-name="P119">11.9. Співробітники Товариства несуть відповідальність за неналежне використання та зберігання засобів захисту інформації, відповідно до чинного законодавства України. </text:p>
          <text:p text:style-name="P118">12. Опис завдань, які підлягають виконанню кожним підрозділом ломбарду.</text:p>
          <text:p text:style-name="P115"><text:span text:style-name="T13">12.1. </text:span><text:span text:style-name="T24">Директор</text:span><text:span text:style-name="T13"> Товариства є виконавчим органом та здійснює функції у відповідності до Засновницького договору ломбарду, в т.ч. визначає, формує, планує, здійснює і координує поточну діяльність ломбарду, визначає напрямки розвитку ломбарду у формуванні цінової, фінансової, податкової, соціальної політики, забезпечує сполучення економічних і адміністративних методів керівництва, матеріальних і моральних стимулів підвищення ефективності діяльності, а також підсилення відповідальності кожного працівника за доручену йому роботу. </text:span><text:span text:style-name="T24">Директор</text:span><text:span text:style-name="T13"> Товариства вирішує всі питання в межах наданих йому повноважень, доручає виконання окремих організаційно-господарський функцій іншим посадовим особам, забезпечує додержання законності, активне використання правових засобів удосконалення управління, зміцнення договірної дисципліни і обліку, представляє Товариство в його відносинах з іншими юридичними та фізичними особами, виконує інші повноваження, надані Засновницьким договором ломбарду.</text:span></text:p>
          <text:p text:style-name="P115"><text:span text:style-name="T13">12.2. Бухгалтерія </text:span><text:span text:style-name="T25">та фінансовий відділ</text:span><text:span text:style-name="T13"> забезпечує ведення бухгалтерського обліку, відповідно до Закону України «Про бухгалтерський облік та фінансову звітність в Україні», з урахуванням особливостей діяльності ломбарду й технології оброблення облікових даних, відображає на рахунках бухгалтерського обліку всі господарські операції ломбарду, вимагає від працівників забезпечення неухильного їх дотримання порядку оформлення та подання до обліку первинних документів, забезпечує складання на основі даних бухгалтерського </text:span><text:span text:style-name="T24">обліку</text:span><text:span text:style-name="T13"> фінансової звітності ломбарду, підписання її та подання в установлені законодавством строки, здійснювати заходи щодо надання повної, правдивої та неупередженої інформації про фінансови</text:span><text:span text:style-name="T24">й</text:span><text:span text:style-name="T13"> стан, результати діяльності та рух коштів ломбарду, забезпечує перерахування податків на зборів, передбачених законодавством, проводить розрахунки з контрагентами відповідно до договірних зобов‘язань, здійснює контроль за веденням касових операцій, раціональним та ефективним виконанням матеріальних, трудових та фінансових ресурсів, організовує роботу з підготовки пропозицій щодо визначення облікової політики ломбарду, </text:span><text:soft-page-break/><text:span text:style-name="T13">розроблення системи і форм управлінського обліку та правил документообігу, звітності і контролю господарських операцій, визначення прав працівників та підписання первинних та зведених облікових документів, нараховує заробітну плату, переказує кошти за виконані роботи, веде інші розрахунки з працівниками та юридичними особами за встановленими нормами відповідно до чинного законодавства, підтверджує у строки, передбачені законодавством, достовірність та повноту річної фінансової звітності та річних звітних даних висновком аудитора (аудиторської фірми), інформація про якого (яку) внесена до реєстру аудиторських фірм та аудиторів, які можуть проводити аудиторські перевірки фінансових установ. </text:span></text:p>
          <text:p text:style-name="P115"><text:span text:style-name="T13">12.</text:span><text:span text:style-name="T25">3</text:span><text:span text:style-name="T13">. В ломбарді призначається відповідальний працівник за проведення фінансового моніторингу. Відповідальний працівник очолює та координує здійснення (реалізацію) системи заходів щодо запобігання та протидії легалізації (відмиванню) доходів, одержаних злочинним шляхом, або фінансуванню тероризму установи. </text:span></text:p>
          <text:p text:style-name="P115"><text:span text:style-name="T13">1</text:span><text:span text:style-name="T25">2.4. </text:span><text:span text:style-name="T13">В ломбарді призначається </text:span><text:span text:style-name="T25">посадова особа,що здійснює внутрішній контроль (аудит) роботи Ломбарду та його працівників.</text:span></text:p>
          <text:p text:style-name="P124"><text:span text:style-name="T12">13. </text:span><text:span text:style-name="T35">Механізм захисту ломбардом прав споживачів та <text:line-break/>порядок урегулювання спірних питань, що виникають у процесі надання фінансової послуги</text:span></text:p>
          <text:p text:style-name="P115"><text:span text:style-name="T34">13.1. </text:span><text:span text:style-name="T33">Р</text:span><text:span text:style-name="T4">еалізація механізму захисту прав споживачів здійснюється ломбардом наступним чином:</text:span></text:p>
        </text:list-item>
        <text:list-item>
          <text:p text:style-name="P137">дотримання у своїй діяльності вимог законодавства у сфері захисту прав споживачів;</text:p>
        </text:list-item>
        <text:list-item>
          <text:p text:style-name="P137">організації належного обслуговування клієнтів ломбарду відповідно до законодавства та внутрішніх документів ломбарду;</text:p>
        </text:list-item>
        <text:list-item>
          <text:p text:style-name="P137">затвердження внутрішніх документів ломбарду з надання фінансових та супутніх послуг (правил або положень, що регламентують надання ломбардом фінансових та супутніх послуг, договорів з надання ломбардом фінансового кредиту тощо), які відповідають вимогам законодавства;</text:p>
        </text:list-item>
        <text:list-item>
          <text:p text:style-name="P137">не включення у договори із клієнтами ломбарду умов, які є несправедливими; </text:p>
        </text:list-item>
        <text:list-item>
          <text:p text:style-name="P137">надання у доступній формі клієнтам ломбарду своєчасної, повної та достовірної інформації відповідно до законодавства, у тому числі про найменування ломбарду, режим його роботи, про послуги, що надаються ломбардом, права та обов’язки ломбарду та клієнтів по договорам, що укладаються між сторонами, <text:span text:style-name="T112">тощо</text:span>;</text:p>
        </text:list-item>
        <text:list-item>
          <text:p text:style-name="P137">наявності механізму розгляду заяв та скарг клієнтів, у тому числі своєчасного розгляду заяв та скарг клієнтів ломбарду, застосування, у разі необхідності, відповідних заходів, які припиняють порушення у разі їх наявності;</text:p>
        </text:list-item>
        <text:list-item>
          <text:p text:style-name="P137">надання клієнтам ломбарду відповідної інформації (реквізитів) органу, який здійснює державне регулювання ринків фінансових послуг, а також реквізити органів з питань захисту прав споживачів;</text:p>
        </text:list-item>
        <text:list-item>
          <text:p text:style-name="P137">надання споживачам ломбардних послуг <text:s/>(до укладення з ними договору про надання ломбардом фінансового кредиту) інформації, зазначеної в частині другій статті 12 Закону України «Про фінансові послуги та державне регулювання ринків фінансових послуг»;</text:p>
        </text:list-item>
        <text:list-item>
          <text:p text:style-name="P137">надання клієнтам ломбарду інформації про прізвище, ім’я та по батькові працівника ломбарду, уповноваженого розглядати скарги та заяви клієнтів ломбарду.</text:p>
          <text:p text:style-name="P125"><text:span text:style-name="T112">13.2. </text:span>Порядок урегулювання спірних питань, що виникають у процесі надання фінансової послуги, здійснюється шляхом:</text:p>
        </text:list-item>
        <text:list-item>
          <text:p text:style-name="P137">проведення переговорів;</text:p>
        </text:list-item>
        <text:list-item>
          <text:p text:style-name="P137">звернення до суду <text:span text:style-name="T112">або до </text:span>інших уповноважених органів державної влади за захистом порушених прав.</text:p>
        </text:list-item>
      </text:list>
      <text:p text:style-name="P29"><text:span text:style-name="T9">13.3. </text:span><text:span text:style-name="T4">Підтвердженням, що інформація, зазначена в частині другій статті 12 Закону України «Про фінансові послуги та державне регулювання ринків фінансових послуг», надана клієнту є його підпис в договорі про надання фінансового кредиту </text:span><text:span text:style-name="T9">та застави майна.</text:span></text:p>
      <text:p text:style-name="P29"><text:span text:style-name="T26">13.4. </text:span><text:span text:style-name="T25">Інші питання, </text:span><text:span text:style-name="T26">що </text:span><text:span text:style-name="T25">не передбачені нормами цих Правил, регул</text:span><text:span text:style-name="T26">юються в порядку передбаченому</text:span><text:span text:style-name="T25"> чинн</text:span><text:span text:style-name="T26">им</text:span><text:span text:style-name="T25"> законодавств</text:span><text:span text:style-name="T26">ом</text:span><text:span text:style-name="T25"> України.</text:span></text:p>
      <text:p text:style-name="P31"/>
      <text:p text:style-name="P31"/>
      <text:p text:style-name="P30"><text:span text:style-name="T9"><text:tab/>Д</text:span><text:span text:style-name="T4">иректор <text:s/></text:span></text:p>
      <text:p text:style-name="P32"><text:tab/>ПОВНОГО ТОВАРИСТВА </text:p>
      <text:p text:style-name="P32"><text:tab/>“ЛОМБАРД ТОВАРИШ ГАРАШОВ Р.А. І КОМПАНІЯ”<text:tab/><text:tab/>_______________Гарашов 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uk" fo:country="UA"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fo:font-size="17pt" fo:font-weight="bold" style:font-size-asian="17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Основной_20_текст_20_с_20_отступом_20_2" style:display-name="Основной текст с отступом 2" style:family="paragraph" style:parent-style-name="Standard">
      <style:paragraph-properties fo:margin-left="0.635cm" fo:margin-right="0cm" fo:text-indent="0cm" style:auto-text-indent="false"/>
      <style:text-properties fo:font-size="14pt" fo:font-weight="bold" style:font-size-asian="14pt" style:font-weight-asian="bold" style:font-weight-complex="bold"/>
    </style:style>
    <style:style style:name="Основной_20_текст_20_с_20_отступом_20_3" style:display-name="Основной текст с отступом 3" style:family="paragraph" style:parent-style-name="Standard">
      <style:paragraph-properties fo:margin-left="0.751cm" fo:margin-right="0cm" fo:text-indent="0cm" style:auto-text-indent="false"/>
    </style:style>
    <style:style style:name="Основной_20_текст_20_2" style:display-name="Основной текст 2" style:family="paragraph" style:parent-style-name="Standard">
      <style:paragraph-properties fo:margin-top="0cm" fo:margin-bottom="0.212cm" loext:contextual-spacing="false" fo:line-height="200%"/>
    </style:style>
    <style:style style:name="Обычный_20__28_веб_29_" style:display-name="Обычный (веб)" style:family="paragraph" style:parent-style-name="Standard">
      <style:paragraph-properties fo:margin-top="0.494cm" fo:margin-bottom="0.494cm" loext:contextual-spacing="false"/>
    </style:style>
    <style:style style:name="Основной_20_текст_20_3" style:display-name="Основной текст 3" style:family="paragraph" style:parent-style-name="Standard">
      <style:paragraph-properties fo:margin-top="0cm" fo:margin-bottom="0.212cm" loext:contextual-spacing="false"/>
      <style:text-properties fo:font-size="8pt" style:font-size-asian="8pt" style:font-size-complex="8pt"/>
    </style:style>
    <style:style style:name="Цитата" style:family="paragraph" style:parent-style-name="Standard">
      <style:paragraph-properties fo:margin-left="2.251cm" fo:margin-right="1.397cm" fo:text-align="justify" style:justify-single-word="false"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1" style:family="paragraph">
      <style:paragraph-properties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Текст_20_выноски" style:display-name="Текст выноски"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fo:font-weight="bold" style:font-weight-asian="bold"/>
    </style:style>
    <style:style style:name="WW8Num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6z1"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weight="bold" style:font-weight-asian="bold"/>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text-properties fo:font-weight="bold" style:font-weight-asian="bold"/>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font-weight="bold" style:font-weight-asian="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2" style:family="text">
      <style:text-properties fo:font-weight="bold"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Основной_20_шрифт_20_абзаца" style:display-name="Основной шрифт абзаца" style:family="text"/>
    <style:style style:name="Заголовок_20_8_20_Знак" style:display-name="Заголовок 8 Знак"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Основной_20_текст_20_3_20_Знак" style:display-name="Основной текст 3 Знак" style:family="text">
      <style:text-properties fo:font-size="8pt" style:font-size-asian="8pt" style:font-size-complex="8pt"/>
    </style:style>
    <style:style style:name="Название_20_Знак" style:display-name="Название Знак" style:family="text">
      <style:text-properties fo:text-transform="uppercase" fo:font-size="17pt" fo:font-weight="bold" style:font-size-asian="17pt" style:font-weight-asian="bold" style:font-size-complex="12pt"/>
    </style:style>
    <style:style style:name="Верхний_20_колонтитул_20_Знак" style:display-name="Верхний колонтитул Знак" style:family="text">
      <style:text-properties fo:font-size="12pt" style:font-size-asian="12pt" style:font-size-complex="12pt"/>
    </style:style>
    <style:style style:name="Нижний_20_колонтитул_20_Знак" style:display-name="Нижний колонтитул Знак" style:family="text">
      <style:text-properties fo:font-size="12pt" style:font-size-asian="12pt"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563c1" style:text-underline-style="solid" style:text-underline-width="auto" style:text-underline-color="font-color"/>
    </style:style>
    <style:style style:name="Заголовок_20_1_20_Знак" style:display-name="Заголовок 1 Знак" style:family="text">
      <style:text-properties fo:font-size="14pt" fo:font-weight="bold" style:font-size-asian="14pt" style:font-weight-asian="bold" style:font-size-complex="12pt" style:font-weight-complex="bold"/>
    </style:style>
    <style:style style:name="Текст_20_выноски_20_Знак" style:display-name="Текст выноски Знак"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WW8Num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z3"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2z4"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WW8Num2z5"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WW8Num2z6"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WW8Num2z7"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WW8Num2z8"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WW8Num13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3z3"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13z4"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WW8Num13z5"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WW8Num13z6"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WW8Num13z7"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WW8Num13z8"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1.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27cm" fo:margin-left="0.635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905cm" fo:margin-left="0.635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1.905cm" fo:margin-left="1.27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2.54cm" fo:margin-left="1.905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8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11">
        <style:list-level-properties text:list-level-position-and-space-mode="label-alignment">
          <style:list-level-label-alignment text:label-followed-by="listtab" text:list-tab-stop-position="2.524cm" fo:text-indent="-0.688cm" fo:margin-left="2.524cm"/>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3.741cm" fo:text-indent="-0.635cm" fo:margin-left="3.741cm"/>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text:list-tab-stop-position="5.011cm" fo:text-indent="-0.318cm" fo:margin-left="5.01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821cm" fo:text-indent="-0.318cm" fo:margin-left="8.821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0.091cm" fo:text-indent="-0.635cm" fo:margin-left="10.09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361cm" fo:text-indent="-0.635cm" fo:margin-left="11.36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631cm" fo:text-indent="-0.318cm" fo:margin-left="12.6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20z0" style:num-suffix="." style:num-format="1"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text:style-name="WW8Num20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fo:text-indent="-0.635cm" fo:margin-left="2.54cm"/>
        </style:list-level-properties>
        <style:text-properties style:font-name="Book Antiqua"/>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697cm" fo:text-indent="-0.635cm" fo:margin-left="3.69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4.967cm" fo:text-indent="-0.635cm" fo:margin-left="4.967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6.237cm" fo:text-indent="-0.635cm" fo:margin-left="6.237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7.507cm" fo:text-indent="-0.635cm" fo:margin-left="7.507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8.777cm" fo:text-indent="-0.635cm" fo:margin-left="8.777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10.047cm" fo:text-indent="-0.635cm" fo:margin-left="10.047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1.317cm" fo:text-indent="-0.635cm" fo:margin-left="11.317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2.587cm" fo:text-indent="-0.635cm" fo:margin-left="12.587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3.857cm" fo:text-indent="-0.635cm" fo:margin-left="13.8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4.551cm" fo:text-indent="-0.318cm" fo:margin-left="4.55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8.361cm" fo:text-indent="-0.318cm" fo:margin-left="8.361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901cm" fo:text-indent="-0.635cm" fo:margin-left="10.901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2.171cm" fo:text-indent="-0.318cm" fo:margin-left="12.1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6z1"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WW8Num36z0" style:num-suffix="." style:num-format="1" text:display-levels="3">
        <style:list-level-properties text:list-level-position-and-space-mode="label-alignment">
          <style:list-level-label-alignment text:label-followed-by="listtab" fo:text-indent="-1.27cm"/>
        </style:list-level-properties>
      </text:list-level-style-number>
      <text:list-level-style-number text:level="4" text:style-name="WW8Num36z0" style:num-suffix="." style:num-format="1" text:display-levels="4">
        <style:list-level-properties text:list-level-position-and-space-mode="label-alignment">
          <style:list-level-label-alignment text:label-followed-by="listtab" fo:text-indent="-1.27cm" fo:margin-left="0.635cm"/>
        </style:list-level-properties>
      </text:list-level-style-number>
      <text:list-level-style-number text:level="5" text:style-name="WW8Num36z0" style:num-suffix="." style:num-format="1" text:display-levels="5">
        <style:list-level-properties text:list-level-position-and-space-mode="label-alignment">
          <style:list-level-label-alignment text:label-followed-by="listtab" fo:text-indent="-1.905cm" fo:margin-left="0.635cm"/>
        </style:list-level-properties>
      </text:list-level-style-number>
      <text:list-level-style-number text:level="6" text:style-name="WW8Num36z0" style:num-suffix="." style:num-format="1" text:display-levels="6">
        <style:list-level-properties text:list-level-position-and-space-mode="label-alignment">
          <style:list-level-label-alignment text:label-followed-by="listtab" fo:text-indent="-1.905cm" fo:margin-left="1.27cm"/>
        </style:list-level-properties>
      </text:list-level-style-number>
      <text:list-level-style-number text:level="7" text:style-name="WW8Num36z0"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WW8Num36z0" style:num-suffix="." style:num-format="1" text:display-levels="8">
        <style:list-level-properties text:list-level-position-and-space-mode="label-alignment">
          <style:list-level-label-alignment text:label-followed-by="listtab" fo:text-indent="-2.54cm" fo:margin-left="1.905cm"/>
        </style:list-level-properties>
      </text:list-level-style-number>
      <text:list-level-style-number text:level="9" text:style-name="WW8Num36z0"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text:start-value="5">
        <style:list-level-properties text:list-level-position-and-space-mode="label-alignment">
          <style:list-level-label-alignment text:label-followed-by="listtab" text:list-tab-stop-position="2.196cm" fo:text-indent="-0.635cm" fo:margin-left="2.196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3.466cm" fo:text-indent="-0.635cm" fo:margin-left="3.466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4.736cm" fo:text-indent="-0.318cm" fo:margin-left="4.736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6.006cm" fo:text-indent="-0.635cm" fo:margin-left="6.006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7.276cm" fo:text-indent="-0.635cm" fo:margin-left="7.276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8.546cm" fo:text-indent="-0.318cm" fo:margin-left="8.546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9.816cm" fo:text-indent="-0.635cm" fo:margin-left="9.816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1.086cm" fo:text-indent="-0.635cm" fo:margin-left="11.08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2.356cm" fo:text-indent="-0.318cm" fo:margin-left="12.3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text:start-value="4">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39z0" style:num-suffix="." style:num-format="1" text:display-levels="2">
        <style:list-level-properties text:list-level-position-and-space-mode="label-alignment">
          <style:list-level-label-alignment text:label-followed-by="listtab" text:list-tab-stop-position="0.476cm" fo:text-indent="-0.794cm" fo:margin-left="0.476cm"/>
        </style:list-level-properties>
      </text:list-level-style-number>
      <text:list-level-style-number text:level="3" text:style-name="WW8Num39z2" style:num-suffix="." style:num-format="1" text:start-value="2" text:display-levels="3">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9z0" style:num-suffix="." style:num-format="1" text:display-levels="4">
        <style:list-level-properties text:list-level-position-and-space-mode="label-alignment">
          <style:list-level-label-alignment text:label-followed-by="listtab" text:list-tab-stop-position="0.318cm" fo:text-indent="-1.27cm" fo:margin-left="0.318cm"/>
        </style:list-level-properties>
      </text:list-level-style-number>
      <text:list-level-style-number text:level="5" text:style-name="WW8Num39z0" style:num-suffix="." style:num-format="1" text:display-levels="5">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6" text:style-name="WW8Num39z0" style:num-suffix="." style:num-format="1" text:display-levels="6">
        <style:list-level-properties text:list-level-position-and-space-mode="label-alignment">
          <style:list-level-label-alignment text:label-followed-by="listtab" text:list-tab-stop-position="0.318cm" fo:text-indent="-1.905cm" fo:margin-left="0.318cm"/>
        </style:list-level-properties>
      </text:list-level-style-number>
      <text:list-level-style-number text:level="7" text:style-name="WW8Num39z0" style:num-suffix="." style:num-format="1" text:display-levels="7">
        <style:list-level-properties text:list-level-position-and-space-mode="label-alignment">
          <style:list-level-label-alignment text:label-followed-by="listtab" fo:text-indent="-1.905cm"/>
        </style:list-level-properties>
      </text:list-level-style-number>
      <text:list-level-style-number text:level="8" text:style-name="WW8Num39z0" style:num-suffix="." style:num-format="1" text:display-levels="8">
        <style:list-level-properties text:list-level-position-and-space-mode="label-alignment">
          <style:list-level-label-alignment text:label-followed-by="listtab" text:list-tab-stop-position="0.318cm" fo:text-indent="-2.54cm" fo:margin-left="0.318cm"/>
        </style:list-level-properties>
      </text:list-level-style-number>
      <text:list-level-style-number text:level="9" text:style-name="WW8Num39z0" style:num-suffix="." style:num-format="1" text:display-levels="9">
        <style:list-level-properties text:list-level-position-and-space-mode="label-alignment">
          <style:list-level-label-alignment text:label-followed-by="listtab" fo:text-inden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522cm" fo:margin-bottom="1.201cm" fo:margin-left="1.501cm" fo:margin-right="0.998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дминистратор</meta:initial-creator>
    <meta:creation-date>2017-12-28T20:12:00</meta:creation-date>
    <dc:date>2018-01-10T16:17:30.385000000</dc:date>
    <meta:editing-cycles>36</meta:editing-cycles>
    <meta:editing-duration>PT3H6M3S</meta:editing-duration>
    <meta:generator>LibreOffice/5.4.3.2$Windows_x86 LibreOffice_project/92a7159f7e4af62137622921e809f8546db437e5</meta:generator>
    <meta:document-statistic meta:table-count="0" meta:image-count="0" meta:object-count="0" meta:page-count="15" meta:paragraph-count="356" meta:word-count="7726" meta:character-count="59624" meta:non-whitespace-character-count="52302"/>
  </office:meta>
</office:document-meta>
</file>